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4"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8" style:family="graphic" style:parent-style-name="standard" style:list-style-name="L1">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9"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1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1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1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14"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1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16" style:family="graphic" style:parent-style-name="standard" style:list-style-name="L1">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1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2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24"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2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26"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3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3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34"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35"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4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4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4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44"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5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5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5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53"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5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6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6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6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8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15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19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2.08cm" fo:min-width="2.99cm" fo:padding-top="0.095cm" fo:padding-bottom="0.095cm" fo:padding-left="0.22cm" fo:padding-right="0.22cm" fo:wrap-option="no-wrap" draw:shadow="hidden" draw:shadow-offset-x="0.2cm" draw:shadow-offset-y="0.2cm" draw:shadow-color="#808080"/>
      <style:paragraph-properties style:writing-mode="lr-tb"/>
    </style:style>
    <style:style style:name="gr246" style:family="graphic" style:parent-style-name="objectwithoutfill">
      <style:graphic-properties svg:stroke-color="#000000" draw:fill="none" draw:textarea-vertical-align="middle"/>
    </style:style>
    <style:style style:name="gr247" style:family="graphic" style:parent-style-name="standard">
      <style:graphic-properties svg:stroke-color="#111111" draw:fill="none" loext:fill-use-slide-background="false" draw:textarea-horizontal-align="justify" draw:textarea-vertical-align="middle" draw:auto-grow-height="false" fo:min-height="0.79cm" fo:min-width="0.454cm"/>
      <style:paragraph-properties style:writing-mode="lr-tb"/>
    </style:style>
    <style:style style:name="gr248" style:family="graphic" style:parent-style-name="standard" style:list-style-name="L1">
      <style:graphic-properties svg:stroke-color="#000000" draw:fill="none" loext:fill-use-slide-background="false" draw:textarea-horizontal-align="justify" draw:textarea-vertical-align="middle" draw:auto-grow-height="false" fo:min-height="0.791cm" fo:min-width="0.453cm"/>
      <style:paragraph-properties style:writing-mode="lr-tb"/>
    </style:style>
    <style:style style:name="gr249" style:family="graphic" style:parent-style-name="standard" style:list-style-name="L1">
      <style:graphic-properties svg:stroke-color="#000000" draw:fill="none" loext:fill-use-slide-background="false" draw:textarea-horizontal-align="justify" draw:textarea-vertical-align="middle" draw:auto-grow-height="false" fo:min-height="0.791cm" fo:min-width="0.454cm"/>
      <style:paragraph-properties style:writing-mode="lr-tb"/>
    </style:style>
    <style:style style:name="gr250" style:family="graphic" style:parent-style-name="objectwithoutfill">
      <style:graphic-properties draw:fill="none" draw:textarea-vertical-align="middle"/>
    </style:style>
    <style:style style:name="gr251" style:family="graphic" style:parent-style-name="standard">
      <style:graphic-properties svg:stroke-color="#000000" draw:fill="none" loext:fill-use-slide-background="false" draw:textarea-horizontal-align="justify" draw:textarea-vertical-align="middle" draw:auto-grow-height="false" fo:min-height="12.5cm" fo:min-width="20.316cm"/>
    </style:style>
    <style:style style:name="gr252" style:family="graphic" style:parent-style-name="A4">
      <style:graphic-properties draw:stroke="none" svg:stroke-color="#000000" draw:fill="none" draw:fill-color="#ffffff" fo:min-height="0.407cm"/>
      <style:paragraph-properties style:writing-mode="lr-tb"/>
    </style:style>
    <style:style style:name="gr253" style:family="graphic" style:parent-style-name="A4">
      <style:graphic-properties draw:stroke="none" svg:stroke-color="#000000" draw:fill="none" draw:fill-color="#ffffff" fo:min-height="0.813cm"/>
      <style:paragraph-properties style:writing-mode="lr-tb"/>
    </style:style>
    <style:style style:name="gr254" style:family="graphic" style:parent-style-name="A4">
      <style:graphic-properties draw:stroke="none" svg:stroke-color="#000000" draw:fill="none" draw:fill-color="#ffffff" fo:min-height="1.074cm"/>
      <style:paragraph-properties style:writing-mode="lr-tb"/>
    </style:style>
    <style:style style:name="gr255" style:family="graphic" style:parent-style-name="A4">
      <style:graphic-properties draw:stroke="none" svg:stroke-color="#000000" draw:fill="none" draw:fill-color="#ffffff" fo:min-height="0.464cm"/>
      <style:paragraph-properties style:writing-mode="lr-tb"/>
    </style:style>
    <style:style style:name="gr256" style:family="graphic" style:parent-style-name="A4">
      <style:graphic-properties draw:stroke="none" svg:stroke-color="#000000" draw:fill="none" draw:fill-color="#ffffff" fo:min-height="0.52cm"/>
      <style:paragraph-properties style:writing-mode="lr-tb"/>
    </style:style>
    <style:style style:name="gr257" style:family="graphic" style:parent-style-name="A4">
      <style:graphic-properties draw:stroke="none" svg:stroke-color="#000000" draw:fill="none" draw:fill-color="#ffffff" fo:min-height="0.521cm"/>
      <style:paragraph-properties style:writing-mode="lr-tb"/>
    </style:style>
    <style:style style:name="gr25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27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4"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8"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32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2"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3"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36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37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37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37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5"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3.054cm" fo:min-width="4.296cm" fo:padding-top="0.095cm" fo:padding-bottom="0.095cm" fo:padding-left="0.22cm" fo:padding-right="0.22cm" fo:wrap-option="no-wrap" draw:shadow="hidden" draw:shadow-offset-x="0.2cm" draw:shadow-offset-y="0.2cm" draw:shadow-color="#808080"/>
      <style:paragraph-properties style:writing-mode="lr-tb"/>
    </style:style>
    <style:style style:name="gr376"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378"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37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38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38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38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383" style:family="graphic" style:parent-style-name="standard" style:list-style-name="L1">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38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38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6"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388"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38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39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39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39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393" style:family="graphic" style:parent-style-name="standard" style:list-style-name="L1">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39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9"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1"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3"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4"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5"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6"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8"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40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0"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1"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1"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2"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4"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5"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6"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7" style:family="graphic" style:parent-style-name="A4">
      <style:graphic-properties draw:stroke="none" svg:stroke-color="#000000" draw:fill="none" draw:fill-color="#ffffff" fo:min-height="0.781cm"/>
      <style:paragraph-properties style:writing-mode="lr-tb"/>
    </style:style>
    <style:style style:name="gr468" style:family="graphic" style:parent-style-name="objectwithoutfill">
      <style:graphic-properties draw:stroke="dash" draw:stroke-dash="Long_20_Dash" svg:stroke-color="#000000" svg:stroke-linecap="butt" draw:fill="none" draw:textarea-vertical-align="middle"/>
    </style:style>
    <style:style style:name="P1"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loext:graphic-properties draw:fill="gradient" draw:fill-color="#cfe7f5" draw:fill-gradient-name="VRT_20_Light_20_Axial_20_H"/>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loext:graphic-properties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6"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20" style:family="paragraph">
      <loext:graphic-properties draw:fill="gradient" draw:fill-color="#cfe7f5" draw:fill-gradient-name="VRT_20_Light_20_Radial"/>
      <style:paragraph-properties fo:margin-left="0cm" fo:margin-right="0cm" fo:margin-top="0cm" fo:margin-bottom="0cm" fo:line-height="100%" fo:text-align="center" fo:text-indent="0cm" style:writing-mode="lr-tb"/>
      <style:text-properties fo:font-variant="normal" fo:text-transform="none" fo:color="#ffffff" loext:opacity="100%" loext:color-lum-mod="100%" loext:color-lum-off="0%"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21" style:family="paragraph">
      <loext:graphic-properties draw:fill="none"/>
      <style:paragraph-properties fo:text-align="center"/>
    </style:style>
    <style:style style:name="P22" style:family="paragraph">
      <style:paragraph-properties fo:text-align="center" style:writing-mode="lr-tb"/>
      <style:text-properties fo:font-size="10pt" style:font-size-asian="10pt" style:font-size-complex="10pt"/>
    </style:style>
    <style:style style:name="P23" style:family="paragraph">
      <loext:graphic-properties draw:fill="none"/>
      <style:paragraph-properties fo:text-align="center" style:writing-mode="lr-tb"/>
      <style:text-properties fo:font-size="10pt" style:font-size-asian="10pt" style:font-size-complex="10pt"/>
    </style:style>
    <style:style style:name="P24" style:family="paragraph">
      <style:paragraph-properties fo:margin-left="0cm" fo:margin-right="0cm" fo:margin-top="0cm" fo:margin-bottom="0cm" fo:line-height="100%" fo:text-align="center" fo:text-indent="0cm" style:writing-mode="lr-tb"/>
    </style:style>
    <style:style style:name="P25" style:family="paragraph">
      <loext:graphic-properties draw:fill="none"/>
      <style:paragraph-properties fo:margin-left="0cm" fo:margin-right="0cm" fo:margin-top="0cm" fo:margin-bottom="0cm" fo:line-height="100%" fo:text-align="center" fo:text-indent="0cm" style:writing-mode="lr-tb"/>
    </style:style>
    <style:style style:name="P26" style:family="paragraph">
      <loext:graphic-properties draw:fill="none" draw:fill-color="#ffffff"/>
      <style:paragraph-properties style:writing-mode="lr-tb"/>
      <style:text-properties fo:font-size="8pt" style:font-size-asian="8pt" style:font-size-complex="8pt"/>
    </style:style>
    <style:style style:name="P27" style:family="paragraph">
      <style:paragraph-properties fo:text-align="start"/>
    </style:style>
    <style:style style:name="P28" style:family="paragraph">
      <loext:graphic-properties draw:fill="none" draw:fill-color="#ffffff"/>
      <style:paragraph-properties fo:text-align="start" style:writing-mode="lr-tb"/>
      <style:text-properties fo:font-size="8pt" style:font-size-asian="8pt" style:font-size-complex="8pt"/>
    </style:style>
    <style:style style:name="P29" style:family="paragraph">
      <style:paragraph-properties fo:text-align="center"/>
    </style:style>
    <style:style style:name="P30" style:family="paragraph">
      <loext:graphic-properties draw:fill="none" draw:fill-color="#ffffff"/>
      <style:paragraph-properties fo:text-align="center" style:writing-mode="lr-tb"/>
      <style:text-properties fo:font-size="8pt" style:font-size-asian="8pt" style:font-size-complex="8pt"/>
    </style:style>
    <style:style style:name="P31"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32" style:family="paragraph">
      <loext:graphic-properties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Arial Narrow1" fo:font-size="10pt" fo:letter-spacing="normal" fo:language="en" fo:country="AU" fo:font-style="italic" fo:text-shadow="none" style:text-underline-style="none" fo:font-weight="bold" style:text-underline-mode="continuous" style:text-overline-mode="continuous" style:text-line-through-mode="continuous" style:letter-kerning="true" style:font-name-asian="微软雅黑" style:font-size-asian="13pt" style:language-asian="zh" style:country-asian="CN" style:font-style-asian="italic" style:font-weight-asian="bold" style:font-name-complex="Lohit Hindi" style:font-size-complex="13pt" style:language-complex="hi" style:country-complex="IN" style:font-style-complex="italic" style:font-weight-complex="bold" style:text-emphasize="none" style:text-scale="100%" style:font-relief="none" style:text-overline-style="none" style:text-overline-color="font-color" fo:hyphenate="false"/>
    </style:style>
    <style:style style:name="P33" style:family="paragraph">
      <loext:graphic-properties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Arial Narrow1" fo:font-size="10pt" fo:letter-spacing="normal" fo:language="en" fo:country="AU" fo:font-style="italic" fo:text-shadow="none" style:text-underline-style="none" fo:font-weight="bold"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variant="normal" fo:text-transform="none" fo:color="#ffffff" loext:opacity="100%"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T2" style:family="text">
      <style:text-properties fo:font-size="10pt" style:font-size-asian="10pt" style:font-size-complex="10pt"/>
    </style:style>
    <style:style style:name="T3" style:family="text">
      <style:text-properties fo:font-size="8pt" style:font-size-asian="8pt" style:font-size-complex="8pt"/>
    </style:style>
    <style:style style:name="T4" style:family="text">
      <style:text-properties fo:font-variant="normal" fo:text-transform="none" fo:color="#ffffff" loext:opacity="100%" style:text-outline="false" style:text-line-through-style="none" style:text-line-through-type="none" style:text-position="0% 100%" style:font-name="Arial Narrow1" fo:font-size="10pt" fo:letter-spacing="normal" fo:language="en" fo:country="AU" fo:font-style="italic" fo:text-shadow="none" style:text-underline-style="none" fo:font-weight="bold" style:text-underline-mode="continuous" style:text-overline-mode="continuous" style:text-line-through-mode="continuous" style:letter-kerning="true" style:font-name-asian="微软雅黑" style:font-size-asian="13pt" style:language-asian="zh" style:country-asian="CN" style:font-style-asian="italic" style:font-weight-asian="bold" style:font-name-complex="Lohit Hindi" style:font-size-complex="13pt" style:language-complex="hi" style:country-complex="IN" style:font-style-complex="italic" style:font-weight-complex="bold" style:text-emphasize="none" style:text-scale="100%"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path draw:style-name="gr1" draw:text-style-name="P1" draw:layer="layout" svg:width="0.679cm" svg:height="0.49cm" svg:x="6.828cm" svg:y="13.442cm" svg:viewBox="0 0 680 491" svg:d="M0 491c296 0 680-141 680-281s-11-210-227-210c0 150-453 290-453 491z">
            <text:p/>
          </draw:path>
          <draw:path draw:style-name="gr2" draw:text-style-name="P2" draw:layer="layout" svg:width="1.662cm" svg:height="0.841cm" svg:x="5.62cm" svg:y="13.127cm" svg:viewBox="0 0 1663 842" svg:d="M1663 0c0 0 0 561-1 421 1 245-359 421-830 421s-831-176-832-421c1 0 0-176 0-421 0 245 378 421 832 421 453 0 831-176 831-421z">
            <text:p/>
          </draw:path>
          <draw:path draw:style-name="gr3" draw:text-style-name="P3" draw:layer="layout" svg:width="1.661cm" svg:height="0.84cm" svg:x="5.619cm" svg:y="12.706cm" svg:viewBox="0 0 1662 841" svg:d="M831 0c471 0 831 182 831 420s-360 421-831 421-831-183-831-421 360-420 831-420z">
            <text:p/>
          </draw:path>
          <draw:polygon draw:style-name="gr4" draw:text-style-name="P4" draw:layer="layout" svg:width="0.453cm" svg:height="0.209cm" svg:x="6.526cm" svg:y="13.162cm" svg:viewBox="0 0 454 210" draw:points="227,0 151,35 454,175 378,210 75,70 0,105 0,0">
            <text:p/>
          </draw:polygon>
          <draw:polygon draw:style-name="gr5" draw:text-style-name="P4" draw:layer="layout" svg:width="0.452cm" svg:height="0.209cm" svg:x="5.921cm" svg:y="12.881cm" svg:viewBox="0 0 453 210" draw:points="378,140 453,105 453,210 226,210 302,175 0,35 75,0">
            <text:p/>
          </draw:polygon>
          <draw:polygon draw:style-name="gr6" draw:text-style-name="P4" draw:layer="layout" svg:width="0.453cm" svg:height="0.209cm" svg:x="5.921cm" svg:y="13.162cm" svg:viewBox="0 0 454 210" draw:points="75,140 378,0 454,35 151,175 226,210 0,210 0,105">
            <text:p/>
          </draw:polygon>
          <draw:polygon draw:style-name="gr7" draw:text-style-name="P4" draw:layer="layout" svg:width="0.452cm" svg:height="0.209cm" svg:x="6.526cm" svg:y="12.881cm" svg:viewBox="0 0 453 210" draw:points="302,35 226,0 453,0 453,105 378,70 75,210 0,175">
            <text:p/>
          </draw:polygon>
          <draw:path draw:style-name="gr8" draw:text-style-name="P5" draw:layer="layout" svg:width="1.662cm" svg:height="1.261cm" svg:x="5.619cm" svg:y="12.706cm" svg:viewBox="0 0 1663 1262" svg:d="M831 0c471 0 832 182 832 421v420c0 246-378 421-831 421-454 0-832-175-832-421 0 0 1-420 0-421 0-238 360-420 831-420z">
            <text:p/>
          </draw:path>
        </draw:g>
        <draw:g>
          <draw:path draw:style-name="gr9" draw:text-style-name="P1" draw:layer="layout" svg:width="0.604cm" svg:height="0.49cm" svg:x="12.152cm" svg:y="9.866cm" svg:viewBox="0 0 605 491" svg:d="M0 491c263 0 605-141 605-281s-10-210-202-210c0 150-403 290-403 491z">
            <text:p/>
          </draw:path>
          <draw:path draw:style-name="gr10" draw:text-style-name="P2" draw:layer="layout" svg:width="1.477cm" svg:height="0.841cm" svg:x="11.078cm" svg:y="9.55cm" svg:viewBox="0 0 1478 842" svg:d="M1478 0c0 0 0 561-1 421 1 245-318 421-737 421s-739-176-740-421c1 0 0-176 0-421 0 245 336 421 739 421 404 0 739-176 739-421z">
            <text:p/>
          </draw:path>
          <draw:path draw:style-name="gr11" draw:text-style-name="P3" draw:layer="layout" svg:width="1.476cm" svg:height="0.84cm" svg:x="11.078cm" svg:y="9.13cm" svg:viewBox="0 0 1477 841" svg:d="M739 0c419 0 738 182 738 420s-319 421-738 421-739-183-739-421 320-420 739-420z">
            <text:p/>
          </draw:path>
          <draw:polygon draw:style-name="gr12" draw:text-style-name="P4" draw:layer="layout" svg:width="0.402cm" svg:height="0.209cm" svg:x="11.884cm" svg:y="9.585cm" svg:viewBox="0 0 403 210" draw:points="202,0 135,35 403,175 336,210 67,70 0,105 0,0">
            <text:p/>
          </draw:polygon>
          <draw:polygon draw:style-name="gr13" draw:text-style-name="P4" draw:layer="layout" svg:width="0.402cm" svg:height="0.209cm" svg:x="11.346cm" svg:y="9.305cm" svg:viewBox="0 0 403 210" draw:points="336,140 403,105 403,210 201,210 268,175 0,35 67,0">
            <text:p/>
          </draw:polygon>
          <draw:polygon draw:style-name="gr14" draw:text-style-name="P4" draw:layer="layout" svg:width="0.402cm" svg:height="0.209cm" svg:x="11.346cm" svg:y="9.585cm" svg:viewBox="0 0 403 210" draw:points="67,140 336,0 403,35 134,175 201,210 0,210 0,105">
            <text:p/>
          </draw:polygon>
          <draw:polygon draw:style-name="gr15" draw:text-style-name="P4" draw:layer="layout" svg:width="0.402cm" svg:height="0.209cm" svg:x="11.884cm" svg:y="9.305cm" svg:viewBox="0 0 403 210" draw:points="268,35 201,0 403,0 403,105 336,70 67,210 0,175">
            <text:p/>
          </draw:polygon>
          <draw:path draw:style-name="gr16" draw:text-style-name="P5" draw:layer="layout" svg:width="1.477cm" svg:height="1.261cm" svg:x="11.078cm" svg:y="9.13cm" svg:viewBox="0 0 1478 1262" svg:d="M739 0c419 0 739 182 739 421v420c0 246-336 421-739 421s-739-175-739-421c0 0 1-420 0-421 0-238 320-420 739-420z">
            <text:p/>
          </draw:path>
        </draw:g>
        <draw:g>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17" draw:text-style-name="P1" draw:layer="layout" svg:width="0.854cm" svg:height="0.625cm" svg:x="15.261cm" svg:y="11.833cm" svg:viewBox="0 0 855 626" svg:d="M0 626c219 0 784-295 840-405 56-111-56-221-112-221 0 158-728 363-728 626z">
            <text:p/>
          </draw:path>
          <draw:g>
            <draw:polygon draw:style-name="gr18" draw:text-style-name="P6" draw:layer="layout" svg:width="0.783cm" svg:height="0.956cm" svg:x="14.437cm" svg:y="11.538cm" svg:viewBox="0 0 784 957" draw:points="0,442 0,0 784,515 784,957">
              <text:p/>
            </draw:polygon>
            <draw:polygon draw:style-name="gr19" draw:text-style-name="P7" draw:layer="layout" svg:width="0.782cm" svg:height="0.956cm" svg:x="15.22cm" svg:y="11.538cm" svg:viewBox="0 0 783 957" draw:points="0,957 0,515 783,0 783,442">
              <text:p/>
            </draw:polygon>
            <draw:polygon draw:style-name="gr20" draw:text-style-name="P8" draw:layer="layout" svg:width="1.566cm" svg:height="1.03cm" svg:x="14.437cm" svg:y="11.023cm" svg:viewBox="0 0 1567 1031" draw:points="784,1031 0,515 784,0 1567,515">
              <text:p/>
            </draw:polygon>
            <draw:polygon draw:style-name="gr21" draw:text-style-name="P9" draw:layer="layout" svg:width="1.566cm" svg:height="1.472cm" svg:x="14.437cm" svg:y="11.023cm" svg:viewBox="0 0 1567 1473" draw:points="0,957 0,515 784,0 1567,515 1567,957 784,1473">
              <text:p/>
            </draw:polygon>
            <draw:polygon draw:style-name="gr22" draw:text-style-name="P4" draw:layer="layout" svg:width="0.391cm" svg:height="0.257cm" svg:x="14.66cm" svg:y="11.502cm" svg:viewBox="0 0 392 258" draw:points="56,74 336,258 392,221 112,37 168,0 0,0 0,110">
              <text:p/>
            </draw:polygon>
            <draw:polygon draw:style-name="gr23" draw:text-style-name="P4" draw:layer="layout" svg:width="0.39cm" svg:height="0.257cm" svg:x="15.052cm" svg:y="11.538cm" svg:viewBox="0 0 391 258" draw:points="279,221 223,258 391,258 391,147 336,184 56,0 0,37">
              <text:p/>
            </draw:polygon>
            <draw:polygon draw:style-name="gr24" draw:text-style-name="P4" draw:layer="layout" svg:width="0.39cm" svg:height="0.257cm" svg:x="14.997cm" svg:y="11.281cm" svg:viewBox="0 0 391 258" draw:points="56,74 336,258 391,221 112,37 168,0 0,0 0,110">
              <text:p/>
            </draw:polygon>
            <draw:polygon draw:style-name="gr25" draw:text-style-name="P4" draw:layer="layout" svg:width="0.39cm" svg:height="0.257cm" svg:x="15.388cm" svg:y="11.317cm" svg:viewBox="0 0 391 258" draw:points="279,221 223,258 391,258 391,147 336,184 56,0 0,37">
              <text:p/>
            </draw:polygon>
          </draw:g>
        </draw:g>
        <draw:g>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26" draw:text-style-name="P1" draw:layer="layout" svg:width="0.854cm" svg:height="0.625cm" svg:x="7.913cm" svg:y="9.098cm" svg:viewBox="0 0 855 626" svg:d="M0 626c219 0 784-295 840-405 56-111-56-221-112-221 0 158-728 363-728 626z">
            <text:p/>
          </draw:path>
          <draw:g>
            <draw:polygon draw:style-name="gr27" draw:text-style-name="P6" draw:layer="layout" svg:width="0.783cm" svg:height="0.956cm" svg:x="7.089cm" svg:y="8.803cm" svg:viewBox="0 0 784 957" draw:points="0,442 0,0 784,515 784,957">
              <text:p/>
            </draw:polygon>
            <draw:polygon draw:style-name="gr28" draw:text-style-name="P7" draw:layer="layout" svg:width="0.782cm" svg:height="0.956cm" svg:x="7.873cm" svg:y="8.803cm" svg:viewBox="0 0 783 957" draw:points="0,957 0,515 783,0 783,442">
              <text:p/>
            </draw:polygon>
            <draw:polygon draw:style-name="gr29" draw:text-style-name="P8" draw:layer="layout" svg:width="1.566cm" svg:height="1.03cm" svg:x="7.089cm" svg:y="8.288cm" svg:viewBox="0 0 1567 1031" draw:points="784,1031 0,515 784,0 1567,515">
              <text:p/>
            </draw:polygon>
            <draw:polygon draw:style-name="gr30" draw:text-style-name="P9" draw:layer="layout" svg:width="1.566cm" svg:height="1.472cm" svg:x="7.089cm" svg:y="8.288cm" svg:viewBox="0 0 1567 1473" draw:points="0,957 0,515 784,0 1567,515 1567,957 784,1473">
              <text:p/>
            </draw:polygon>
            <draw:polygon draw:style-name="gr31" draw:text-style-name="P4" draw:layer="layout" svg:width="0.391cm" svg:height="0.257cm" svg:x="7.313cm" svg:y="8.767cm" svg:viewBox="0 0 392 258" draw:points="56,74 336,258 392,221 112,37 168,0 0,0 0,110">
              <text:p/>
            </draw:polygon>
            <draw:polygon draw:style-name="gr32" draw:text-style-name="P4" draw:layer="layout" svg:width="0.39cm" svg:height="0.257cm" svg:x="7.705cm" svg:y="8.803cm" svg:viewBox="0 0 391 258" draw:points="279,221 223,258 391,258 391,147 336,184 56,0 0,37">
              <text:p/>
            </draw:polygon>
            <draw:polygon draw:style-name="gr33" draw:text-style-name="P4" draw:layer="layout" svg:width="0.39cm" svg:height="0.257cm" svg:x="7.649cm" svg:y="8.546cm" svg:viewBox="0 0 391 258" draw:points="56,74 336,258 391,221 112,37 168,0 0,0 0,110">
              <text:p/>
            </draw:polygon>
            <draw:polygon draw:style-name="gr34" draw:text-style-name="P4" draw:layer="layout" svg:width="0.39cm" svg:height="0.257cm" svg:x="8.041cm" svg:y="8.583cm" svg:viewBox="0 0 391 258" draw:points="279,221 223,258 391,258 391,147 336,184 56,0 0,37">
              <text:p/>
            </draw:polygon>
          </draw:g>
        </draw:g>
        <draw:g>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35" draw:text-style-name="P1" draw:layer="layout" svg:width="0.854cm" svg:height="0.625cm" svg:x="11.692cm" svg:y="6.994cm" svg:viewBox="0 0 855 626" svg:d="M0 626c219 0 784-295 840-405 56-111-56-221-112-221 0 158-728 363-728 626z">
            <text:p/>
          </draw:path>
          <draw:g>
            <draw:polygon draw:style-name="gr36" draw:text-style-name="P6" draw:layer="layout" svg:width="0.783cm" svg:height="0.956cm" svg:x="10.868cm" svg:y="6.7cm" svg:viewBox="0 0 784 957" draw:points="0,442 0,0 784,515 784,957">
              <text:p/>
            </draw:polygon>
            <draw:polygon draw:style-name="gr37" draw:text-style-name="P7" draw:layer="layout" svg:width="0.782cm" svg:height="0.956cm" svg:x="11.651cm" svg:y="6.7cm" svg:viewBox="0 0 783 957" draw:points="0,957 0,515 783,0 783,442">
              <text:p/>
            </draw:polygon>
            <draw:polygon draw:style-name="gr38" draw:text-style-name="P8" draw:layer="layout" svg:width="1.566cm" svg:height="1.03cm" svg:x="10.868cm" svg:y="6.184cm" svg:viewBox="0 0 1567 1031" draw:points="784,1031 0,515 784,0 1567,515">
              <text:p/>
            </draw:polygon>
            <draw:polygon draw:style-name="gr39" draw:text-style-name="P9" draw:layer="layout" svg:width="1.566cm" svg:height="1.472cm" svg:x="10.868cm" svg:y="6.184cm" svg:viewBox="0 0 1567 1473" draw:points="0,957 0,515 784,0 1567,515 1567,957 784,1473">
              <text:p/>
            </draw:polygon>
            <draw:polygon draw:style-name="gr40" draw:text-style-name="P4" draw:layer="layout" svg:width="0.391cm" svg:height="0.257cm" svg:x="11.091cm" svg:y="6.663cm" svg:viewBox="0 0 392 258" draw:points="56,74 336,258 392,221 112,37 168,0 0,0 0,110">
              <text:p/>
            </draw:polygon>
            <draw:polygon draw:style-name="gr41" draw:text-style-name="P4" draw:layer="layout" svg:width="0.39cm" svg:height="0.257cm" svg:x="11.483cm" svg:y="6.7cm" svg:viewBox="0 0 391 258" draw:points="279,221 223,258 391,258 391,147 336,184 56,0 0,37">
              <text:p/>
            </draw:polygon>
            <draw:polygon draw:style-name="gr42" draw:text-style-name="P4" draw:layer="layout" svg:width="0.39cm" svg:height="0.257cm" svg:x="11.428cm" svg:y="6.442cm" svg:viewBox="0 0 391 258" draw:points="56,74 336,258 391,221 112,37 168,0 0,0 0,110">
              <text:p/>
            </draw:polygon>
            <draw:polygon draw:style-name="gr43" draw:text-style-name="P4" draw:layer="layout" svg:width="0.39cm" svg:height="0.257cm" svg:x="11.82cm" svg:y="6.479cm" svg:viewBox="0 0 391 258" draw:points="279,221 223,258 391,258 391,147 336,184 56,0 0,37">
              <text:p/>
            </draw:polygon>
          </draw:g>
        </draw:g>
        <draw:g>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44" draw:text-style-name="P1" draw:layer="layout" svg:width="0.854cm" svg:height="0.625cm" svg:x="15.261cm" svg:y="8.677cm" svg:viewBox="0 0 855 626" svg:d="M0 626c219 0 784-295 840-405 56-111-56-221-112-221 0 158-728 363-728 626z">
            <text:p/>
          </draw:path>
          <draw:g>
            <draw:polygon draw:style-name="gr45" draw:text-style-name="P6" draw:layer="layout" svg:width="0.783cm" svg:height="0.956cm" svg:x="14.437cm" svg:y="8.383cm" svg:viewBox="0 0 784 957" draw:points="0,442 0,0 784,515 784,957">
              <text:p/>
            </draw:polygon>
            <draw:polygon draw:style-name="gr46" draw:text-style-name="P7" draw:layer="layout" svg:width="0.782cm" svg:height="0.956cm" svg:x="15.22cm" svg:y="8.383cm" svg:viewBox="0 0 783 957" draw:points="0,957 0,515 783,0 783,442">
              <text:p/>
            </draw:polygon>
            <draw:polygon draw:style-name="gr47" draw:text-style-name="P8" draw:layer="layout" svg:width="1.566cm" svg:height="1.03cm" svg:x="14.437cm" svg:y="7.867cm" svg:viewBox="0 0 1567 1031" draw:points="784,1031 0,515 784,0 1567,515">
              <text:p/>
            </draw:polygon>
            <draw:polygon draw:style-name="gr48" draw:text-style-name="P9" draw:layer="layout" svg:width="1.566cm" svg:height="1.472cm" svg:x="14.437cm" svg:y="7.867cm" svg:viewBox="0 0 1567 1473" draw:points="0,957 0,515 784,0 1567,515 1567,957 784,1473">
              <text:p/>
            </draw:polygon>
            <draw:polygon draw:style-name="gr49" draw:text-style-name="P4" draw:layer="layout" svg:width="0.391cm" svg:height="0.257cm" svg:x="14.66cm" svg:y="8.346cm" svg:viewBox="0 0 392 258" draw:points="56,74 336,258 392,221 112,37 168,0 0,0 0,110">
              <text:p/>
            </draw:polygon>
            <draw:polygon draw:style-name="gr50" draw:text-style-name="P4" draw:layer="layout" svg:width="0.39cm" svg:height="0.257cm" svg:x="15.052cm" svg:y="8.383cm" svg:viewBox="0 0 391 258" draw:points="279,221 223,258 391,258 391,147 336,184 56,0 0,37">
              <text:p/>
            </draw:polygon>
            <draw:polygon draw:style-name="gr51" draw:text-style-name="P4" draw:layer="layout" svg:width="0.39cm" svg:height="0.257cm" svg:x="14.997cm" svg:y="8.125cm" svg:viewBox="0 0 391 258" draw:points="56,74 336,258 391,221 112,37 168,0 0,0 0,110">
              <text:p/>
            </draw:polygon>
            <draw:polygon draw:style-name="gr52" draw:text-style-name="P4" draw:layer="layout" svg:width="0.39cm" svg:height="0.257cm" svg:x="15.388cm" svg:y="8.162cm" svg:viewBox="0 0 391 258" draw:points="279,221 223,258 391,258 391,147 336,184 56,0 0,37">
              <text:p/>
            </draw:polygon>
          </draw:g>
        </draw:g>
        <draw:g>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53" draw:text-style-name="P1" draw:layer="layout" svg:width="0.854cm" svg:height="0.625cm" svg:x="4.344cm" svg:y="11.833cm" svg:viewBox="0 0 855 626" svg:d="M0 626c219 0 784-295 840-405 56-111-56-221-112-221 0 158-728 363-728 626z">
            <text:p/>
          </draw:path>
          <draw:g>
            <draw:polygon draw:style-name="gr54" draw:text-style-name="P6" draw:layer="layout" svg:width="0.783cm" svg:height="0.956cm" svg:x="3.52cm" svg:y="11.538cm" svg:viewBox="0 0 784 957" draw:points="0,442 0,0 784,515 784,957">
              <text:p/>
            </draw:polygon>
            <draw:polygon draw:style-name="gr55" draw:text-style-name="P7" draw:layer="layout" svg:width="0.782cm" svg:height="0.956cm" svg:x="4.304cm" svg:y="11.538cm" svg:viewBox="0 0 783 957" draw:points="0,957 0,515 783,0 783,442">
              <text:p/>
            </draw:polygon>
            <draw:polygon draw:style-name="gr56" draw:text-style-name="P8" draw:layer="layout" svg:width="1.566cm" svg:height="1.03cm" svg:x="3.52cm" svg:y="11.023cm" svg:viewBox="0 0 1567 1031" draw:points="784,1031 0,515 784,0 1567,515">
              <text:p/>
            </draw:polygon>
            <draw:polygon draw:style-name="gr57" draw:text-style-name="P9" draw:layer="layout" svg:width="1.566cm" svg:height="1.472cm" svg:x="3.52cm" svg:y="11.023cm" svg:viewBox="0 0 1567 1473" draw:points="0,957 0,515 784,0 1567,515 1567,957 784,1473">
              <text:p/>
            </draw:polygon>
            <draw:polygon draw:style-name="gr58" draw:text-style-name="P4" draw:layer="layout" svg:width="0.391cm" svg:height="0.257cm" svg:x="3.744cm" svg:y="11.502cm" svg:viewBox="0 0 392 258" draw:points="56,74 336,258 392,221 112,37 168,0 0,0 0,110">
              <text:p/>
            </draw:polygon>
            <draw:polygon draw:style-name="gr59" draw:text-style-name="P4" draw:layer="layout" svg:width="0.39cm" svg:height="0.257cm" svg:x="4.136cm" svg:y="11.538cm" svg:viewBox="0 0 391 258" draw:points="279,221 223,258 391,258 391,147 336,184 56,0 0,37">
              <text:p/>
            </draw:polygon>
            <draw:polygon draw:style-name="gr60" draw:text-style-name="P4" draw:layer="layout" svg:width="0.39cm" svg:height="0.257cm" svg:x="4.08cm" svg:y="11.281cm" svg:viewBox="0 0 391 258" draw:points="56,74 336,258 391,221 112,37 168,0 0,0 0,110">
              <text:p/>
            </draw:polygon>
            <draw:polygon draw:style-name="gr61" draw:text-style-name="P4" draw:layer="layout" svg:width="0.39cm" svg:height="0.257cm" svg:x="4.472cm" svg:y="11.317cm" svg:viewBox="0 0 391 258" draw:points="279,221 223,258 391,258 391,147 336,184 56,0 0,37">
              <text:p/>
            </draw:polygon>
          </draw:g>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62" draw:text-style-name="P1" draw:layer="layout" svg:width="0.929cm" svg:height="0.575cm" svg:x="1.96cm" svg:y="10.657cm" svg:viewBox="0 0 930 576" svg:d="M0 576c263 0 676-182 854-302s0-274-90-274z">
            <text:p/>
          </draw:path>
          <draw:g>
            <draw:polygon draw:style-name="gr63" draw:text-style-name="P10" draw:layer="layout" svg:width="0.539cm" svg:height="1.426cm" svg:x="1.42cm" svg:y="9.806cm" svg:viewBox="0 0 540 1427" draw:points="0,1098 0,0 540,329 540,1427">
              <text:p/>
            </draw:polygon>
            <draw:polygon draw:style-name="gr64" draw:text-style-name="P11" draw:layer="layout" svg:width="0.763cm" svg:height="1.563cm" svg:x="1.96cm" svg:y="9.669cm" svg:viewBox="0 0 764 1564" draw:points="0,1564 0,466 764,0 764,1098">
              <text:p/>
            </draw:polygon>
            <draw:polygon draw:style-name="gr65" draw:text-style-name="P12" draw:layer="layout" svg:width="1.303cm" svg:height="0.795cm" svg:x="1.42cm" svg:y="9.34cm" svg:viewBox="0 0 1304 796" draw:points="540,796 0,466 764,0 1304,329">
              <text:p/>
            </draw:polygon>
            <draw:polygon draw:style-name="gr66" draw:text-style-name="P9" draw:layer="layout" svg:width="1.303cm" svg:height="1.892cm" svg:x="1.42cm" svg:y="9.34cm" svg:viewBox="0 0 1304 1893" draw:points="0,1564 0,466 764,0 1304,329 1304,1427 540,1893">
              <text:p/>
            </draw:polygon>
            <draw:line draw:style-name="gr67" draw:text-style-name="P13" draw:layer="layout" svg:x1="1.87cm" svg:y1="10.959cm" svg:x2="1.51cm" svg:y2="10.739cm">
              <text:p/>
            </draw:line>
            <draw:line draw:style-name="gr68" draw:text-style-name="P13" draw:layer="layout" svg:x1="1.87cm" svg:y1="11.069cm" svg:x2="1.51cm" svg:y2="10.849cm">
              <text:p/>
            </draw:line>
            <draw:line draw:style-name="gr69" draw:text-style-name="P13" draw:layer="layout" svg:x1="1.87cm" svg:y1="11.014cm" svg:x2="1.51cm" svg:y2="10.794cm">
              <text:p/>
            </draw:line>
            <draw:polyline draw:style-name="gr70" draw:text-style-name="P13" draw:layer="layout" svg:width="0.448cm" svg:height="0.328cm" svg:x="1.465cm" svg:y="9.971cm" svg:viewBox="0 0 449 329" draw:points="449,329 0,55 0,0">
              <text:p/>
            </draw:polyline>
            <draw:polyline draw:style-name="gr71" draw:text-style-name="P13" draw:layer="layout" svg:width="0.441cm" svg:height="0.329cm" svg:x="1.473cm" svg:y="9.97cm" svg:viewBox="0 0 442 330" draw:points="442,330 442,276 0,0">
              <text:p/>
            </draw:polyline>
            <draw:polygon draw:style-name="gr72" draw:text-style-name="P14" draw:layer="layout" svg:width="0.052cm" svg:height="0.096cm" svg:x="1.632cm" svg:y="10.519cm" svg:viewBox="0 0 53 97" draw:points="0,65 0,0 53,32 53,97">
              <text:p/>
            </draw:polygon>
            <draw:line draw:style-name="gr73" draw:text-style-name="P13" draw:layer="layout" svg:x1="1.87cm" svg:y1="10.904cm" svg:x2="1.51cm" svg:y2="10.684cm">
              <text:p/>
            </draw:line>
          </draw:g>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74" draw:text-style-name="P1" draw:layer="layout" svg:width="0.796cm" svg:height="0.511cm" svg:x="9.55cm" svg:y="5.462cm" svg:viewBox="0 0 797 512" svg:d="M0 512c226 0 579-161 732-268s0-244-77-244z">
            <text:p/>
          </draw:path>
          <draw:g>
            <draw:polygon draw:style-name="gr75" draw:text-style-name="P10" draw:layer="layout" svg:width="0.461cm" svg:height="1.267cm" svg:x="9.088cm" svg:y="4.705cm" svg:viewBox="0 0 462 1268" draw:points="0,976 0,0 462,293 462,1268">
              <text:p/>
            </draw:polygon>
            <draw:polygon draw:style-name="gr76" draw:text-style-name="P11" draw:layer="layout" svg:width="0.654cm" svg:height="1.389cm" svg:x="9.55cm" svg:y="4.584cm" svg:viewBox="0 0 655 1390" draw:points="0,1390 0,415 655,0 655,976">
              <text:p/>
            </draw:polygon>
            <draw:polygon draw:style-name="gr77" draw:text-style-name="P12" draw:layer="layout" svg:width="1.117cm" svg:height="0.706cm" svg:x="9.088cm" svg:y="4.291cm" svg:viewBox="0 0 1118 707" draw:points="462,707 0,415 655,0 1118,293">
              <text:p/>
            </draw:polygon>
            <draw:polygon draw:style-name="gr78" draw:text-style-name="P9" draw:layer="layout" svg:width="1.117cm" svg:height="1.682cm" svg:x="9.088cm" svg:y="4.291cm" svg:viewBox="0 0 1118 1683" draw:points="0,1390 0,415 655,0 1118,293 1118,1268 462,1683">
              <text:p/>
            </draw:polygon>
            <draw:line draw:style-name="gr79" draw:text-style-name="P13" draw:layer="layout" svg:x1="9.472cm" svg:y1="5.73cm" svg:x2="9.164cm" svg:y2="5.535cm">
              <text:p/>
            </draw:line>
            <draw:line draw:style-name="gr80" draw:text-style-name="P13" draw:layer="layout" svg:x1="9.472cm" svg:y1="5.827cm" svg:x2="9.164cm" svg:y2="5.632cm">
              <text:p/>
            </draw:line>
            <draw:line draw:style-name="gr81" draw:text-style-name="P13" draw:layer="layout" svg:x1="9.472cm" svg:y1="5.779cm" svg:x2="9.164cm" svg:y2="5.584cm">
              <text:p/>
            </draw:line>
            <draw:polyline draw:style-name="gr82" draw:text-style-name="P13" draw:layer="layout" svg:width="0.384cm" svg:height="0.292cm" svg:x="9.126cm" svg:y="4.852cm" svg:viewBox="0 0 385 293" draw:points="385,293 0,49 0,0">
              <text:p/>
            </draw:polyline>
            <draw:polyline draw:style-name="gr83" draw:text-style-name="P13" draw:layer="layout" svg:width="0.378cm" svg:height="0.293cm" svg:x="9.133cm" svg:y="4.851cm" svg:viewBox="0 0 379 294" draw:points="379,294 379,245 0,0">
              <text:p/>
            </draw:polyline>
            <draw:polygon draw:style-name="gr84" draw:text-style-name="P14" draw:layer="layout" svg:width="0.044cm" svg:height="0.085cm" svg:x="9.269cm" svg:y="5.339cm" svg:viewBox="0 0 45 86" draw:points="0,57 0,0 45,29 45,86">
              <text:p/>
            </draw:polygon>
            <draw:line draw:style-name="gr85" draw:text-style-name="P13" draw:layer="layout" svg:x1="9.472cm" svg:y1="5.681cm" svg:x2="9.164cm" svg:y2="5.486cm">
              <text:p/>
            </draw:line>
          </draw:g>
        </draw:g>
        <draw:g>
          <draw:glue-point draw:id="4" svg:x="3.888cm" svg:y="0.154cm"/>
          <draw:glue-point draw:id="5" svg:x="1.148cm" svg:y="-3.571cm"/>
          <draw:glue-point draw:id="6" svg:x="-5cm" svg:y="2.113cm"/>
          <draw:glue-point draw:id="7" svg:x="0.185cm" svg:y="5cm"/>
          <draw:glue-point draw:id="8" svg:x="3.703cm" svg:y="3.041cm"/>
          <draw:path draw:style-name="gr86" draw:text-style-name="P1" draw:layer="layout" svg:width="0.953cm" svg:height="0.485cm" svg:x="14.417cm" svg:y="5.26cm" svg:viewBox="0 0 954 486" svg:d="M1 486c101 0 953-174 953-330s-229-156-330-156c0 52-659 104-623 486z">
            <text:p/>
          </draw:path>
          <draw:g>
            <draw:polygon draw:style-name="gr87" draw:text-style-name="P12" draw:layer="layout" svg:width="1.723cm" svg:height="0.814cm" svg:x="13.39cm" svg:y="4.844cm" svg:viewBox="0 0 1724 815" draw:points="1027,815 0,330 697,0 1724,486">
              <text:p/>
            </draw:polygon>
            <draw:polygon draw:style-name="gr88" draw:text-style-name="P15" draw:layer="layout" svg:width="1.136cm" svg:height="0.537cm" svg:x="13.793cm" svg:y="4.93cm" svg:viewBox="0 0 1137 538" draw:points="0,139 293,0 1137,399 844,538">
              <text:p/>
            </draw:polygon>
            <draw:polygon draw:style-name="gr89" draw:text-style-name="P10" draw:layer="layout" svg:width="1.026cm" svg:height="1.248cm" svg:x="14.087cm" svg:y="4.08cm" svg:viewBox="0 0 1027 1249" draw:points="0,764 0,0 1027,486 1027,1249">
              <text:p/>
            </draw:polygon>
            <draw:polygon draw:style-name="gr90" draw:text-style-name="P16" draw:layer="layout" svg:width="0.953cm" svg:height="1.092cm" svg:x="14.124cm" svg:y="4.132cm" svg:viewBox="0 0 954 1093" draw:points="0,642 0,0 954,451 954,1093">
              <text:p/>
            </draw:polygon>
            <draw:polygon draw:style-name="gr91" draw:text-style-name="P12" draw:layer="layout" svg:width="1.063cm" svg:height="0.502cm" svg:x="14.087cm" svg:y="4.063cm" svg:viewBox="0 0 1064 503" draw:points="1027,503 0,18 37,0 1064,486">
              <text:p/>
            </draw:polygon>
            <draw:polygon draw:style-name="gr92" draw:text-style-name="P17" draw:layer="layout" svg:width="0.036cm" svg:height="0.78cm" svg:x="15.114cm" svg:y="4.549cm" svg:viewBox="0 0 37 781" draw:points="0,781 0,18 37,0 37,764">
              <text:p/>
            </draw:polygon>
            <draw:polygon draw:style-name="gr93" draw:text-style-name="P17" draw:layer="layout" svg:width="0.696cm" svg:height="0.415cm" svg:x="14.417cm" svg:y="5.329cm" svg:viewBox="0 0 697 416" draw:points="0,416 0,330 697,0 697,87">
              <text:p/>
            </draw:polygon>
            <draw:line draw:style-name="gr94" draw:text-style-name="P13" draw:layer="layout" svg:x1="13.867cm" svg:y1="5.035cm" svg:x2="14.711cm" svg:y2="5.434cm">
              <text:p/>
            </draw:line>
            <draw:line draw:style-name="gr95" draw:text-style-name="P13" draw:layer="layout" svg:x1="13.94cm" svg:y1="5cm" svg:x2="14.784cm" svg:y2="5.399cm">
              <text:p/>
            </draw:line>
            <draw:line draw:style-name="gr96" draw:text-style-name="P13" draw:layer="layout" svg:x1="14.014cm" svg:y1="4.965cm" svg:x2="14.858cm" svg:y2="5.364cm">
              <text:p/>
            </draw:line>
            <draw:line draw:style-name="gr97" draw:text-style-name="P13" draw:layer="layout" svg:x1="14.747cm" svg:y1="5.312cm" svg:x2="14.82cm" svg:y2="5.277cm">
              <text:p/>
            </draw:line>
            <draw:line draw:style-name="gr98" draw:text-style-name="P13" draw:layer="layout" svg:x1="14.674cm" svg:y1="5.278cm" svg:x2="14.747cm" svg:y2="5.243cm">
              <text:p/>
            </draw:line>
            <draw:line draw:style-name="gr99" draw:text-style-name="P13" draw:layer="layout" svg:x1="14.601cm" svg:y1="5.243cm" svg:x2="14.674cm" svg:y2="5.208cm">
              <text:p/>
            </draw:line>
            <draw:line draw:style-name="gr100" draw:text-style-name="P13" draw:layer="layout" svg:x1="14.637cm" svg:y1="5.33cm" svg:x2="14.71cm" svg:y2="5.295cm">
              <text:p/>
            </draw:line>
            <draw:line draw:style-name="gr101" draw:text-style-name="P13" draw:layer="layout" svg:x1="14.564cm" svg:y1="5.295cm" svg:x2="14.637cm" svg:y2="5.26cm">
              <text:p/>
            </draw:line>
            <draw:line draw:style-name="gr102" draw:text-style-name="P13" draw:layer="layout" svg:x1="14.491cm" svg:y1="5.26cm" svg:x2="14.564cm" svg:y2="5.225cm">
              <text:p/>
            </draw:line>
            <draw:line draw:style-name="gr103" draw:text-style-name="P13" draw:layer="layout" svg:x1="14.527cm" svg:y1="5.208cm" svg:x2="14.6cm" svg:y2="5.173cm">
              <text:p/>
            </draw:line>
            <draw:line draw:style-name="gr104" draw:text-style-name="P13" draw:layer="layout" svg:x1="14.417cm" svg:y1="5.226cm" svg:x2="14.49cm" svg:y2="5.191cm">
              <text:p/>
            </draw:line>
            <draw:line draw:style-name="gr105" draw:text-style-name="P13" draw:layer="layout" svg:x1="14.454cm" svg:y1="5.174cm" svg:x2="14.527cm" svg:y2="5.139cm">
              <text:p/>
            </draw:line>
            <draw:line draw:style-name="gr106" draw:text-style-name="P13" draw:layer="layout" svg:x1="14.38cm" svg:y1="5.139cm" svg:x2="14.453cm" svg:y2="5.104cm">
              <text:p/>
            </draw:line>
            <draw:line draw:style-name="gr107" draw:text-style-name="P13" draw:layer="layout" svg:x1="14.307cm" svg:y1="5.104cm" svg:x2="14.38cm" svg:y2="5.069cm">
              <text:p/>
            </draw:line>
            <draw:line draw:style-name="gr108" draw:text-style-name="P13" draw:layer="layout" svg:x1="14.344cm" svg:y1="5.191cm" svg:x2="14.417cm" svg:y2="5.156cm">
              <text:p/>
            </draw:line>
            <draw:line draw:style-name="gr109" draw:text-style-name="P13" draw:layer="layout" svg:x1="14.27cm" svg:y1="5.156cm" svg:x2="14.343cm" svg:y2="5.121cm">
              <text:p/>
            </draw:line>
            <draw:line draw:style-name="gr110" draw:text-style-name="P13" draw:layer="layout" svg:x1="14.197cm" svg:y1="5.121cm" svg:x2="14.27cm" svg:y2="5.086cm">
              <text:p/>
            </draw:line>
            <draw:line draw:style-name="gr111" draw:text-style-name="P13" draw:layer="layout" svg:x1="14.234cm" svg:y1="5.07cm" svg:x2="14.307cm" svg:y2="5.035cm">
              <text:p/>
            </draw:line>
            <draw:line draw:style-name="gr112" draw:text-style-name="P13" draw:layer="layout" svg:x1="14.124cm" svg:y1="5.087cm" svg:x2="14.197cm" svg:y2="5.052cm">
              <text:p/>
            </draw:line>
            <draw:line draw:style-name="gr113" draw:text-style-name="P13" draw:layer="layout" svg:x1="14.16cm" svg:y1="5.035cm" svg:x2="14.233cm" svg:y2="5cm">
              <text:p/>
            </draw:line>
            <draw:line draw:style-name="gr114" draw:text-style-name="P13" draw:layer="layout" svg:x1="14.087cm" svg:y1="5cm" svg:x2="14.16cm" svg:y2="4.965cm">
              <text:p/>
            </draw:line>
            <draw:line draw:style-name="gr115" draw:text-style-name="P13" draw:layer="layout" svg:x1="14.05cm" svg:y1="5.052cm" svg:x2="14.123cm" svg:y2="5.017cm">
              <text:p/>
            </draw:line>
            <draw:line draw:style-name="gr116" draw:text-style-name="P13" draw:layer="layout" svg:x1="14.527cm" svg:y1="5.347cm" svg:x2="14.6cm" svg:y2="5.312cm">
              <text:p/>
            </draw:line>
            <draw:line draw:style-name="gr117" draw:text-style-name="P13" draw:layer="layout" svg:x1="14.454cm" svg:y1="5.312cm" svg:x2="14.527cm" svg:y2="5.277cm">
              <text:p/>
            </draw:line>
            <draw:line draw:style-name="gr118" draw:text-style-name="P13" draw:layer="layout" svg:x1="14.38cm" svg:y1="5.278cm" svg:x2="14.453cm" svg:y2="5.243cm">
              <text:p/>
            </draw:line>
            <draw:line draw:style-name="gr119" draw:text-style-name="P13" draw:layer="layout" svg:x1="14.344cm" svg:y1="5.33cm" svg:x2="14.417cm" svg:y2="5.295cm">
              <text:p/>
            </draw:line>
            <draw:line draw:style-name="gr120" draw:text-style-name="P13" draw:layer="layout" svg:x1="14.27cm" svg:y1="5.295cm" svg:x2="14.343cm" svg:y2="5.26cm">
              <text:p/>
            </draw:line>
            <draw:line draw:style-name="gr121" draw:text-style-name="P13" draw:layer="layout" svg:x1="14.307cm" svg:y1="5.243cm" svg:x2="14.38cm" svg:y2="5.208cm">
              <text:p/>
            </draw:line>
            <draw:line draw:style-name="gr122" draw:text-style-name="P13" draw:layer="layout" svg:x1="14.234cm" svg:y1="5.208cm" svg:x2="14.307cm" svg:y2="5.173cm">
              <text:p/>
            </draw:line>
            <draw:line draw:style-name="gr123" draw:text-style-name="P13" draw:layer="layout" svg:x1="14.16cm" svg:y1="5.174cm" svg:x2="14.233cm" svg:y2="5.139cm">
              <text:p/>
            </draw:line>
            <draw:line draw:style-name="gr124" draw:text-style-name="P13" draw:layer="layout" svg:x1="14.087cm" svg:y1="5.139cm" svg:x2="14.16cm" svg:y2="5.104cm">
              <text:p/>
            </draw:line>
            <draw:line draw:style-name="gr125" draw:text-style-name="P13" draw:layer="layout" svg:x1="13.977cm" svg:y1="5.156cm" svg:x2="14.05cm" svg:y2="5.121cm">
              <text:p/>
            </draw:line>
            <draw:line draw:style-name="gr126" draw:text-style-name="P13" draw:layer="layout" svg:x1="14.014cm" svg:y1="5.104cm" svg:x2="14.087cm" svg:y2="5.069cm">
              <text:p/>
            </draw:line>
            <draw:line draw:style-name="gr127" draw:text-style-name="P13" draw:layer="layout" svg:x1="13.903cm" svg:y1="5.121cm" svg:x2="13.976cm" svg:y2="5.086cm">
              <text:p/>
            </draw:line>
            <draw:line draw:style-name="gr128" draw:text-style-name="P13" draw:layer="layout" svg:x1="14.491cm" svg:y1="5.399cm" svg:x2="14.564cm" svg:y2="5.364cm">
              <text:p/>
            </draw:line>
            <draw:line draw:style-name="gr129" draw:text-style-name="P13" draw:layer="layout" svg:x1="14.417cm" svg:y1="5.364cm" svg:x2="14.49cm" svg:y2="5.329cm">
              <text:p/>
            </draw:line>
            <draw:polygon draw:style-name="gr130" draw:text-style-name="P10" draw:layer="layout" svg:width="1.026cm" svg:height="0.572cm" svg:x="13.39cm" svg:y="5.173cm" svg:viewBox="0 0 1027 573" draw:points="0,87 0,0 1027,486 1027,573">
              <text:p/>
            </draw:polygon>
            <draw:polygon draw:style-name="gr131" draw:text-style-name="P9" draw:layer="layout" svg:width="1.76cm" svg:height="1.682cm" svg:x="13.39cm" svg:y="4.063cm" svg:viewBox="0 0 1761 1683" draw:points="734,0 1761,486 1761,1249 1724,1266 1724,1353 1027,1683 0,1197 0,1110 697,781 697,18">
              <text:p/>
            </draw:polygon>
            <draw:polygon draw:style-name="gr132" draw:text-style-name="P18" draw:layer="layout" svg:width="0.439cm" svg:height="0.207cm" svg:x="13.83cm" svg:y="5.225cm" svg:viewBox="0 0 440 208" draw:points="0,87 183,0 440,122 257,208">
              <text:p/>
            </draw:polygon>
            <draw:line draw:style-name="gr133" draw:text-style-name="P13" draw:layer="layout" svg:x1="14.71cm" svg:y1="5.364cm" svg:x2="14.783cm" svg:y2="5.329cm">
              <text:p/>
            </draw:line>
            <draw:line draw:style-name="gr134" draw:text-style-name="P13" draw:layer="layout" svg:x1="14.601cm" svg:y1="5.382cm" svg:x2="14.674cm" svg:y2="5.347cm">
              <text:p/>
            </draw:line>
          </draw:g>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35" draw:text-style-name="P1" draw:layer="layout" svg:width="0.796cm" svg:height="0.511cm" svg:x="5.452cm" svg:y="7.145cm" svg:viewBox="0 0 797 512" svg:d="M0 512c226 0 579-161 732-268s0-244-77-244z">
            <text:p/>
          </draw:path>
          <draw:g>
            <draw:polygon draw:style-name="gr136" draw:text-style-name="P10" draw:layer="layout" svg:width="0.461cm" svg:height="1.267cm" svg:x="4.989cm" svg:y="6.388cm" svg:viewBox="0 0 462 1268" draw:points="0,976 0,0 462,293 462,1268">
              <text:p/>
            </draw:polygon>
            <draw:polygon draw:style-name="gr137" draw:text-style-name="P11" draw:layer="layout" svg:width="0.654cm" svg:height="1.389cm" svg:x="5.452cm" svg:y="6.267cm" svg:viewBox="0 0 655 1390" draw:points="0,1390 0,415 655,0 655,976">
              <text:p/>
            </draw:polygon>
            <draw:polygon draw:style-name="gr138" draw:text-style-name="P12" draw:layer="layout" svg:width="1.117cm" svg:height="0.706cm" svg:x="4.989cm" svg:y="5.974cm" svg:viewBox="0 0 1118 707" draw:points="462,707 0,415 655,0 1118,293">
              <text:p/>
            </draw:polygon>
            <draw:polygon draw:style-name="gr139" draw:text-style-name="P9" draw:layer="layout" svg:width="1.117cm" svg:height="1.682cm" svg:x="4.989cm" svg:y="5.974cm" svg:viewBox="0 0 1118 1683" draw:points="0,1390 0,415 655,0 1118,293 1118,1268 462,1683">
              <text:p/>
            </draw:polygon>
            <draw:line draw:style-name="gr140" draw:text-style-name="P13" draw:layer="layout" svg:x1="5.374cm" svg:y1="7.413cm" svg:x2="5.066cm" svg:y2="7.218cm">
              <text:p/>
            </draw:line>
            <draw:line draw:style-name="gr141" draw:text-style-name="P13" draw:layer="layout" svg:x1="5.374cm" svg:y1="7.51cm" svg:x2="5.066cm" svg:y2="7.315cm">
              <text:p/>
            </draw:line>
            <draw:line draw:style-name="gr142" draw:text-style-name="P13" draw:layer="layout" svg:x1="5.374cm" svg:y1="7.462cm" svg:x2="5.066cm" svg:y2="7.267cm">
              <text:p/>
            </draw:line>
            <draw:polyline draw:style-name="gr143" draw:text-style-name="P13" draw:layer="layout" svg:width="0.384cm" svg:height="0.292cm" svg:x="5.028cm" svg:y="6.535cm" svg:viewBox="0 0 385 293" draw:points="385,293 0,49 0,0">
              <text:p/>
            </draw:polyline>
            <draw:polyline draw:style-name="gr144" draw:text-style-name="P13" draw:layer="layout" svg:width="0.378cm" svg:height="0.293cm" svg:x="5.034cm" svg:y="6.534cm" svg:viewBox="0 0 379 294" draw:points="379,294 379,245 0,0">
              <text:p/>
            </draw:polyline>
            <draw:polygon draw:style-name="gr145" draw:text-style-name="P14" draw:layer="layout" svg:width="0.044cm" svg:height="0.085cm" svg:x="5.171cm" svg:y="7.022cm" svg:viewBox="0 0 45 86" draw:points="0,57 0,0 45,29 45,86">
              <text:p/>
            </draw:polygon>
            <draw:line draw:style-name="gr146" draw:text-style-name="P13" draw:layer="layout" svg:x1="5.374cm" svg:y1="7.364cm" svg:x2="5.066cm" svg:y2="7.169cm">
              <text:p/>
            </draw:line>
          </draw:g>
        </draw:g>
        <draw:g>
          <draw:glue-point draw:id="4" svg:x="3.888cm" svg:y="0.154cm"/>
          <draw:glue-point draw:id="5" svg:x="1.148cm" svg:y="-3.571cm"/>
          <draw:glue-point draw:id="6" svg:x="-5cm" svg:y="2.113cm"/>
          <draw:glue-point draw:id="7" svg:x="0.185cm" svg:y="5cm"/>
          <draw:glue-point draw:id="8" svg:x="3.703cm" svg:y="3.041cm"/>
          <draw:path draw:style-name="gr147" draw:text-style-name="P1" draw:layer="layout" svg:width="0.953cm" svg:height="0.485cm" svg:x="19.101cm" svg:y="7.942cm" svg:viewBox="0 0 954 486" svg:d="M1 486c101 0 953-174 953-330s-229-156-330-156c0 52-659 104-623 486z">
            <text:p/>
          </draw:path>
          <draw:g>
            <draw:polygon draw:style-name="gr148" draw:text-style-name="P12" draw:layer="layout" svg:width="1.723cm" svg:height="0.814cm" svg:x="18.074cm" svg:y="7.525cm" svg:viewBox="0 0 1724 815" draw:points="1027,815 0,330 697,0 1724,486">
              <text:p/>
            </draw:polygon>
            <draw:polygon draw:style-name="gr149" draw:text-style-name="P15" draw:layer="layout" svg:width="1.136cm" svg:height="0.537cm" svg:x="18.477cm" svg:y="7.612cm" svg:viewBox="0 0 1137 538" draw:points="0,139 293,0 1137,399 844,538">
              <text:p/>
            </draw:polygon>
            <draw:polygon draw:style-name="gr150" draw:text-style-name="P10" draw:layer="layout" svg:width="1.026cm" svg:height="1.248cm" svg:x="18.771cm" svg:y="6.762cm" svg:viewBox="0 0 1027 1249" draw:points="0,764 0,0 1027,486 1027,1249">
              <text:p/>
            </draw:polygon>
            <draw:polygon draw:style-name="gr151" draw:text-style-name="P16" draw:layer="layout" svg:width="0.953cm" svg:height="1.092cm" svg:x="18.808cm" svg:y="6.814cm" svg:viewBox="0 0 954 1093" draw:points="0,642 0,0 954,451 954,1093">
              <text:p/>
            </draw:polygon>
            <draw:polygon draw:style-name="gr152" draw:text-style-name="P12" draw:layer="layout" svg:width="1.063cm" svg:height="0.502cm" svg:x="18.771cm" svg:y="6.745cm" svg:viewBox="0 0 1064 503" draw:points="1027,503 0,18 37,0 1064,486">
              <text:p/>
            </draw:polygon>
            <draw:polygon draw:style-name="gr153" draw:text-style-name="P17" draw:layer="layout" svg:width="0.036cm" svg:height="0.78cm" svg:x="19.798cm" svg:y="7.23cm" svg:viewBox="0 0 37 781" draw:points="0,781 0,18 37,0 37,764">
              <text:p/>
            </draw:polygon>
            <draw:polygon draw:style-name="gr154" draw:text-style-name="P17" draw:layer="layout" svg:width="0.696cm" svg:height="0.415cm" svg:x="19.101cm" svg:y="8.011cm" svg:viewBox="0 0 697 416" draw:points="0,416 0,330 697,0 697,87">
              <text:p/>
            </draw:polygon>
            <draw:line draw:style-name="gr155" draw:text-style-name="P13" draw:layer="layout" svg:x1="18.551cm" svg:y1="7.716cm" svg:x2="19.395cm" svg:y2="8.115cm">
              <text:p/>
            </draw:line>
            <draw:line draw:style-name="gr156" draw:text-style-name="P13" draw:layer="layout" svg:x1="18.624cm" svg:y1="7.682cm" svg:x2="19.468cm" svg:y2="8.081cm">
              <text:p/>
            </draw:line>
            <draw:line draw:style-name="gr157" draw:text-style-name="P13" draw:layer="layout" svg:x1="18.698cm" svg:y1="7.647cm" svg:x2="19.542cm" svg:y2="8.046cm">
              <text:p/>
            </draw:line>
            <draw:line draw:style-name="gr158" draw:text-style-name="P13" draw:layer="layout" svg:x1="19.431cm" svg:y1="7.994cm" svg:x2="19.504cm" svg:y2="7.959cm">
              <text:p/>
            </draw:line>
            <draw:line draw:style-name="gr159" draw:text-style-name="P13" draw:layer="layout" svg:x1="19.358cm" svg:y1="7.959cm" svg:x2="19.431cm" svg:y2="7.924cm">
              <text:p/>
            </draw:line>
            <draw:line draw:style-name="gr160" draw:text-style-name="P13" draw:layer="layout" svg:x1="19.284cm" svg:y1="7.925cm" svg:x2="19.357cm" svg:y2="7.89cm">
              <text:p/>
            </draw:line>
            <draw:line draw:style-name="gr161" draw:text-style-name="P13" draw:layer="layout" svg:x1="19.321cm" svg:y1="8.011cm" svg:x2="19.394cm" svg:y2="7.976cm">
              <text:p/>
            </draw:line>
            <draw:line draw:style-name="gr162" draw:text-style-name="P13" draw:layer="layout" svg:x1="19.247cm" svg:y1="7.977cm" svg:x2="19.32cm" svg:y2="7.942cm">
              <text:p/>
            </draw:line>
            <draw:line draw:style-name="gr163" draw:text-style-name="P13" draw:layer="layout" svg:x1="19.174cm" svg:y1="7.942cm" svg:x2="19.247cm" svg:y2="7.907cm">
              <text:p/>
            </draw:line>
            <draw:line draw:style-name="gr164" draw:text-style-name="P13" draw:layer="layout" svg:x1="19.211cm" svg:y1="7.89cm" svg:x2="19.284cm" svg:y2="7.855cm">
              <text:p/>
            </draw:line>
            <draw:line draw:style-name="gr165" draw:text-style-name="P13" draw:layer="layout" svg:x1="19.101cm" svg:y1="7.907cm" svg:x2="19.174cm" svg:y2="7.872cm">
              <text:p/>
            </draw:line>
            <draw:line draw:style-name="gr166" draw:text-style-name="P13" draw:layer="layout" svg:x1="19.137cm" svg:y1="7.855cm" svg:x2="19.21cm" svg:y2="7.82cm">
              <text:p/>
            </draw:line>
            <draw:line draw:style-name="gr167" draw:text-style-name="P13" draw:layer="layout" svg:x1="19.064cm" svg:y1="7.821cm" svg:x2="19.137cm" svg:y2="7.786cm">
              <text:p/>
            </draw:line>
            <draw:line draw:style-name="gr168" draw:text-style-name="P13" draw:layer="layout" svg:x1="18.991cm" svg:y1="7.786cm" svg:x2="19.064cm" svg:y2="7.751cm">
              <text:p/>
            </draw:line>
            <draw:line draw:style-name="gr169" draw:text-style-name="P13" draw:layer="layout" svg:x1="19.027cm" svg:y1="7.873cm" svg:x2="19.1cm" svg:y2="7.838cm">
              <text:p/>
            </draw:line>
            <draw:line draw:style-name="gr170" draw:text-style-name="P13" draw:layer="layout" svg:x1="18.954cm" svg:y1="7.838cm" svg:x2="19.027cm" svg:y2="7.803cm">
              <text:p/>
            </draw:line>
            <draw:line draw:style-name="gr171" draw:text-style-name="P13" draw:layer="layout" svg:x1="18.881cm" svg:y1="7.803cm" svg:x2="18.954cm" svg:y2="7.768cm">
              <text:p/>
            </draw:line>
            <draw:line draw:style-name="gr172" draw:text-style-name="P13" draw:layer="layout" svg:x1="18.917cm" svg:y1="7.751cm" svg:x2="18.99cm" svg:y2="7.716cm">
              <text:p/>
            </draw:line>
            <draw:line draw:style-name="gr173" draw:text-style-name="P13" draw:layer="layout" svg:x1="18.808cm" svg:y1="7.768cm" svg:x2="18.881cm" svg:y2="7.733cm">
              <text:p/>
            </draw:line>
            <draw:line draw:style-name="gr174" draw:text-style-name="P13" draw:layer="layout" svg:x1="18.844cm" svg:y1="7.717cm" svg:x2="18.917cm" svg:y2="7.682cm">
              <text:p/>
            </draw:line>
            <draw:line draw:style-name="gr175" draw:text-style-name="P13" draw:layer="layout" svg:x1="18.771cm" svg:y1="7.682cm" svg:x2="18.844cm" svg:y2="7.647cm">
              <text:p/>
            </draw:line>
            <draw:line draw:style-name="gr176" draw:text-style-name="P13" draw:layer="layout" svg:x1="18.734cm" svg:y1="7.734cm" svg:x2="18.807cm" svg:y2="7.699cm">
              <text:p/>
            </draw:line>
            <draw:line draw:style-name="gr177" draw:text-style-name="P13" draw:layer="layout" svg:x1="19.211cm" svg:y1="8.029cm" svg:x2="19.284cm" svg:y2="7.994cm">
              <text:p/>
            </draw:line>
            <draw:line draw:style-name="gr178" draw:text-style-name="P13" draw:layer="layout" svg:x1="19.137cm" svg:y1="7.994cm" svg:x2="19.21cm" svg:y2="7.959cm">
              <text:p/>
            </draw:line>
            <draw:line draw:style-name="gr179" draw:text-style-name="P13" draw:layer="layout" svg:x1="19.064cm" svg:y1="7.959cm" svg:x2="19.137cm" svg:y2="7.924cm">
              <text:p/>
            </draw:line>
            <draw:line draw:style-name="gr180" draw:text-style-name="P13" draw:layer="layout" svg:x1="19.027cm" svg:y1="8.011cm" svg:x2="19.1cm" svg:y2="7.976cm">
              <text:p/>
            </draw:line>
            <draw:line draw:style-name="gr181" draw:text-style-name="P13" draw:layer="layout" svg:x1="18.954cm" svg:y1="7.977cm" svg:x2="19.027cm" svg:y2="7.942cm">
              <text:p/>
            </draw:line>
            <draw:line draw:style-name="gr182" draw:text-style-name="P13" draw:layer="layout" svg:x1="18.991cm" svg:y1="7.925cm" svg:x2="19.064cm" svg:y2="7.89cm">
              <text:p/>
            </draw:line>
            <draw:line draw:style-name="gr183" draw:text-style-name="P13" draw:layer="layout" svg:x1="18.917cm" svg:y1="7.89cm" svg:x2="18.99cm" svg:y2="7.855cm">
              <text:p/>
            </draw:line>
            <draw:line draw:style-name="gr184" draw:text-style-name="P13" draw:layer="layout" svg:x1="18.844cm" svg:y1="7.855cm" svg:x2="18.917cm" svg:y2="7.82cm">
              <text:p/>
            </draw:line>
            <draw:line draw:style-name="gr185" draw:text-style-name="P13" draw:layer="layout" svg:x1="18.771cm" svg:y1="7.821cm" svg:x2="18.844cm" svg:y2="7.786cm">
              <text:p/>
            </draw:line>
            <draw:line draw:style-name="gr186" draw:text-style-name="P13" draw:layer="layout" svg:x1="18.661cm" svg:y1="7.838cm" svg:x2="18.734cm" svg:y2="7.803cm">
              <text:p/>
            </draw:line>
            <draw:line draw:style-name="gr187" draw:text-style-name="P13" draw:layer="layout" svg:x1="18.698cm" svg:y1="7.786cm" svg:x2="18.771cm" svg:y2="7.751cm">
              <text:p/>
            </draw:line>
            <draw:line draw:style-name="gr188" draw:text-style-name="P13" draw:layer="layout" svg:x1="18.587cm" svg:y1="7.803cm" svg:x2="18.66cm" svg:y2="7.768cm">
              <text:p/>
            </draw:line>
            <draw:line draw:style-name="gr189" draw:text-style-name="P13" draw:layer="layout" svg:x1="19.174cm" svg:y1="8.081cm" svg:x2="19.247cm" svg:y2="8.046cm">
              <text:p/>
            </draw:line>
            <draw:line draw:style-name="gr190" draw:text-style-name="P13" draw:layer="layout" svg:x1="19.101cm" svg:y1="8.046cm" svg:x2="19.174cm" svg:y2="8.011cm">
              <text:p/>
            </draw:line>
            <draw:polygon draw:style-name="gr191" draw:text-style-name="P10" draw:layer="layout" svg:width="1.026cm" svg:height="0.572cm" svg:x="18.074cm" svg:y="7.855cm" svg:viewBox="0 0 1027 573" draw:points="0,87 0,0 1027,486 1027,573">
              <text:p/>
            </draw:polygon>
            <draw:polygon draw:style-name="gr192" draw:text-style-name="P9" draw:layer="layout" svg:width="1.76cm" svg:height="1.682cm" svg:x="18.074cm" svg:y="6.745cm" svg:viewBox="0 0 1761 1683" draw:points="734,0 1761,486 1761,1249 1724,1266 1724,1353 1027,1683 0,1197 0,1110 697,781 697,18">
              <text:p/>
            </draw:polygon>
            <draw:polygon draw:style-name="gr193" draw:text-style-name="P18" draw:layer="layout" svg:width="0.439cm" svg:height="0.207cm" svg:x="18.514cm" svg:y="7.907cm" svg:viewBox="0 0 440 208" draw:points="0,87 183,0 440,122 257,208">
              <text:p/>
            </draw:polygon>
            <draw:line draw:style-name="gr194" draw:text-style-name="P13" draw:layer="layout" svg:x1="19.394cm" svg:y1="8.046cm" svg:x2="19.467cm" svg:y2="8.011cm">
              <text:p/>
            </draw:line>
            <draw:line draw:style-name="gr195" draw:text-style-name="P13" draw:layer="layout" svg:x1="19.284cm" svg:y1="8.063cm" svg:x2="19.357cm" svg:y2="8.028cm">
              <text:p/>
            </draw:line>
          </draw:g>
        </draw:g>
        <draw:g>
          <draw:glue-point draw:id="4" svg:x="3.888cm" svg:y="0.154cm"/>
          <draw:glue-point draw:id="5" svg:x="1.148cm" svg:y="-3.571cm"/>
          <draw:glue-point draw:id="6" svg:x="-5cm" svg:y="2.113cm"/>
          <draw:glue-point draw:id="7" svg:x="0.185cm" svg:y="5cm"/>
          <draw:glue-point draw:id="8" svg:x="3.703cm" svg:y="3.041cm"/>
          <draw:path draw:style-name="gr196" draw:text-style-name="P1" draw:layer="layout" svg:width="0.953cm" svg:height="0.477cm" svg:x="18.941cm" svg:y="12.018cm" svg:viewBox="0 0 954 478" svg:d="M1 478c101 0 953-171 953-324 0-154-229-154-330-154 0 51-659 102-623 478z">
            <text:p/>
          </draw:path>
          <draw:g>
            <draw:polygon draw:style-name="gr197" draw:text-style-name="P12" draw:layer="layout" svg:width="1.723cm" svg:height="0.801cm" svg:x="17.914cm" svg:y="11.608cm" svg:viewBox="0 0 1724 802" draw:points="1027,802 0,324 697,0 1724,478">
              <text:p/>
            </draw:polygon>
            <draw:polygon draw:style-name="gr198" draw:text-style-name="P15" draw:layer="layout" svg:width="1.136cm" svg:height="0.528cm" svg:x="18.317cm" svg:y="11.694cm" svg:viewBox="0 0 1137 529" draw:points="0,136 293,0 1137,393 844,529">
              <text:p/>
            </draw:polygon>
            <draw:polygon draw:style-name="gr199" draw:text-style-name="P10" draw:layer="layout" svg:width="1.026cm" svg:height="1.228cm" svg:x="18.611cm" svg:y="10.858cm" svg:viewBox="0 0 1027 1229" draw:points="0,751 0,0 1027,478 1027,1229">
              <text:p/>
            </draw:polygon>
            <draw:polygon draw:style-name="gr200" draw:text-style-name="P16" draw:layer="layout" svg:width="0.953cm" svg:height="1.074cm" svg:x="18.648cm" svg:y="10.909cm" svg:viewBox="0 0 954 1075" draw:points="0,631 0,0 954,444 954,1075">
              <text:p/>
            </draw:polygon>
            <draw:polygon draw:style-name="gr201" draw:text-style-name="P12" draw:layer="layout" svg:width="1.063cm" svg:height="0.494cm" svg:x="18.611cm" svg:y="10.84cm" svg:viewBox="0 0 1064 495" draw:points="1027,495 0,17 37,0 1064,478">
              <text:p/>
            </draw:polygon>
            <draw:polygon draw:style-name="gr202" draw:text-style-name="P17" draw:layer="layout" svg:width="0.036cm" svg:height="0.767cm" svg:x="19.638cm" svg:y="11.318cm" svg:viewBox="0 0 37 768" draw:points="0,768 0,17 37,0 37,751">
              <text:p/>
            </draw:polygon>
            <draw:polygon draw:style-name="gr203" draw:text-style-name="P17" draw:layer="layout" svg:width="0.696cm" svg:height="0.408cm" svg:x="18.941cm" svg:y="12.086cm" svg:viewBox="0 0 697 409" draw:points="0,409 0,324 697,0 697,85">
              <text:p/>
            </draw:polygon>
            <draw:line draw:style-name="gr204" draw:text-style-name="P13" draw:layer="layout" svg:x1="18.391cm" svg:y1="11.796cm" svg:x2="19.235cm" svg:y2="12.189cm">
              <text:p/>
            </draw:line>
            <draw:line draw:style-name="gr205" draw:text-style-name="P13" draw:layer="layout" svg:x1="18.464cm" svg:y1="11.762cm" svg:x2="19.308cm" svg:y2="12.155cm">
              <text:p/>
            </draw:line>
            <draw:line draw:style-name="gr206" draw:text-style-name="P13" draw:layer="layout" svg:x1="18.538cm" svg:y1="11.728cm" svg:x2="19.382cm" svg:y2="12.121cm">
              <text:p/>
            </draw:line>
            <draw:line draw:style-name="gr207" draw:text-style-name="P13" draw:layer="layout" svg:x1="19.271cm" svg:y1="12.069cm" svg:x2="19.344cm" svg:y2="12.035cm">
              <text:p/>
            </draw:line>
            <draw:line draw:style-name="gr208" draw:text-style-name="P13" draw:layer="layout" svg:x1="19.198cm" svg:y1="12.035cm" svg:x2="19.271cm" svg:y2="12.001cm">
              <text:p/>
            </draw:line>
            <draw:line draw:style-name="gr209" draw:text-style-name="P13" draw:layer="layout" svg:x1="19.125cm" svg:y1="12.001cm" svg:x2="19.198cm" svg:y2="11.967cm">
              <text:p/>
            </draw:line>
            <draw:line draw:style-name="gr210" draw:text-style-name="P13" draw:layer="layout" svg:x1="19.161cm" svg:y1="12.086cm" svg:x2="19.234cm" svg:y2="12.052cm">
              <text:p/>
            </draw:line>
            <draw:line draw:style-name="gr211" draw:text-style-name="P13" draw:layer="layout" svg:x1="19.088cm" svg:y1="12.052cm" svg:x2="19.161cm" svg:y2="12.018cm">
              <text:p/>
            </draw:line>
            <draw:line draw:style-name="gr212" draw:text-style-name="P13" draw:layer="layout" svg:x1="19.015cm" svg:y1="12.017cm" svg:x2="19.088cm" svg:y2="11.983cm">
              <text:p/>
            </draw:line>
            <draw:line draw:style-name="gr213" draw:text-style-name="P13" draw:layer="layout" svg:x1="19.051cm" svg:y1="11.966cm" svg:x2="19.124cm" svg:y2="11.932cm">
              <text:p/>
            </draw:line>
            <draw:line draw:style-name="gr214" draw:text-style-name="P13" draw:layer="layout" svg:x1="18.941cm" svg:y1="11.983cm" svg:x2="19.014cm" svg:y2="11.949cm">
              <text:p/>
            </draw:line>
            <draw:line draw:style-name="gr215" draw:text-style-name="P13" draw:layer="layout" svg:x1="18.978cm" svg:y1="11.932cm" svg:x2="19.051cm" svg:y2="11.898cm">
              <text:p/>
            </draw:line>
            <draw:line draw:style-name="gr216" draw:text-style-name="P13" draw:layer="layout" svg:x1="18.904cm" svg:y1="11.898cm" svg:x2="18.977cm" svg:y2="11.864cm">
              <text:p/>
            </draw:line>
            <draw:line draw:style-name="gr217" draw:text-style-name="P13" draw:layer="layout" svg:x1="18.831cm" svg:y1="11.864cm" svg:x2="18.904cm" svg:y2="11.83cm">
              <text:p/>
            </draw:line>
            <draw:line draw:style-name="gr218" draw:text-style-name="P13" draw:layer="layout" svg:x1="18.868cm" svg:y1="11.949cm" svg:x2="18.941cm" svg:y2="11.915cm">
              <text:p/>
            </draw:line>
            <draw:line draw:style-name="gr219" draw:text-style-name="P13" draw:layer="layout" svg:x1="18.794cm" svg:y1="11.915cm" svg:x2="18.867cm" svg:y2="11.881cm">
              <text:p/>
            </draw:line>
            <draw:line draw:style-name="gr220" draw:text-style-name="P13" draw:layer="layout" svg:x1="18.721cm" svg:y1="11.881cm" svg:x2="18.794cm" svg:y2="11.847cm">
              <text:p/>
            </draw:line>
            <draw:line draw:style-name="gr221" draw:text-style-name="P13" draw:layer="layout" svg:x1="18.758cm" svg:y1="11.83cm" svg:x2="18.831cm" svg:y2="11.796cm">
              <text:p/>
            </draw:line>
            <draw:line draw:style-name="gr222" draw:text-style-name="P13" draw:layer="layout" svg:x1="18.648cm" svg:y1="11.847cm" svg:x2="18.721cm" svg:y2="11.813cm">
              <text:p/>
            </draw:line>
            <draw:line draw:style-name="gr223" draw:text-style-name="P13" draw:layer="layout" svg:x1="18.684cm" svg:y1="11.796cm" svg:x2="18.757cm" svg:y2="11.762cm">
              <text:p/>
            </draw:line>
            <draw:line draw:style-name="gr224" draw:text-style-name="P13" draw:layer="layout" svg:x1="18.611cm" svg:y1="11.762cm" svg:x2="18.684cm" svg:y2="11.728cm">
              <text:p/>
            </draw:line>
            <draw:line draw:style-name="gr225" draw:text-style-name="P13" draw:layer="layout" svg:x1="18.574cm" svg:y1="11.813cm" svg:x2="18.647cm" svg:y2="11.779cm">
              <text:p/>
            </draw:line>
            <draw:line draw:style-name="gr226" draw:text-style-name="P13" draw:layer="layout" svg:x1="19.051cm" svg:y1="12.103cm" svg:x2="19.124cm" svg:y2="12.069cm">
              <text:p/>
            </draw:line>
            <draw:line draw:style-name="gr227" draw:text-style-name="P13" draw:layer="layout" svg:x1="18.978cm" svg:y1="12.069cm" svg:x2="19.051cm" svg:y2="12.035cm">
              <text:p/>
            </draw:line>
            <draw:line draw:style-name="gr228" draw:text-style-name="P13" draw:layer="layout" svg:x1="18.904cm" svg:y1="12.035cm" svg:x2="18.977cm" svg:y2="12.001cm">
              <text:p/>
            </draw:line>
            <draw:line draw:style-name="gr229" draw:text-style-name="P13" draw:layer="layout" svg:x1="18.868cm" svg:y1="12.086cm" svg:x2="18.941cm" svg:y2="12.052cm">
              <text:p/>
            </draw:line>
            <draw:line draw:style-name="gr230" draw:text-style-name="P13" draw:layer="layout" svg:x1="18.794cm" svg:y1="12.052cm" svg:x2="18.867cm" svg:y2="12.018cm">
              <text:p/>
            </draw:line>
            <draw:line draw:style-name="gr231" draw:text-style-name="P13" draw:layer="layout" svg:x1="18.831cm" svg:y1="12.001cm" svg:x2="18.904cm" svg:y2="11.967cm">
              <text:p/>
            </draw:line>
            <draw:line draw:style-name="gr232" draw:text-style-name="P13" draw:layer="layout" svg:x1="18.758cm" svg:y1="11.966cm" svg:x2="18.831cm" svg:y2="11.932cm">
              <text:p/>
            </draw:line>
            <draw:line draw:style-name="gr233" draw:text-style-name="P13" draw:layer="layout" svg:x1="18.684cm" svg:y1="11.932cm" svg:x2="18.757cm" svg:y2="11.898cm">
              <text:p/>
            </draw:line>
            <draw:line draw:style-name="gr234" draw:text-style-name="P13" draw:layer="layout" svg:x1="18.611cm" svg:y1="11.898cm" svg:x2="18.684cm" svg:y2="11.864cm">
              <text:p/>
            </draw:line>
            <draw:line draw:style-name="gr235" draw:text-style-name="P13" draw:layer="layout" svg:x1="18.501cm" svg:y1="11.915cm" svg:x2="18.574cm" svg:y2="11.881cm">
              <text:p/>
            </draw:line>
            <draw:line draw:style-name="gr236" draw:text-style-name="P13" draw:layer="layout" svg:x1="18.538cm" svg:y1="11.864cm" svg:x2="18.611cm" svg:y2="11.83cm">
              <text:p/>
            </draw:line>
            <draw:line draw:style-name="gr237" draw:text-style-name="P13" draw:layer="layout" svg:x1="18.427cm" svg:y1="11.881cm" svg:x2="18.5cm" svg:y2="11.847cm">
              <text:p/>
            </draw:line>
            <draw:line draw:style-name="gr238" draw:text-style-name="P13" draw:layer="layout" svg:x1="19.015cm" svg:y1="12.154cm" svg:x2="19.088cm" svg:y2="12.12cm">
              <text:p/>
            </draw:line>
            <draw:line draw:style-name="gr239" draw:text-style-name="P13" draw:layer="layout" svg:x1="18.941cm" svg:y1="12.12cm" svg:x2="19.014cm" svg:y2="12.086cm">
              <text:p/>
            </draw:line>
            <draw:polygon draw:style-name="gr240" draw:text-style-name="P10" draw:layer="layout" svg:width="1.026cm" svg:height="0.562cm" svg:x="17.914cm" svg:y="11.932cm" svg:viewBox="0 0 1027 563" draw:points="0,85 0,0 1027,478 1027,563">
              <text:p/>
            </draw:polygon>
            <draw:polygon draw:style-name="gr241" draw:text-style-name="P9" draw:layer="layout" svg:width="1.76cm" svg:height="1.654cm" svg:x="17.914cm" svg:y="10.84cm" svg:viewBox="0 0 1761 1655" draw:points="734,0 1761,478 1761,1229 1724,1245 1724,1331 1027,1655 0,1177 0,1092 697,768 697,17">
              <text:p/>
            </draw:polygon>
            <draw:polygon draw:style-name="gr242" draw:text-style-name="P18" draw:layer="layout" svg:width="0.439cm" svg:height="0.204cm" svg:x="18.354cm" svg:y="11.983cm" svg:viewBox="0 0 440 205" draw:points="0,85 183,0 440,120 257,205">
              <text:p/>
            </draw:polygon>
            <draw:line draw:style-name="gr243" draw:text-style-name="P13" draw:layer="layout" svg:x1="19.235cm" svg:y1="12.12cm" svg:x2="19.308cm" svg:y2="12.086cm">
              <text:p/>
            </draw:line>
            <draw:line draw:style-name="gr244" draw:text-style-name="P13" draw:layer="layout" svg:x1="19.125cm" svg:y1="12.137cm" svg:x2="19.198cm" svg:y2="12.103cm">
              <text:p/>
            </draw:line>
          </draw:g>
        </draw:g>
        <draw:custom-shape draw:style-name="gr245" draw:text-style-name="P20" draw:layer="layout" svg:width="5.25cm" svg:height="3.5cm" svg:x="22.75cm" svg:y="9.25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19"><text:span text:style-name="T1">WAN</text:span></text:p>
          <text:p text:style-name="P19"><text:span text:style-name="T1">(SIO)</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46" draw:text-style-name="P21" draw:layer="layout" svg:x1="6.885cm" svg:y1="13.918cm" svg:x2="20.782cm" svg:y2="13.398cm">
          <text:p/>
        </draw:line>
        <draw:line draw:style-name="gr246" draw:text-style-name="P21" draw:layer="layout" svg:x1="5.829cm" svg:y1="12.916cm" svg:x2="4.569cm" svg:y2="12.285cm">
          <text:p/>
        </draw:line>
        <draw:line draw:style-name="gr246" draw:text-style-name="P21" draw:layer="layout" svg:x1="3.52cm" svg:y1="11.654cm" svg:x2="2.26cm" svg:y2="11.023cm">
          <text:p/>
        </draw:line>
        <draw:line draw:style-name="gr246" draw:text-style-name="P21" draw:layer="layout" svg:x1="4.803cm" svg:y1="11.317cm" svg:x2="11.077cm" svg:y2="9.971cm">
          <text:p/>
        </draw:line>
        <draw:line draw:style-name="gr246" draw:text-style-name="P21" draw:layer="layout" svg:x1="11.077cm" svg:y1="9.55cm" svg:x2="8.558cm" svg:y2="9.34cm">
          <text:p/>
        </draw:line>
        <draw:line draw:style-name="gr246" draw:text-style-name="P21" draw:layer="layout" svg:x1="11.707cm" svg:y1="9.129cm" svg:x2="11.707cm" svg:y2="7.446cm">
          <text:p/>
        </draw:line>
        <draw:line draw:style-name="gr246" draw:text-style-name="P21" draw:layer="layout" svg:x1="12.547cm" svg:y1="9.551cm" svg:x2="14.436cm" svg:y2="8.709cm">
          <text:p/>
        </draw:line>
        <draw:line draw:style-name="gr246" draw:text-style-name="P21" draw:layer="layout" svg:x1="12.547cm" svg:y1="9.971cm" svg:x2="14.436cm" svg:y2="11.654cm">
          <text:p/>
        </draw:line>
        <draw:line draw:style-name="gr246" draw:text-style-name="P21" draw:layer="layout" svg:x1="15.906cm" svg:y1="8.499cm" svg:x2="18.593cm" svg:y2="8.194cm">
          <text:p/>
        </draw:line>
        <draw:line draw:style-name="gr246" draw:text-style-name="P21" draw:layer="layout" svg:x1="15.471cm" svg:y1="12.357cm" svg:x2="18.005cm" svg:y2="11.865cm">
          <text:p/>
        </draw:line>
        <draw:line draw:style-name="gr246" draw:text-style-name="P21" draw:layer="layout" svg:x1="12.338cm" svg:y1="6.605cm" svg:x2="14.171cm" svg:y2="5.592cm">
          <text:p/>
        </draw:line>
        <draw:line draw:style-name="gr246" draw:text-style-name="P21" draw:layer="layout" svg:x1="11.498cm" svg:y1="6.394cm" svg:x2="9.747cm" svg:y2="5.852cm">
          <text:p/>
        </draw:line>
        <draw:line draw:style-name="gr246" draw:text-style-name="P21" draw:layer="layout" svg:x1="7.508cm" svg:y1="8.498cm" svg:x2="5.829cm" svg:y2="7.446cm">
          <text:p/>
        </draw:line>
        <draw:custom-shape draw:style-name="gr247" draw:text-style-name="P23" draw:layer="layout" svg:width="0.954cm" svg:height="1.04cm" svg:x="20.762cm" svg:y="12.878cm">
          <text:p text:style-name="P22"><text:span text:style-name="T2">#0</text:span></text:p>
          <draw:enhanced-geometry svg:viewBox="0 0 21600 21600" draw:type="rectangle" draw:enhanced-path="M 0 0 L 21600 0 21600 21600 0 21600 0 0 Z N"/>
        </draw:custom-shape>
        <draw:custom-shape draw:style-name="gr248" draw:text-style-name="P25" draw:layer="layout" svg:width="0.953cm" svg:height="1.041cm" svg:x="20.762cm" svg:y="13.918cm">
          <text:p text:style-name="P24"><text:span text:style-name="T2">#1</text:span></text:p>
          <draw:enhanced-geometry svg:viewBox="0 0 21600 21600" draw:type="rectangle" draw:enhanced-path="M 0 0 L 21600 0 21600 21600 0 21600 0 0 Z N"/>
        </draw:custom-shape>
        <draw:custom-shape draw:style-name="gr249" draw:text-style-name="P25" draw:layer="layout" svg:width="0.954cm" svg:height="1.041cm" svg:x="20.762cm" svg:y="14.959cm">
          <text:p text:style-name="P24"><text:span text:style-name="T2">#2</text:span></text:p>
          <draw:enhanced-geometry svg:viewBox="0 0 21600 21600" draw:type="rectangle" draw:enhanced-path="M 0 0 L 21600 0 21600 21600 0 21600 0 0 Z N"/>
        </draw:custom-shape>
        <draw:line draw:style-name="gr250" draw:text-style-name="P21" draw:layer="layout" svg:x1="24.5cm" svg:y1="12.5cm" svg:x2="21.716cm" svg:y2="13.658cm">
          <text:p/>
        </draw:line>
        <draw:custom-shape draw:style-name="gr251" draw:text-style-name="P21" draw:layer="layout" svg:width="20.816cm" svg:height="12.75cm" svg:x="0.9cm" svg:y="3.25cm">
          <text:p/>
          <draw:enhanced-geometry svg:viewBox="0 0 21600 21600" draw:type="rectangle" draw:enhanced-path="M 0 0 L 21600 0 21600 21600 0 21600 0 0 Z N"/>
        </draw:custom-shape>
        <draw:frame draw:style-name="gr252" draw:text-style-name="P26" draw:layer="layout" svg:width="1.04cm" svg:height="0.407cm" svg:x="5.584cm" svg:y="14.032cm">
          <draw:text-box>
            <text:p><text:span text:style-name="T3">FGTW3</text:span></text:p>
          </draw:text-box>
        </draw:frame>
        <draw:frame draw:style-name="gr252" draw:text-style-name="P26" draw:layer="layout" svg:width="1.041cm" svg:height="0.407cm" svg:x="11.308cm" svg:y="10.536cm">
          <draw:text-box>
            <text:p><text:span text:style-name="T3">BGTW3</text:span></text:p>
          </draw:text-box>
        </draw:frame>
        <draw:frame draw:style-name="gr252" draw:text-style-name="P26" draw:layer="layout" svg:width="1.04cm" svg:height="0.407cm" svg:x="1.681cm" svg:y="8.828cm">
          <draw:text-box>
            <text:p><text:span text:style-name="T3">WebR</text:span></text:p>
          </draw:text-box>
        </draw:frame>
        <draw:frame draw:style-name="gr252" draw:text-style-name="P26" draw:layer="layout" svg:width="1.041cm" svg:height="0.407cm" svg:x="5.323cm" svg:y="5.445cm">
          <draw:text-box>
            <text:p><text:span text:style-name="T3">Bdd</text:span></text:p>
          </draw:text-box>
        </draw:frame>
        <draw:frame draw:style-name="gr252" draw:text-style-name="P26" draw:layer="layout" svg:width="1.041cm" svg:height="0.407cm" svg:x="9.487cm" svg:y="3.77cm">
          <draw:text-box>
            <text:p><text:span text:style-name="T3">SAV</text:span></text:p>
          </draw:text-box>
        </draw:frame>
        <draw:frame draw:style-name="gr253" draw:text-style-name="P26" draw:layer="layout" svg:width="1.561cm" svg:height="0.813cm" svg:x="14.543cm" svg:y="3.77cm">
          <draw:text-box>
            <text:p><text:span text:style-name="T3">sta-adm</text:span></text:p>
          </draw:text-box>
        </draw:frame>
        <draw:frame draw:style-name="gr254" draw:text-style-name="P26" draw:layer="layout" svg:width="1.562cm" svg:height="1.074cm" svg:x="19.371cm" svg:y="6.372cm">
          <draw:text-box>
            <text:p><text:span text:style-name="T3">sta-dev</text:span></text:p>
          </draw:text-box>
        </draw:frame>
        <draw:frame draw:style-name="gr253" draw:text-style-name="P26" draw:layer="layout" svg:width="1.562cm" svg:height="0.813cm" svg:x="19.114cm" svg:y="10.536cm">
          <draw:text-box>
            <text:p><text:span text:style-name="T3">sta-usr</text:span></text:p>
          </draw:text-box>
        </draw:frame>
        <draw:frame draw:style-name="gr255" draw:text-style-name="P26" draw:layer="layout" svg:width="1.822cm" svg:height="0.464cm" svg:x="4cm" svg:y="10.536cm">
          <draw:text-box>
            <text:p><text:span text:style-name="T3">ADM3</text:span></text:p>
          </draw:text-box>
        </draw:frame>
        <draw:frame draw:style-name="gr256" draw:text-style-name="P26" draw:layer="layout" svg:width="1.822cm" svg:height="0.52cm" svg:x="12.688cm" svg:y="6.607cm">
          <draw:text-box>
            <text:p><text:span text:style-name="T3">ADM3</text:span></text:p>
          </draw:text-box>
        </draw:frame>
        <draw:frame draw:style-name="gr257" draw:text-style-name="P26" draw:layer="layout" svg:width="1.822cm" svg:height="0.521cm" svg:x="7.5cm" svg:y="9.75cm">
          <draw:text-box>
            <text:p><text:span text:style-name="T3">PRIV3</text:span></text:p>
          </draw:text-box>
        </draw:frame>
        <draw:frame draw:style-name="gr256" draw:text-style-name="P26" draw:layer="layout" svg:width="1.041cm" svg:height="0.52cm" svg:x="14.951cm" svg:y="9.495cm">
          <draw:text-box>
            <text:p><text:span text:style-name="T3">DEV3</text:span></text:p>
          </draw:text-box>
        </draw:frame>
        <draw:frame draw:style-name="gr257" draw:text-style-name="P26" draw:layer="layout" svg:width="1.041cm" svg:height="0.521cm" svg:x="14.951cm" svg:y="12.617cm">
          <draw:text-box>
            <text:p><text:span text:style-name="T3">USR3</text:span></text:p>
          </draw:text-box>
        </draw:frame>
        <draw:frame draw:style-name="gr256" draw:text-style-name="P26" draw:layer="layout" svg:width="1.822cm" svg:height="0.52cm" svg:x="7.665cm" svg:y="13.398cm">
          <draw:text-box>
            <text:p><text:span text:style-name="T3">APP</text:span></text:p>
          </draw:text-box>
        </draw:frame>
        <draw:frame draw:style-name="gr256" draw:text-style-name="P28" draw:layer="layout" svg:width="1.561cm" svg:height="0.52cm" svg:x="5.063cm" svg:y="12.097cm">
          <draw:text-box>
            <text:p text:style-name="P27"><text:span text:style-name="T3">RI (LAN)</text:span></text:p>
          </draw:text-box>
        </draw:frame>
        <draw:frame draw:style-name="gr256" draw:text-style-name="P28" draw:layer="layout" svg:width="1.561cm" svg:height="0.52cm" svg:x="1.941cm" svg:y="11.577cm">
          <draw:text-box>
            <text:p text:style-name="P27"><text:span text:style-name="T3">RI (DMZ)</text:span></text:p>
          </draw:text-box>
        </draw:frame>
        <draw:frame draw:style-name="gr256" draw:text-style-name="P28" draw:layer="layout" svg:width="1.561cm" svg:height="0.52cm" svg:x="6.311cm" svg:y="7.153cm">
          <draw:text-box>
            <text:p text:style-name="P27"><text:span text:style-name="T3">RI (PRIV)</text:span></text:p>
          </draw:text-box>
        </draw:frame>
        <draw:frame draw:style-name="gr256" draw:text-style-name="P28" draw:layer="layout" svg:width="1.562cm" svg:height="0.52cm" svg:x="10.267cm" svg:y="5.592cm">
          <draw:text-box>
            <text:p text:style-name="P27"><text:span text:style-name="T3">RI (ADM)</text:span></text:p>
          </draw:text-box>
        </draw:frame>
        <draw:frame draw:style-name="gr256" draw:text-style-name="P28" draw:layer="layout" svg:width="1.561cm" svg:height="0.52cm" svg:x="13.65cm" svg:y="5.852cm">
          <draw:text-box>
            <text:p text:style-name="P27"><text:span text:style-name="T3">RI (ADM)</text:span></text:p>
          </draw:text-box>
        </draw:frame>
        <draw:frame draw:style-name="gr256" draw:text-style-name="P28" draw:layer="layout" svg:width="1.562cm" svg:height="0.52cm" draw:transform="rotate (0.0930260491312978) translate (17.293cm 8.339cm)">
          <draw:text-box>
            <text:p text:style-name="P27"><text:span text:style-name="T3">RI (DEV)</text:span></text:p>
          </draw:text-box>
        </draw:frame>
        <draw:frame draw:style-name="gr256" draw:text-style-name="P28" draw:layer="layout" svg:width="1.561cm" svg:height="0.52cm" draw:transform="rotate (0.139451807234347) translate (16.772cm 12.102cm)">
          <draw:text-box>
            <text:p text:style-name="P27"><text:span text:style-name="T3">RI (USR)</text:span></text:p>
          </draw:text-box>
        </draw:frame>
        <draw:frame draw:style-name="gr257" draw:text-style-name="P28" draw:layer="layout" svg:width="1.562cm" svg:height="0.521cm" svg:x="12.869cm" svg:y="9.755cm">
          <draw:text-box>
            <text:p text:style-name="P27"><text:span text:style-name="T3">RI (USR)</text:span></text:p>
          </draw:text-box>
        </draw:frame>
        <draw:frame draw:style-name="gr257" draw:text-style-name="P28" draw:layer="layout" svg:width="1.561cm" svg:height="0.521cm" svg:x="12.349cm" svg:y="8.714cm">
          <draw:text-box>
            <text:p text:style-name="P27"><text:span text:style-name="T3">RI (DEV)</text:span></text:p>
          </draw:text-box>
        </draw:frame>
        <draw:frame draw:style-name="gr253" draw:text-style-name="P30" draw:layer="layout" svg:width="0.909cm" svg:height="0.813cm" svg:x="10.788cm" svg:y="8.194cm">
          <draw:text-box>
            <text:p text:style-name="P29"><text:span text:style-name="T3">RI </text:span></text:p>
            <text:p text:style-name="P27"><text:span text:style-name="T3">(ADM)</text:span></text:p>
          </draw:text-box>
        </draw:frame>
        <draw:frame draw:style-name="gr257" draw:text-style-name="P28" draw:layer="layout" svg:width="1.561cm" svg:height="0.521cm" draw:transform="rotate (-0.016057029118348) translate (9.491cm 9.482cm)">
          <draw:text-box>
            <text:p text:style-name="P27"><text:span text:style-name="T3">RI (PRIV)</text:span></text:p>
          </draw:text-box>
        </draw:frame>
        <draw:frame draw:style-name="gr256" draw:text-style-name="P28" draw:layer="layout" svg:width="1.562cm" svg:height="0.52cm" draw:transform="rotate (0.176976386152225) translate (9.679cm 10.284cm)">
          <draw:text-box>
            <text:p text:style-name="P27"><text:span text:style-name="T3">RI (DMZ)</text:span></text:p>
          </draw:text-box>
        </draw:frame>
      </draw:page>
      <draw:page draw:name="page2" draw:style-name="dp1" draw:master-page-name="Standard">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g>
            <draw:polygon draw:style-name="gr258" draw:text-style-name="P10" draw:layer="layout" svg:width="0.703cm" svg:height="2.009cm" svg:x="4.25cm" svg:y="9.74cm" svg:viewBox="0 0 704 2010" draw:points="0,1546 0,0 704,464 704,2010">
              <text:p/>
            </draw:polygon>
            <draw:polygon draw:style-name="gr259" draw:text-style-name="P11" draw:layer="layout" svg:width="0.996cm" svg:height="2.202cm" svg:x="4.954cm" svg:y="9.547cm" svg:viewBox="0 0 997 2203" draw:points="0,2203 0,657 997,0 997,1546">
              <text:p/>
            </draw:polygon>
            <draw:polygon draw:style-name="gr260" draw:text-style-name="P12" draw:layer="layout" svg:width="1.699cm" svg:height="1.12cm" svg:x="4.25cm" svg:y="9.083cm" svg:viewBox="0 0 1700 1121" draw:points="704,1121 0,657 997,0 1700,464">
              <text:p/>
            </draw:polygon>
            <draw:polygon draw:style-name="gr261" draw:text-style-name="P9" draw:layer="layout" svg:width="1.699cm" svg:height="2.666cm" svg:x="4.25cm" svg:y="9.083cm" svg:viewBox="0 0 1700 2667" draw:points="0,2203 0,657 997,0 1700,464 1700,2010 704,2667">
              <text:p/>
            </draw:polygon>
            <draw:line draw:style-name="gr262" draw:text-style-name="P13" draw:layer="layout" svg:x1="4.836cm" svg:y1="11.363cm" svg:x2="4.367cm" svg:y2="11.054cm">
              <text:p/>
            </draw:line>
            <draw:line draw:style-name="gr263" draw:text-style-name="P13" draw:layer="layout" svg:x1="4.836cm" svg:y1="11.518cm" svg:x2="4.367cm" svg:y2="11.209cm">
              <text:p/>
            </draw:line>
            <draw:line draw:style-name="gr264" draw:text-style-name="P13" draw:layer="layout" svg:x1="4.836cm" svg:y1="11.441cm" svg:x2="4.367cm" svg:y2="11.132cm">
              <text:p/>
            </draw:line>
            <draw:polyline draw:style-name="gr265" draw:text-style-name="P13" draw:layer="layout" svg:width="0.585cm" svg:height="0.463cm" svg:x="4.309cm" svg:y="9.972cm" svg:viewBox="0 0 586 464" draw:points="586,464 0,77 0,0">
              <text:p/>
            </draw:polyline>
            <draw:polyline draw:style-name="gr266" draw:text-style-name="P13" draw:layer="layout" svg:width="0.575cm" svg:height="0.464cm" svg:x="4.319cm" svg:y="9.971cm" svg:viewBox="0 0 576 465" draw:points="576,465 576,388 0,0">
              <text:p/>
            </draw:polyline>
            <draw:polygon draw:style-name="gr267" draw:text-style-name="P14" draw:layer="layout" svg:width="0.068cm" svg:height="0.135cm" svg:x="4.526cm" svg:y="10.744cm" svg:viewBox="0 0 69 136" draw:points="0,91 0,0 69,45 69,136">
              <text:p/>
            </draw:polygon>
            <draw:line draw:style-name="gr268" draw:text-style-name="P13" draw:layer="layout" svg:x1="4.836cm" svg:y1="11.286cm" svg:x2="4.367cm" svg:y2="10.977cm">
              <text:p/>
            </draw:line>
          </draw:g>
        </draw:g>
        <draw:g>
          <draw:glue-point draw:id="4" svg:x="3.888cm" svg:y="0.154cm"/>
          <draw:glue-point draw:id="5" svg:x="1.148cm" svg:y="-3.571cm"/>
          <draw:glue-point draw:id="6" svg:x="-5cm" svg:y="2.113cm"/>
          <draw:glue-point draw:id="7" svg:x="0.185cm" svg:y="5cm"/>
          <draw:glue-point draw:id="8" svg:x="3.703cm" svg:y="3.041cm"/>
          <draw:path draw:style-name="gr269" draw:text-style-name="P1" draw:layer="layout" svg:width="1.241cm" svg:height="0.773cm" svg:x="24.863cm" svg:y="8.258cm" svg:viewBox="0 0 1242 774" svg:d="M2 774c131 0 1240-277 1240-525 0-249-299-249-430-249 0 83-858 166-810 774z">
            <text:p/>
          </draw:path>
          <draw:g>
            <draw:polygon draw:style-name="gr270" draw:text-style-name="P12" draw:layer="layout" svg:width="2.243cm" svg:height="1.298cm" svg:x="23.526cm" svg:y="7.595cm" svg:viewBox="0 0 2244 1299" draw:points="1337,1299 0,525 907,0 2244,774">
              <text:p/>
            </draw:polygon>
            <draw:polygon draw:style-name="gr271" draw:text-style-name="P15" draw:layer="layout" svg:width="1.479cm" svg:height="0.856cm" svg:x="24.051cm" svg:y="7.733cm" svg:viewBox="0 0 1480 857" draw:points="0,221 382,0 1480,636 1098,857">
              <text:p/>
            </draw:polygon>
            <draw:polygon draw:style-name="gr272" draw:text-style-name="P10" draw:layer="layout" svg:width="1.336cm" svg:height="1.989cm" svg:x="24.433cm" svg:y="6.379cm" svg:viewBox="0 0 1337 1990" draw:points="0,1216 0,0 1337,774 1337,1990">
              <text:p/>
            </draw:polygon>
            <draw:polygon draw:style-name="gr273" draw:text-style-name="P16" draw:layer="layout" svg:width="1.24cm" svg:height="1.74cm" svg:x="24.481cm" svg:y="6.462cm" svg:viewBox="0 0 1241 1741" draw:points="0,1023 0,0 1241,718 1241,1741">
              <text:p/>
            </draw:polygon>
            <draw:polygon draw:style-name="gr274" draw:text-style-name="P12" draw:layer="layout" svg:width="1.384cm" svg:height="0.801cm" svg:x="24.433cm" svg:y="6.351cm" svg:viewBox="0 0 1385 802" draw:points="1337,802 0,28 48,0 1385,774">
              <text:p/>
            </draw:polygon>
            <draw:polygon draw:style-name="gr275" draw:text-style-name="P17" draw:layer="layout" svg:width="0.047cm" svg:height="1.243cm" svg:x="25.77cm" svg:y="7.125cm" svg:viewBox="0 0 48 1244" draw:points="0,1244 0,28 48,0 48,1216">
              <text:p/>
            </draw:polygon>
            <draw:polygon draw:style-name="gr276" draw:text-style-name="P17" draw:layer="layout" svg:width="0.906cm" svg:height="0.662cm" svg:x="24.863cm" svg:y="8.368cm" svg:viewBox="0 0 907 663" draw:points="0,663 0,525 907,0 907,138">
              <text:p/>
            </draw:polygon>
            <draw:line draw:style-name="gr277" draw:text-style-name="P13" draw:layer="layout" svg:x1="24.147cm" svg:y1="7.899cm" svg:x2="25.245cm" svg:y2="8.535cm">
              <text:p/>
            </draw:line>
            <draw:line draw:style-name="gr278" draw:text-style-name="P13" draw:layer="layout" svg:x1="24.243cm" svg:y1="7.844cm" svg:x2="25.341cm" svg:y2="8.48cm">
              <text:p/>
            </draw:line>
            <draw:line draw:style-name="gr279" draw:text-style-name="P13" draw:layer="layout" svg:x1="24.338cm" svg:y1="7.788cm" svg:x2="25.436cm" svg:y2="8.424cm">
              <text:p/>
            </draw:line>
            <draw:line draw:style-name="gr280" draw:text-style-name="P13" draw:layer="layout" svg:x1="25.293cm" svg:y1="8.341cm" svg:x2="25.389cm" svg:y2="8.286cm">
              <text:p/>
            </draw:line>
            <draw:line draw:style-name="gr281" draw:text-style-name="P13" draw:layer="layout" svg:x1="25.198cm" svg:y1="8.285cm" svg:x2="25.294cm" svg:y2="8.23cm">
              <text:p/>
            </draw:line>
            <draw:line draw:style-name="gr282" draw:text-style-name="P13" draw:layer="layout" svg:x1="25.102cm" svg:y1="8.23cm" svg:x2="25.198cm" svg:y2="8.175cm">
              <text:p/>
            </draw:line>
            <draw:line draw:style-name="gr283" draw:text-style-name="P13" draw:layer="layout" svg:x1="25.15cm" svg:y1="8.368cm" svg:x2="25.246cm" svg:y2="8.313cm">
              <text:p/>
            </draw:line>
            <draw:line draw:style-name="gr284" draw:text-style-name="P13" draw:layer="layout" svg:x1="25.054cm" svg:y1="8.313cm" svg:x2="25.15cm" svg:y2="8.258cm">
              <text:p/>
            </draw:line>
            <draw:line draw:style-name="gr285" draw:text-style-name="P13" draw:layer="layout" svg:x1="24.959cm" svg:y1="8.257cm" svg:x2="25.055cm" svg:y2="8.202cm">
              <text:p/>
            </draw:line>
            <draw:line draw:style-name="gr286" draw:text-style-name="P13" draw:layer="layout" svg:x1="25.006cm" svg:y1="8.175cm" svg:x2="25.102cm" svg:y2="8.12cm">
              <text:p/>
            </draw:line>
            <draw:line draw:style-name="gr287" draw:text-style-name="P13" draw:layer="layout" svg:x1="24.863cm" svg:y1="8.202cm" svg:x2="24.959cm" svg:y2="8.147cm">
              <text:p/>
            </draw:line>
            <draw:line draw:style-name="gr288" draw:text-style-name="P13" draw:layer="layout" svg:x1="24.911cm" svg:y1="8.12cm" svg:x2="25.007cm" svg:y2="8.065cm">
              <text:p/>
            </draw:line>
            <draw:line draw:style-name="gr289" draw:text-style-name="P13" draw:layer="layout" svg:x1="24.815cm" svg:y1="8.064cm" svg:x2="24.911cm" svg:y2="8.009cm">
              <text:p/>
            </draw:line>
            <draw:line draw:style-name="gr290" draw:text-style-name="P13" draw:layer="layout" svg:x1="24.72cm" svg:y1="8.009cm" svg:x2="24.816cm" svg:y2="7.954cm">
              <text:p/>
            </draw:line>
            <draw:line draw:style-name="gr291" draw:text-style-name="P13" draw:layer="layout" svg:x1="24.768cm" svg:y1="8.147cm" svg:x2="24.864cm" svg:y2="8.092cm">
              <text:p/>
            </draw:line>
            <draw:line draw:style-name="gr292" draw:text-style-name="P13" draw:layer="layout" svg:x1="24.672cm" svg:y1="8.092cm" svg:x2="24.768cm" svg:y2="8.037cm">
              <text:p/>
            </draw:line>
            <draw:line draw:style-name="gr293" draw:text-style-name="P13" draw:layer="layout" svg:x1="24.577cm" svg:y1="8.036cm" svg:x2="24.673cm" svg:y2="7.981cm">
              <text:p/>
            </draw:line>
            <draw:line draw:style-name="gr294" draw:text-style-name="P13" draw:layer="layout" svg:x1="24.625cm" svg:y1="7.954cm" svg:x2="24.721cm" svg:y2="7.899cm">
              <text:p/>
            </draw:line>
            <draw:line draw:style-name="gr295" draw:text-style-name="P13" draw:layer="layout" svg:x1="24.481cm" svg:y1="7.981cm" svg:x2="24.577cm" svg:y2="7.926cm">
              <text:p/>
            </draw:line>
            <draw:line draw:style-name="gr296" draw:text-style-name="P13" draw:layer="layout" svg:x1="24.529cm" svg:y1="7.899cm" svg:x2="24.625cm" svg:y2="7.844cm">
              <text:p/>
            </draw:line>
            <draw:line draw:style-name="gr297" draw:text-style-name="P13" draw:layer="layout" svg:x1="24.433cm" svg:y1="7.843cm" svg:x2="24.529cm" svg:y2="7.788cm">
              <text:p/>
            </draw:line>
            <draw:line draw:style-name="gr298" draw:text-style-name="P13" draw:layer="layout" svg:x1="24.386cm" svg:y1="7.926cm" svg:x2="24.482cm" svg:y2="7.871cm">
              <text:p/>
            </draw:line>
            <draw:line draw:style-name="gr299" draw:text-style-name="P13" draw:layer="layout" svg:x1="25.006cm" svg:y1="8.396cm" svg:x2="25.102cm" svg:y2="8.341cm">
              <text:p/>
            </draw:line>
            <draw:line draw:style-name="gr300" draw:text-style-name="P13" draw:layer="layout" svg:x1="24.911cm" svg:y1="8.341cm" svg:x2="25.007cm" svg:y2="8.286cm">
              <text:p/>
            </draw:line>
            <draw:line draw:style-name="gr301" draw:text-style-name="P13" draw:layer="layout" svg:x1="24.815cm" svg:y1="8.285cm" svg:x2="24.911cm" svg:y2="8.23cm">
              <text:p/>
            </draw:line>
            <draw:line draw:style-name="gr302" draw:text-style-name="P13" draw:layer="layout" svg:x1="24.768cm" svg:y1="8.368cm" svg:x2="24.864cm" svg:y2="8.313cm">
              <text:p/>
            </draw:line>
            <draw:line draw:style-name="gr303" draw:text-style-name="P13" draw:layer="layout" svg:x1="24.672cm" svg:y1="8.313cm" svg:x2="24.768cm" svg:y2="8.258cm">
              <text:p/>
            </draw:line>
            <draw:line draw:style-name="gr304" draw:text-style-name="P13" draw:layer="layout" svg:x1="24.72cm" svg:y1="8.23cm" svg:x2="24.816cm" svg:y2="8.175cm">
              <text:p/>
            </draw:line>
            <draw:line draw:style-name="gr305" draw:text-style-name="P13" draw:layer="layout" svg:x1="24.625cm" svg:y1="8.175cm" svg:x2="24.721cm" svg:y2="8.12cm">
              <text:p/>
            </draw:line>
            <draw:line draw:style-name="gr306" draw:text-style-name="P13" draw:layer="layout" svg:x1="24.529cm" svg:y1="8.12cm" svg:x2="24.625cm" svg:y2="8.065cm">
              <text:p/>
            </draw:line>
            <draw:line draw:style-name="gr307" draw:text-style-name="P13" draw:layer="layout" svg:x1="24.433cm" svg:y1="8.064cm" svg:x2="24.529cm" svg:y2="8.009cm">
              <text:p/>
            </draw:line>
            <draw:line draw:style-name="gr308" draw:text-style-name="P13" draw:layer="layout" svg:x1="24.29cm" svg:y1="8.092cm" svg:x2="24.386cm" svg:y2="8.037cm">
              <text:p/>
            </draw:line>
            <draw:line draw:style-name="gr309" draw:text-style-name="P13" draw:layer="layout" svg:x1="24.338cm" svg:y1="8.009cm" svg:x2="24.434cm" svg:y2="7.954cm">
              <text:p/>
            </draw:line>
            <draw:line draw:style-name="gr310" draw:text-style-name="P13" draw:layer="layout" svg:x1="24.195cm" svg:y1="8.036cm" svg:x2="24.291cm" svg:y2="7.981cm">
              <text:p/>
            </draw:line>
            <draw:line draw:style-name="gr311" draw:text-style-name="P13" draw:layer="layout" svg:x1="24.959cm" svg:y1="8.479cm" svg:x2="25.055cm" svg:y2="8.424cm">
              <text:p/>
            </draw:line>
            <draw:line draw:style-name="gr312" draw:text-style-name="P13" draw:layer="layout" svg:x1="24.863cm" svg:y1="8.423cm" svg:x2="24.959cm" svg:y2="8.368cm">
              <text:p/>
            </draw:line>
            <draw:polygon draw:style-name="gr313" draw:text-style-name="P10" draw:layer="layout" svg:width="1.336cm" svg:height="0.911cm" svg:x="23.526cm" svg:y="8.12cm" svg:viewBox="0 0 1337 912" draw:points="0,138 0,0 1337,774 1337,912">
              <text:p/>
            </draw:polygon>
            <draw:polygon draw:style-name="gr314" draw:text-style-name="P9" draw:layer="layout" svg:width="2.291cm" svg:height="2.68cm" svg:x="23.526cm" svg:y="6.351cm" svg:viewBox="0 0 2292 2681" draw:points="955,0 2292,774 2292,1990 2244,2017 2244,2156 1337,2681 0,1907 0,1769 907,1244 907,28">
              <text:p/>
            </draw:polygon>
            <draw:polygon draw:style-name="gr315" draw:text-style-name="P18" draw:layer="layout" svg:width="0.572cm" svg:height="0.331cm" svg:x="24.099cm" svg:y="8.202cm" svg:viewBox="0 0 573 332" draw:points="0,138 239,0 573,194 334,332">
              <text:p/>
            </draw:polygon>
            <draw:line draw:style-name="gr316" draw:text-style-name="P13" draw:layer="layout" svg:x1="25.245cm" svg:y1="8.423cm" svg:x2="25.341cm" svg:y2="8.368cm">
              <text:p/>
            </draw:line>
            <draw:line draw:style-name="gr317" draw:text-style-name="P13" draw:layer="layout" svg:x1="25.102cm" svg:y1="8.451cm" svg:x2="25.198cm" svg:y2="8.396cm">
              <text:p/>
            </draw:line>
          </draw:g>
        </draw:g>
        <draw:g>
          <draw:glue-point draw:id="4" svg:x="3.888cm" svg:y="0.154cm"/>
          <draw:glue-point draw:id="5" svg:x="1.148cm" svg:y="-3.571cm"/>
          <draw:glue-point draw:id="6" svg:x="-5cm" svg:y="2.113cm"/>
          <draw:glue-point draw:id="7" svg:x="0.185cm" svg:y="5cm"/>
          <draw:glue-point draw:id="8" svg:x="3.703cm" svg:y="3.041cm"/>
          <draw:path draw:style-name="gr318" draw:text-style-name="P1" draw:layer="layout" svg:width="1.241cm" svg:height="0.773cm" svg:x="25.758cm" svg:y="12.726cm" svg:viewBox="0 0 1242 774" svg:d="M2 774c131 0 1240-277 1240-525 0-249-299-249-430-249 0 83-858 166-810 774z">
            <text:p/>
          </draw:path>
          <draw:g>
            <draw:polygon draw:style-name="gr319" draw:text-style-name="P12" draw:layer="layout" svg:width="2.243cm" svg:height="1.298cm" svg:x="24.422cm" svg:y="12.063cm" svg:viewBox="0 0 2244 1299" draw:points="1337,1299 0,525 907,0 2244,774">
              <text:p/>
            </draw:polygon>
            <draw:polygon draw:style-name="gr320" draw:text-style-name="P15" draw:layer="layout" svg:width="1.479cm" svg:height="0.856cm" svg:x="24.947cm" svg:y="12.201cm" svg:viewBox="0 0 1480 857" draw:points="0,221 382,0 1480,636 1098,857">
              <text:p/>
            </draw:polygon>
            <draw:polygon draw:style-name="gr321" draw:text-style-name="P10" draw:layer="layout" svg:width="1.336cm" svg:height="1.989cm" svg:x="25.329cm" svg:y="10.847cm" svg:viewBox="0 0 1337 1990" draw:points="0,1216 0,0 1337,774 1337,1990">
              <text:p/>
            </draw:polygon>
            <draw:polygon draw:style-name="gr322" draw:text-style-name="P16" draw:layer="layout" svg:width="1.24cm" svg:height="1.74cm" svg:x="25.377cm" svg:y="10.93cm" svg:viewBox="0 0 1241 1741" draw:points="0,1023 0,0 1241,718 1241,1741">
              <text:p/>
            </draw:polygon>
            <draw:polygon draw:style-name="gr323" draw:text-style-name="P12" draw:layer="layout" svg:width="1.384cm" svg:height="0.801cm" svg:x="25.329cm" svg:y="10.819cm" svg:viewBox="0 0 1385 802" draw:points="1337,802 0,28 48,0 1385,774">
              <text:p/>
            </draw:polygon>
            <draw:polygon draw:style-name="gr324" draw:text-style-name="P17" draw:layer="layout" svg:width="0.047cm" svg:height="1.243cm" svg:x="26.666cm" svg:y="11.593cm" svg:viewBox="0 0 48 1244" draw:points="0,1244 0,28 48,0 48,1216">
              <text:p/>
            </draw:polygon>
            <draw:polygon draw:style-name="gr325" draw:text-style-name="P17" draw:layer="layout" svg:width="0.906cm" svg:height="0.662cm" svg:x="25.759cm" svg:y="12.836cm" svg:viewBox="0 0 907 663" draw:points="0,663 0,525 907,0 907,138">
              <text:p/>
            </draw:polygon>
            <draw:line draw:style-name="gr326" draw:text-style-name="P13" draw:layer="layout" svg:x1="25.042cm" svg:y1="12.367cm" svg:x2="26.14cm" svg:y2="13.003cm">
              <text:p/>
            </draw:line>
            <draw:line draw:style-name="gr327" draw:text-style-name="P13" draw:layer="layout" svg:x1="25.138cm" svg:y1="12.312cm" svg:x2="26.236cm" svg:y2="12.948cm">
              <text:p/>
            </draw:line>
            <draw:line draw:style-name="gr328" draw:text-style-name="P13" draw:layer="layout" svg:x1="25.234cm" svg:y1="12.256cm" svg:x2="26.332cm" svg:y2="12.892cm">
              <text:p/>
            </draw:line>
            <draw:line draw:style-name="gr329" draw:text-style-name="P13" draw:layer="layout" svg:x1="26.188cm" svg:y1="12.809cm" svg:x2="26.284cm" svg:y2="12.754cm">
              <text:p/>
            </draw:line>
            <draw:line draw:style-name="gr330" draw:text-style-name="P13" draw:layer="layout" svg:x1="26.093cm" svg:y1="12.753cm" svg:x2="26.189cm" svg:y2="12.698cm">
              <text:p/>
            </draw:line>
            <draw:line draw:style-name="gr331" draw:text-style-name="P13" draw:layer="layout" svg:x1="25.997cm" svg:y1="12.698cm" svg:x2="26.093cm" svg:y2="12.643cm">
              <text:p/>
            </draw:line>
            <draw:line draw:style-name="gr332" draw:text-style-name="P13" draw:layer="layout" svg:x1="26.045cm" svg:y1="12.836cm" svg:x2="26.141cm" svg:y2="12.781cm">
              <text:p/>
            </draw:line>
            <draw:line draw:style-name="gr333" draw:text-style-name="P13" draw:layer="layout" svg:x1="25.949cm" svg:y1="12.781cm" svg:x2="26.045cm" svg:y2="12.726cm">
              <text:p/>
            </draw:line>
            <draw:line draw:style-name="gr334" draw:text-style-name="P13" draw:layer="layout" svg:x1="25.854cm" svg:y1="12.726cm" svg:x2="25.95cm" svg:y2="12.671cm">
              <text:p/>
            </draw:line>
            <draw:line draw:style-name="gr335" draw:text-style-name="P13" draw:layer="layout" svg:x1="25.902cm" svg:y1="12.643cm" svg:x2="25.998cm" svg:y2="12.588cm">
              <text:p/>
            </draw:line>
            <draw:line draw:style-name="gr336" draw:text-style-name="P13" draw:layer="layout" svg:x1="25.759cm" svg:y1="12.67cm" svg:x2="25.855cm" svg:y2="12.615cm">
              <text:p/>
            </draw:line>
            <draw:line draw:style-name="gr337" draw:text-style-name="P13" draw:layer="layout" svg:x1="25.806cm" svg:y1="12.588cm" svg:x2="25.902cm" svg:y2="12.533cm">
              <text:p/>
            </draw:line>
            <draw:line draw:style-name="gr338" draw:text-style-name="P13" draw:layer="layout" svg:x1="25.711cm" svg:y1="12.532cm" svg:x2="25.807cm" svg:y2="12.477cm">
              <text:p/>
            </draw:line>
            <draw:line draw:style-name="gr339" draw:text-style-name="P13" draw:layer="layout" svg:x1="25.615cm" svg:y1="12.477cm" svg:x2="25.711cm" svg:y2="12.422cm">
              <text:p/>
            </draw:line>
            <draw:line draw:style-name="gr340" draw:text-style-name="P13" draw:layer="layout" svg:x1="25.663cm" svg:y1="12.615cm" svg:x2="25.759cm" svg:y2="12.56cm">
              <text:p/>
            </draw:line>
            <draw:line draw:style-name="gr341" draw:text-style-name="P13" draw:layer="layout" svg:x1="25.567cm" svg:y1="12.56cm" svg:x2="25.663cm" svg:y2="12.505cm">
              <text:p/>
            </draw:line>
            <draw:line draw:style-name="gr342" draw:text-style-name="P13" draw:layer="layout" svg:x1="25.472cm" svg:y1="12.505cm" svg:x2="25.568cm" svg:y2="12.45cm">
              <text:p/>
            </draw:line>
            <draw:line draw:style-name="gr343" draw:text-style-name="P13" draw:layer="layout" svg:x1="25.52cm" svg:y1="12.422cm" svg:x2="25.616cm" svg:y2="12.367cm">
              <text:p/>
            </draw:line>
            <draw:line draw:style-name="gr344" draw:text-style-name="P13" draw:layer="layout" svg:x1="25.377cm" svg:y1="12.449cm" svg:x2="25.473cm" svg:y2="12.394cm">
              <text:p/>
            </draw:line>
            <draw:line draw:style-name="gr345" draw:text-style-name="P13" draw:layer="layout" svg:x1="25.424cm" svg:y1="12.367cm" svg:x2="25.52cm" svg:y2="12.312cm">
              <text:p/>
            </draw:line>
            <draw:line draw:style-name="gr346" draw:text-style-name="P13" draw:layer="layout" svg:x1="25.329cm" svg:y1="12.311cm" svg:x2="25.425cm" svg:y2="12.256cm">
              <text:p/>
            </draw:line>
            <draw:line draw:style-name="gr347" draw:text-style-name="P13" draw:layer="layout" svg:x1="25.281cm" svg:y1="12.394cm" svg:x2="25.377cm" svg:y2="12.339cm">
              <text:p/>
            </draw:line>
            <draw:line draw:style-name="gr348" draw:text-style-name="P13" draw:layer="layout" svg:x1="25.902cm" svg:y1="12.864cm" svg:x2="25.998cm" svg:y2="12.809cm">
              <text:p/>
            </draw:line>
            <draw:line draw:style-name="gr349" draw:text-style-name="P13" draw:layer="layout" svg:x1="25.806cm" svg:y1="12.809cm" svg:x2="25.902cm" svg:y2="12.754cm">
              <text:p/>
            </draw:line>
            <draw:line draw:style-name="gr350" draw:text-style-name="P13" draw:layer="layout" svg:x1="25.711cm" svg:y1="12.753cm" svg:x2="25.807cm" svg:y2="12.698cm">
              <text:p/>
            </draw:line>
            <draw:line draw:style-name="gr351" draw:text-style-name="P13" draw:layer="layout" svg:x1="25.663cm" svg:y1="12.836cm" svg:x2="25.759cm" svg:y2="12.781cm">
              <text:p/>
            </draw:line>
            <draw:line draw:style-name="gr352" draw:text-style-name="P13" draw:layer="layout" svg:x1="25.567cm" svg:y1="12.781cm" svg:x2="25.663cm" svg:y2="12.726cm">
              <text:p/>
            </draw:line>
            <draw:line draw:style-name="gr353" draw:text-style-name="P13" draw:layer="layout" svg:x1="25.615cm" svg:y1="12.698cm" svg:x2="25.711cm" svg:y2="12.643cm">
              <text:p/>
            </draw:line>
            <draw:line draw:style-name="gr354" draw:text-style-name="P13" draw:layer="layout" svg:x1="25.52cm" svg:y1="12.643cm" svg:x2="25.616cm" svg:y2="12.588cm">
              <text:p/>
            </draw:line>
            <draw:line draw:style-name="gr355" draw:text-style-name="P13" draw:layer="layout" svg:x1="25.424cm" svg:y1="12.588cm" svg:x2="25.52cm" svg:y2="12.533cm">
              <text:p/>
            </draw:line>
            <draw:line draw:style-name="gr356" draw:text-style-name="P13" draw:layer="layout" svg:x1="25.329cm" svg:y1="12.532cm" svg:x2="25.425cm" svg:y2="12.477cm">
              <text:p/>
            </draw:line>
            <draw:line draw:style-name="gr357" draw:text-style-name="P13" draw:layer="layout" svg:x1="25.185cm" svg:y1="12.56cm" svg:x2="25.281cm" svg:y2="12.505cm">
              <text:p/>
            </draw:line>
            <draw:line draw:style-name="gr358" draw:text-style-name="P13" draw:layer="layout" svg:x1="25.234cm" svg:y1="12.477cm" svg:x2="25.33cm" svg:y2="12.422cm">
              <text:p/>
            </draw:line>
            <draw:line draw:style-name="gr359" draw:text-style-name="P13" draw:layer="layout" svg:x1="25.09cm" svg:y1="12.505cm" svg:x2="25.186cm" svg:y2="12.45cm">
              <text:p/>
            </draw:line>
            <draw:line draw:style-name="gr360" draw:text-style-name="P13" draw:layer="layout" svg:x1="25.854cm" svg:y1="12.947cm" svg:x2="25.95cm" svg:y2="12.892cm">
              <text:p/>
            </draw:line>
            <draw:line draw:style-name="gr361" draw:text-style-name="P13" draw:layer="layout" svg:x1="25.759cm" svg:y1="12.891cm" svg:x2="25.855cm" svg:y2="12.836cm">
              <text:p/>
            </draw:line>
            <draw:polygon draw:style-name="gr362" draw:text-style-name="P10" draw:layer="layout" svg:width="1.336cm" svg:height="0.911cm" svg:x="24.422cm" svg:y="12.588cm" svg:viewBox="0 0 1337 912" draw:points="0,138 0,0 1337,774 1337,912">
              <text:p/>
            </draw:polygon>
            <draw:polygon draw:style-name="gr363" draw:text-style-name="P9" draw:layer="layout" svg:width="2.291cm" svg:height="2.68cm" svg:x="24.422cm" svg:y="10.819cm" svg:viewBox="0 0 2292 2681" draw:points="955,0 2292,774 2292,1990 2244,2017 2244,2156 1337,2681 0,1907 0,1769 907,1244 907,28">
              <text:p/>
            </draw:polygon>
            <draw:polygon draw:style-name="gr364" draw:text-style-name="P18" draw:layer="layout" svg:width="0.572cm" svg:height="0.331cm" svg:x="24.995cm" svg:y="12.671cm" svg:viewBox="0 0 573 332" draw:points="0,138 239,0 573,194 334,332">
              <text:p/>
            </draw:polygon>
            <draw:line draw:style-name="gr365" draw:text-style-name="P13" draw:layer="layout" svg:x1="26.141cm" svg:y1="12.891cm" svg:x2="26.237cm" svg:y2="12.836cm">
              <text:p/>
            </draw:line>
            <draw:line draw:style-name="gr366" draw:text-style-name="P13" draw:layer="layout" svg:x1="25.997cm" svg:y1="12.919cm" svg:x2="26.093cm" svg:y2="12.864cm">
              <text:p/>
            </draw:line>
          </draw:g>
        </draw:g>
        <draw:g>
          <draw:glue-point draw:id="4" svg:x="-4.497cm" svg:y="-5cm"/>
          <draw:glue-point draw:id="5" svg:x="-4.247cm" svg:y="-5cm"/>
          <draw:glue-point draw:id="6" svg:x="-3.997cm" svg:y="-5cm"/>
          <draw:glue-point draw:id="7" svg:x="-3.748cm" svg:y="-5cm"/>
          <draw:glue-point draw:id="8" svg:x="-3.498cm" svg:y="-5cm"/>
          <draw:glue-point draw:id="9" svg:x="-3.248cm" svg:y="-5cm"/>
          <draw:glue-point draw:id="10" svg:x="-2.998cm" svg:y="-5cm"/>
          <draw:glue-point draw:id="11" svg:x="-2.748cm" svg:y="-5cm"/>
          <draw:glue-point draw:id="12" svg:x="-2.498cm" svg:y="-5cm"/>
          <draw:glue-point draw:id="13" svg:x="-2.248cm" svg:y="-5cm"/>
          <draw:glue-point draw:id="14" svg:x="-1.998cm" svg:y="-5cm"/>
          <draw:glue-point draw:id="15" svg:x="-1.748cm" svg:y="-5cm"/>
          <draw:glue-point draw:id="16" svg:x="-1.498cm" svg:y="-5cm"/>
          <draw:glue-point draw:id="17" svg:x="-1.248cm" svg:y="-5cm"/>
          <draw:glue-point draw:id="18" svg:x="-0.998cm" svg:y="-5cm"/>
          <draw:glue-point draw:id="19" svg:x="-0.748cm" svg:y="-5cm"/>
          <draw:glue-point draw:id="20" svg:x="-0.498cm" svg:y="-5cm"/>
          <draw:glue-point draw:id="21" svg:x="-0.248cm" svg:y="-5cm"/>
          <draw:glue-point draw:id="22" svg:x="0.251cm" svg:y="-5cm"/>
          <draw:glue-point draw:id="23" svg:x="0.501cm" svg:y="-5cm"/>
          <draw:glue-point draw:id="24" svg:x="0.751cm" svg:y="-5cm"/>
          <draw:glue-point draw:id="25" svg:x="1.001cm" svg:y="-5cm"/>
          <draw:glue-point draw:id="26" svg:x="1.251cm" svg:y="-5cm"/>
          <draw:glue-point draw:id="27" svg:x="1.501cm" svg:y="-5cm"/>
          <draw:glue-point draw:id="28" svg:x="1.751cm" svg:y="-5cm"/>
          <draw:glue-point draw:id="29" svg:x="2.001cm" svg:y="-5cm"/>
          <draw:glue-point draw:id="30" svg:x="2.251cm" svg:y="-5cm"/>
          <draw:glue-point draw:id="31" svg:x="2.501cm" svg:y="-5cm"/>
          <draw:glue-point draw:id="32" svg:x="2.751cm" svg:y="-5cm"/>
          <draw:glue-point draw:id="33" svg:x="3.001cm" svg:y="-5cm"/>
          <draw:glue-point draw:id="34" svg:x="3.25cm" svg:y="-5cm"/>
          <draw:glue-point draw:id="35" svg:x="3.5cm" svg:y="-5cm"/>
          <draw:glue-point draw:id="36" svg:x="3.75cm" svg:y="-5cm"/>
          <draw:glue-point draw:id="37" svg:x="4cm" svg:y="-5cm"/>
          <draw:glue-point draw:id="38" svg:x="4.25cm" svg:y="-5cm"/>
          <draw:glue-point draw:id="39" svg:x="4.5cm" svg:y="-5cm"/>
          <draw:glue-point draw:id="40" svg:x="4.5cm" svg:y="5cm"/>
          <draw:glue-point draw:id="41" svg:x="4.25cm" svg:y="5cm"/>
          <draw:glue-point draw:id="42" svg:x="4cm" svg:y="5cm"/>
          <draw:glue-point draw:id="43" svg:x="3.75cm" svg:y="5cm"/>
          <draw:glue-point draw:id="44" svg:x="3.5cm" svg:y="5cm"/>
          <draw:glue-point draw:id="45" svg:x="3.25cm" svg:y="5cm"/>
          <draw:glue-point draw:id="46" svg:x="3.001cm" svg:y="5cm"/>
          <draw:glue-point draw:id="47" svg:x="2.751cm" svg:y="5cm"/>
          <draw:glue-point draw:id="48" svg:x="2.501cm" svg:y="5cm"/>
          <draw:glue-point draw:id="49" svg:x="2.251cm" svg:y="5cm"/>
          <draw:glue-point draw:id="50" svg:x="2.001cm" svg:y="5cm"/>
          <draw:glue-point draw:id="51" svg:x="1.751cm" svg:y="5cm"/>
          <draw:glue-point draw:id="52" svg:x="1.501cm" svg:y="5cm"/>
          <draw:glue-point draw:id="53" svg:x="1.251cm" svg:y="5cm"/>
          <draw:glue-point draw:id="54" svg:x="1.001cm" svg:y="5cm"/>
          <draw:glue-point draw:id="55" svg:x="0.751cm" svg:y="5cm"/>
          <draw:glue-point draw:id="56" svg:x="0.501cm" svg:y="5cm"/>
          <draw:glue-point draw:id="57" svg:x="0.251cm" svg:y="5cm"/>
          <draw:glue-point draw:id="58" svg:x="-0.248cm" svg:y="5cm"/>
          <draw:glue-point draw:id="59" svg:x="-0.498cm" svg:y="5cm"/>
          <draw:glue-point draw:id="60" svg:x="-0.748cm" svg:y="5cm"/>
          <draw:glue-point draw:id="61" svg:x="-0.998cm" svg:y="5cm"/>
          <draw:glue-point draw:id="62" svg:x="-1.248cm" svg:y="5cm"/>
          <draw:glue-point draw:id="63" svg:x="-1.498cm" svg:y="5cm"/>
          <draw:glue-point draw:id="64" svg:x="-1.748cm" svg:y="5cm"/>
          <draw:glue-point draw:id="65" svg:x="-1.998cm" svg:y="5cm"/>
          <draw:glue-point draw:id="66" svg:x="-2.248cm" svg:y="5cm"/>
          <draw:glue-point draw:id="67" svg:x="-2.498cm" svg:y="5cm"/>
          <draw:glue-point draw:id="68" svg:x="-2.748cm" svg:y="5cm"/>
          <draw:glue-point draw:id="69" svg:x="-2.998cm" svg:y="5cm"/>
          <draw:glue-point draw:id="70" svg:x="-3.248cm" svg:y="5cm"/>
          <draw:glue-point draw:id="71" svg:x="-3.498cm" svg:y="5cm"/>
          <draw:glue-point draw:id="72" svg:x="-3.748cm" svg:y="5cm"/>
          <draw:glue-point draw:id="73" svg:x="-3.997cm" svg:y="5cm"/>
          <draw:glue-point draw:id="74" svg:x="-4.247cm" svg:y="5cm"/>
          <draw:glue-point draw:id="75" svg:x="-4.497cm" svg:y="5cm"/>
          <draw:path draw:style-name="gr367" draw:text-style-name="P32" draw:layer="layout" svg:width="3.563cm" svg:height="0.766cm" svg:x="18.25cm" svg:y="11cm" svg:viewBox="0 0 3564 767" svg:d="M3564 383c0-209-68-383-150-383-1088 0-2175 0-3264 0-81 0-150 174-150 383 0 210 69 384 150 384 1089 0 2176 0 3264 0 82 0 150-175 150-384z">
            <text:p text:style-name="P31"><text:span text:style-name="T4">Usr3 172.19.0.0/16</text:span></text:p>
          </draw:path>
          <draw:path draw:style-name="gr368" draw:text-style-name="P33" draw:layer="layout" svg:width="3.563cm" svg:height="0.766cm" svg:x="18.25cm" svg:y="11cm" svg:viewBox="0 0 3564 767" svg:d="M3564 383c0-209-68-383-150-383s-150 174-150 383c0 210 68 384 150 384s150-175 150-384zM3564 0zM0 767z">
            <text:p/>
          </draw:path>
        </draw:g>
        <draw:g xml:id="id3" draw:id="id3">
          <draw:glue-point draw:id="4" svg:x="-4.497cm" svg:y="-5cm"/>
          <draw:glue-point draw:id="5" svg:x="-4.247cm" svg:y="-5cm"/>
          <draw:glue-point draw:id="6" svg:x="-3.997cm" svg:y="-5cm"/>
          <draw:glue-point draw:id="7" svg:x="-3.748cm" svg:y="-5cm"/>
          <draw:glue-point draw:id="8" svg:x="-3.498cm" svg:y="-5cm"/>
          <draw:glue-point draw:id="9" svg:x="-3.248cm" svg:y="-5cm"/>
          <draw:glue-point draw:id="10" svg:x="-2.998cm" svg:y="-5cm"/>
          <draw:glue-point draw:id="11" svg:x="-2.748cm" svg:y="-5cm"/>
          <draw:glue-point draw:id="12" svg:x="-2.498cm" svg:y="-5cm"/>
          <draw:glue-point draw:id="13" svg:x="-2.248cm" svg:y="-5cm"/>
          <draw:glue-point draw:id="14" svg:x="-1.998cm" svg:y="-5cm"/>
          <draw:glue-point draw:id="15" svg:x="-1.748cm" svg:y="-5cm"/>
          <draw:glue-point draw:id="16" svg:x="-1.498cm" svg:y="-5cm"/>
          <draw:glue-point draw:id="17" svg:x="-1.248cm" svg:y="-5cm"/>
          <draw:glue-point draw:id="18" svg:x="-0.998cm" svg:y="-5cm"/>
          <draw:glue-point draw:id="19" svg:x="-0.748cm" svg:y="-5cm"/>
          <draw:glue-point draw:id="20" svg:x="-0.498cm" svg:y="-5cm"/>
          <draw:glue-point draw:id="21" svg:x="-0.248cm" svg:y="-5cm"/>
          <draw:glue-point draw:id="22" svg:x="0.251cm" svg:y="-5cm"/>
          <draw:glue-point draw:id="23" svg:x="0.501cm" svg:y="-5cm"/>
          <draw:glue-point draw:id="24" svg:x="0.751cm" svg:y="-5cm"/>
          <draw:glue-point draw:id="25" svg:x="1.001cm" svg:y="-5cm"/>
          <draw:glue-point draw:id="26" svg:x="1.251cm" svg:y="-5cm"/>
          <draw:glue-point draw:id="27" svg:x="1.501cm" svg:y="-5cm"/>
          <draw:glue-point draw:id="28" svg:x="1.751cm" svg:y="-5cm"/>
          <draw:glue-point draw:id="29" svg:x="2.001cm" svg:y="-5cm"/>
          <draw:glue-point draw:id="30" svg:x="2.251cm" svg:y="-5cm"/>
          <draw:glue-point draw:id="31" svg:x="2.501cm" svg:y="-5cm"/>
          <draw:glue-point draw:id="32" svg:x="2.751cm" svg:y="-5cm"/>
          <draw:glue-point draw:id="33" svg:x="3.001cm" svg:y="-5cm"/>
          <draw:glue-point draw:id="34" svg:x="3.25cm" svg:y="-5cm"/>
          <draw:glue-point draw:id="35" svg:x="3.5cm" svg:y="-5cm"/>
          <draw:glue-point draw:id="36" svg:x="3.75cm" svg:y="-5cm"/>
          <draw:glue-point draw:id="37" svg:x="4cm" svg:y="-5cm"/>
          <draw:glue-point draw:id="38" svg:x="4.25cm" svg:y="-5cm"/>
          <draw:glue-point draw:id="39" svg:x="4.5cm" svg:y="-5cm"/>
          <draw:glue-point draw:id="40" svg:x="4.5cm" svg:y="5cm"/>
          <draw:glue-point draw:id="41" svg:x="4.25cm" svg:y="5cm"/>
          <draw:glue-point draw:id="42" svg:x="4cm" svg:y="5cm"/>
          <draw:glue-point draw:id="43" svg:x="3.75cm" svg:y="5cm"/>
          <draw:glue-point draw:id="44" svg:x="3.5cm" svg:y="5cm"/>
          <draw:glue-point draw:id="45" svg:x="3.25cm" svg:y="5cm"/>
          <draw:glue-point draw:id="46" svg:x="3.001cm" svg:y="5cm"/>
          <draw:glue-point draw:id="47" svg:x="2.751cm" svg:y="5cm"/>
          <draw:glue-point draw:id="48" svg:x="2.501cm" svg:y="5cm"/>
          <draw:glue-point draw:id="49" svg:x="2.251cm" svg:y="5cm"/>
          <draw:glue-point draw:id="50" svg:x="2.001cm" svg:y="5cm"/>
          <draw:glue-point draw:id="51" svg:x="1.751cm" svg:y="5cm"/>
          <draw:glue-point draw:id="52" svg:x="1.501cm" svg:y="5cm"/>
          <draw:glue-point draw:id="53" svg:x="1.251cm" svg:y="5cm"/>
          <draw:glue-point draw:id="54" svg:x="1.001cm" svg:y="5cm"/>
          <draw:glue-point draw:id="55" svg:x="0.751cm" svg:y="5cm"/>
          <draw:glue-point draw:id="56" svg:x="0.501cm" svg:y="5cm"/>
          <draw:glue-point draw:id="57" svg:x="0.251cm" svg:y="5cm"/>
          <draw:glue-point draw:id="58" svg:x="-0.248cm" svg:y="5cm"/>
          <draw:glue-point draw:id="59" svg:x="-0.498cm" svg:y="5cm"/>
          <draw:glue-point draw:id="60" svg:x="-0.748cm" svg:y="5cm"/>
          <draw:glue-point draw:id="61" svg:x="-0.998cm" svg:y="5cm"/>
          <draw:glue-point draw:id="62" svg:x="-1.248cm" svg:y="5cm"/>
          <draw:glue-point draw:id="63" svg:x="-1.498cm" svg:y="5cm"/>
          <draw:glue-point draw:id="64" svg:x="-1.748cm" svg:y="5cm"/>
          <draw:glue-point draw:id="65" svg:x="-1.998cm" svg:y="5cm"/>
          <draw:glue-point draw:id="66" svg:x="-2.248cm" svg:y="5cm"/>
          <draw:glue-point draw:id="67" svg:x="-2.498cm" svg:y="5cm"/>
          <draw:glue-point draw:id="68" svg:x="-2.748cm" svg:y="5cm"/>
          <draw:glue-point draw:id="69" svg:x="-2.998cm" svg:y="5cm"/>
          <draw:glue-point draw:id="70" svg:x="-3.248cm" svg:y="5cm"/>
          <draw:glue-point draw:id="71" svg:x="-3.498cm" svg:y="5cm"/>
          <draw:glue-point draw:id="72" svg:x="-3.748cm" svg:y="5cm"/>
          <draw:glue-point draw:id="73" svg:x="-3.997cm" svg:y="5cm"/>
          <draw:glue-point draw:id="74" svg:x="-4.247cm" svg:y="5cm"/>
          <draw:glue-point draw:id="75" svg:x="-4.497cm" svg:y="5cm"/>
          <draw:path draw:style-name="gr369" draw:text-style-name="P32" draw:layer="layout" svg:width="3.563cm" svg:height="0.766cm" svg:x="17.936cm" svg:y="7.983cm" svg:viewBox="0 0 3564 767" svg:d="M3564 383c0-209-68-383-150-383-1088 0-2175 0-3264 0-81 0-150 174-150 383 0 210 69 384 150 384 1089 0 2176 0 3264 0 82 0 150-175 150-384z">
            <text:p text:style-name="P31"><text:span text:style-name="T4">Dev3 192.168.3.0/24</text:span></text:p>
          </draw:path>
          <draw:path draw:style-name="gr370" draw:text-style-name="P33" draw:layer="layout" svg:width="3.563cm" svg:height="0.766cm" svg:x="17.936cm" svg:y="7.983cm" svg:viewBox="0 0 3564 767" svg:d="M3564 383c0-209-68-383-150-383s-150 174-150 383c0 210 68 384 150 384s150-175 150-384zM3564 0zM0 767z">
            <text:p/>
          </draw:path>
        </draw:g>
        <draw:g xml:id="id1" draw:id="id1">
          <draw:glue-point draw:id="4" svg:x="-4.497cm" svg:y="-5cm"/>
          <draw:glue-point draw:id="5" svg:x="-4.247cm" svg:y="-5cm"/>
          <draw:glue-point draw:id="6" svg:x="-3.997cm" svg:y="-5cm"/>
          <draw:glue-point draw:id="7" svg:x="-3.748cm" svg:y="-5cm"/>
          <draw:glue-point draw:id="8" svg:x="-3.498cm" svg:y="-5cm"/>
          <draw:glue-point draw:id="9" svg:x="-3.248cm" svg:y="-5cm"/>
          <draw:glue-point draw:id="10" svg:x="-2.998cm" svg:y="-5cm"/>
          <draw:glue-point draw:id="11" svg:x="-2.748cm" svg:y="-5cm"/>
          <draw:glue-point draw:id="12" svg:x="-2.498cm" svg:y="-5cm"/>
          <draw:glue-point draw:id="13" svg:x="-2.248cm" svg:y="-5cm"/>
          <draw:glue-point draw:id="14" svg:x="-1.998cm" svg:y="-5cm"/>
          <draw:glue-point draw:id="15" svg:x="-1.748cm" svg:y="-5cm"/>
          <draw:glue-point draw:id="16" svg:x="-1.498cm" svg:y="-5cm"/>
          <draw:glue-point draw:id="17" svg:x="-1.248cm" svg:y="-5cm"/>
          <draw:glue-point draw:id="18" svg:x="-0.998cm" svg:y="-5cm"/>
          <draw:glue-point draw:id="19" svg:x="-0.748cm" svg:y="-5cm"/>
          <draw:glue-point draw:id="20" svg:x="-0.498cm" svg:y="-5cm"/>
          <draw:glue-point draw:id="21" svg:x="-0.248cm" svg:y="-5cm"/>
          <draw:glue-point draw:id="22" svg:x="0.251cm" svg:y="-5cm"/>
          <draw:glue-point draw:id="23" svg:x="0.501cm" svg:y="-5cm"/>
          <draw:glue-point draw:id="24" svg:x="0.751cm" svg:y="-5cm"/>
          <draw:glue-point draw:id="25" svg:x="1.001cm" svg:y="-5cm"/>
          <draw:glue-point draw:id="26" svg:x="1.251cm" svg:y="-5cm"/>
          <draw:glue-point draw:id="27" svg:x="1.501cm" svg:y="-5cm"/>
          <draw:glue-point draw:id="28" svg:x="1.751cm" svg:y="-5cm"/>
          <draw:glue-point draw:id="29" svg:x="2.001cm" svg:y="-5cm"/>
          <draw:glue-point draw:id="30" svg:x="2.251cm" svg:y="-5cm"/>
          <draw:glue-point draw:id="31" svg:x="2.501cm" svg:y="-5cm"/>
          <draw:glue-point draw:id="32" svg:x="2.751cm" svg:y="-5cm"/>
          <draw:glue-point draw:id="33" svg:x="3.001cm" svg:y="-5cm"/>
          <draw:glue-point draw:id="34" svg:x="3.25cm" svg:y="-5cm"/>
          <draw:glue-point draw:id="35" svg:x="3.5cm" svg:y="-5cm"/>
          <draw:glue-point draw:id="36" svg:x="3.75cm" svg:y="-5cm"/>
          <draw:glue-point draw:id="37" svg:x="4cm" svg:y="-5cm"/>
          <draw:glue-point draw:id="38" svg:x="4.25cm" svg:y="-5cm"/>
          <draw:glue-point draw:id="39" svg:x="4.5cm" svg:y="-5cm"/>
          <draw:glue-point draw:id="40" svg:x="4.5cm" svg:y="5cm"/>
          <draw:glue-point draw:id="41" svg:x="4.25cm" svg:y="5cm"/>
          <draw:glue-point draw:id="42" svg:x="4cm" svg:y="5cm"/>
          <draw:glue-point draw:id="43" svg:x="3.75cm" svg:y="5cm"/>
          <draw:glue-point draw:id="44" svg:x="3.5cm" svg:y="5cm"/>
          <draw:glue-point draw:id="45" svg:x="3.25cm" svg:y="5cm"/>
          <draw:glue-point draw:id="46" svg:x="3.001cm" svg:y="5cm"/>
          <draw:glue-point draw:id="47" svg:x="2.751cm" svg:y="5cm"/>
          <draw:glue-point draw:id="48" svg:x="2.501cm" svg:y="5cm"/>
          <draw:glue-point draw:id="49" svg:x="2.251cm" svg:y="5cm"/>
          <draw:glue-point draw:id="50" svg:x="2.001cm" svg:y="5cm"/>
          <draw:glue-point draw:id="51" svg:x="1.751cm" svg:y="5cm"/>
          <draw:glue-point draw:id="52" svg:x="1.501cm" svg:y="5cm"/>
          <draw:glue-point draw:id="53" svg:x="1.251cm" svg:y="5cm"/>
          <draw:glue-point draw:id="54" svg:x="1.001cm" svg:y="5cm"/>
          <draw:glue-point draw:id="55" svg:x="0.751cm" svg:y="5cm"/>
          <draw:glue-point draw:id="56" svg:x="0.501cm" svg:y="5cm"/>
          <draw:glue-point draw:id="57" svg:x="0.251cm" svg:y="5cm"/>
          <draw:glue-point draw:id="58" svg:x="-0.248cm" svg:y="5cm"/>
          <draw:glue-point draw:id="59" svg:x="-0.498cm" svg:y="5cm"/>
          <draw:glue-point draw:id="60" svg:x="-0.748cm" svg:y="5cm"/>
          <draw:glue-point draw:id="61" svg:x="-0.998cm" svg:y="5cm"/>
          <draw:glue-point draw:id="62" svg:x="-1.248cm" svg:y="5cm"/>
          <draw:glue-point draw:id="63" svg:x="-1.498cm" svg:y="5cm"/>
          <draw:glue-point draw:id="64" svg:x="-1.748cm" svg:y="5cm"/>
          <draw:glue-point draw:id="65" svg:x="-1.998cm" svg:y="5cm"/>
          <draw:glue-point draw:id="66" svg:x="-2.248cm" svg:y="5cm"/>
          <draw:glue-point draw:id="67" svg:x="-2.498cm" svg:y="5cm"/>
          <draw:glue-point draw:id="68" svg:x="-2.748cm" svg:y="5cm"/>
          <draw:glue-point draw:id="69" svg:x="-2.998cm" svg:y="5cm"/>
          <draw:glue-point draw:id="70" svg:x="-3.248cm" svg:y="5cm"/>
          <draw:glue-point draw:id="71" svg:x="-3.498cm" svg:y="5cm"/>
          <draw:glue-point draw:id="72" svg:x="-3.748cm" svg:y="5cm"/>
          <draw:glue-point draw:id="73" svg:x="-3.997cm" svg:y="5cm"/>
          <draw:glue-point draw:id="74" svg:x="-4.247cm" svg:y="5cm"/>
          <draw:glue-point draw:id="75" svg:x="-4.497cm" svg:y="5cm"/>
          <draw:path draw:style-name="gr371" draw:text-style-name="P32" draw:layer="layout" svg:width="3.999cm" svg:height="0.766cm" svg:x="14cm" svg:y="5.75cm" svg:viewBox="0 0 4000 767" svg:d="M4000 383c0-209-76-383-168-383-1221 0-2442 0-3663 0-92 0-169 174-169 383 0 210 77 384 169 384 1221 0 2442 0 3663 0 92 0 168-175 168-384z">
            <text:p text:style-name="P31"><text:span text:style-name="T4">Adm3 192.168.103.0/24</text:span></text:p>
          </draw:path>
          <draw:path draw:style-name="gr372" draw:text-style-name="P33" draw:layer="layout" svg:width="3.999cm" svg:height="0.766cm" svg:x="14cm" svg:y="5.75cm" svg:viewBox="0 0 4000 767" svg:d="M4000 383c0-209-76-383-168-383s-168 174-168 383c0 210 76 384 168 384s168-175 168-384zM4000 0zM0 767z">
            <text:p/>
          </draw:path>
        </draw:g>
        <draw:g>
          <draw:glue-point draw:id="4" svg:x="-4.497cm" svg:y="-5cm"/>
          <draw:glue-point draw:id="5" svg:x="-4.247cm" svg:y="-5cm"/>
          <draw:glue-point draw:id="6" svg:x="-3.997cm" svg:y="-5cm"/>
          <draw:glue-point draw:id="7" svg:x="-3.748cm" svg:y="-5cm"/>
          <draw:glue-point draw:id="8" svg:x="-3.498cm" svg:y="-5cm"/>
          <draw:glue-point draw:id="9" svg:x="-3.248cm" svg:y="-5cm"/>
          <draw:glue-point draw:id="10" svg:x="-2.998cm" svg:y="-5cm"/>
          <draw:glue-point draw:id="11" svg:x="-2.748cm" svg:y="-5cm"/>
          <draw:glue-point draw:id="12" svg:x="-2.498cm" svg:y="-5cm"/>
          <draw:glue-point draw:id="13" svg:x="-2.248cm" svg:y="-5cm"/>
          <draw:glue-point draw:id="14" svg:x="-1.998cm" svg:y="-5cm"/>
          <draw:glue-point draw:id="15" svg:x="-1.748cm" svg:y="-5cm"/>
          <draw:glue-point draw:id="16" svg:x="-1.498cm" svg:y="-5cm"/>
          <draw:glue-point draw:id="17" svg:x="-1.248cm" svg:y="-5cm"/>
          <draw:glue-point draw:id="18" svg:x="-0.998cm" svg:y="-5cm"/>
          <draw:glue-point draw:id="19" svg:x="-0.748cm" svg:y="-5cm"/>
          <draw:glue-point draw:id="20" svg:x="-0.498cm" svg:y="-5cm"/>
          <draw:glue-point draw:id="21" svg:x="-0.248cm" svg:y="-5cm"/>
          <draw:glue-point draw:id="22" svg:x="0.251cm" svg:y="-5cm"/>
          <draw:glue-point draw:id="23" svg:x="0.501cm" svg:y="-5cm"/>
          <draw:glue-point draw:id="24" svg:x="0.751cm" svg:y="-5cm"/>
          <draw:glue-point draw:id="25" svg:x="1.001cm" svg:y="-5cm"/>
          <draw:glue-point draw:id="26" svg:x="1.251cm" svg:y="-5cm"/>
          <draw:glue-point draw:id="27" svg:x="1.501cm" svg:y="-5cm"/>
          <draw:glue-point draw:id="28" svg:x="1.751cm" svg:y="-5cm"/>
          <draw:glue-point draw:id="29" svg:x="2.001cm" svg:y="-5cm"/>
          <draw:glue-point draw:id="30" svg:x="2.251cm" svg:y="-5cm"/>
          <draw:glue-point draw:id="31" svg:x="2.501cm" svg:y="-5cm"/>
          <draw:glue-point draw:id="32" svg:x="2.751cm" svg:y="-5cm"/>
          <draw:glue-point draw:id="33" svg:x="3.001cm" svg:y="-5cm"/>
          <draw:glue-point draw:id="34" svg:x="3.25cm" svg:y="-5cm"/>
          <draw:glue-point draw:id="35" svg:x="3.5cm" svg:y="-5cm"/>
          <draw:glue-point draw:id="36" svg:x="3.75cm" svg:y="-5cm"/>
          <draw:glue-point draw:id="37" svg:x="4cm" svg:y="-5cm"/>
          <draw:glue-point draw:id="38" svg:x="4.25cm" svg:y="-5cm"/>
          <draw:glue-point draw:id="39" svg:x="4.5cm" svg:y="-5cm"/>
          <draw:glue-point draw:id="40" svg:x="4.5cm" svg:y="5cm"/>
          <draw:glue-point draw:id="41" svg:x="4.25cm" svg:y="5cm"/>
          <draw:glue-point draw:id="42" svg:x="4cm" svg:y="5cm"/>
          <draw:glue-point draw:id="43" svg:x="3.75cm" svg:y="5cm"/>
          <draw:glue-point draw:id="44" svg:x="3.5cm" svg:y="5cm"/>
          <draw:glue-point draw:id="45" svg:x="3.25cm" svg:y="5cm"/>
          <draw:glue-point draw:id="46" svg:x="3.001cm" svg:y="5cm"/>
          <draw:glue-point draw:id="47" svg:x="2.751cm" svg:y="5cm"/>
          <draw:glue-point draw:id="48" svg:x="2.501cm" svg:y="5cm"/>
          <draw:glue-point draw:id="49" svg:x="2.251cm" svg:y="5cm"/>
          <draw:glue-point draw:id="50" svg:x="2.001cm" svg:y="5cm"/>
          <draw:glue-point draw:id="51" svg:x="1.751cm" svg:y="5cm"/>
          <draw:glue-point draw:id="52" svg:x="1.501cm" svg:y="5cm"/>
          <draw:glue-point draw:id="53" svg:x="1.251cm" svg:y="5cm"/>
          <draw:glue-point draw:id="54" svg:x="1.001cm" svg:y="5cm"/>
          <draw:glue-point draw:id="55" svg:x="0.751cm" svg:y="5cm"/>
          <draw:glue-point draw:id="56" svg:x="0.501cm" svg:y="5cm"/>
          <draw:glue-point draw:id="57" svg:x="0.251cm" svg:y="5cm"/>
          <draw:glue-point draw:id="58" svg:x="-0.248cm" svg:y="5cm"/>
          <draw:glue-point draw:id="59" svg:x="-0.498cm" svg:y="5cm"/>
          <draw:glue-point draw:id="60" svg:x="-0.748cm" svg:y="5cm"/>
          <draw:glue-point draw:id="61" svg:x="-0.998cm" svg:y="5cm"/>
          <draw:glue-point draw:id="62" svg:x="-1.248cm" svg:y="5cm"/>
          <draw:glue-point draw:id="63" svg:x="-1.498cm" svg:y="5cm"/>
          <draw:glue-point draw:id="64" svg:x="-1.748cm" svg:y="5cm"/>
          <draw:glue-point draw:id="65" svg:x="-1.998cm" svg:y="5cm"/>
          <draw:glue-point draw:id="66" svg:x="-2.248cm" svg:y="5cm"/>
          <draw:glue-point draw:id="67" svg:x="-2.498cm" svg:y="5cm"/>
          <draw:glue-point draw:id="68" svg:x="-2.748cm" svg:y="5cm"/>
          <draw:glue-point draw:id="69" svg:x="-2.998cm" svg:y="5cm"/>
          <draw:glue-point draw:id="70" svg:x="-3.248cm" svg:y="5cm"/>
          <draw:glue-point draw:id="71" svg:x="-3.498cm" svg:y="5cm"/>
          <draw:glue-point draw:id="72" svg:x="-3.748cm" svg:y="5cm"/>
          <draw:glue-point draw:id="73" svg:x="-3.997cm" svg:y="5cm"/>
          <draw:glue-point draw:id="74" svg:x="-4.247cm" svg:y="5cm"/>
          <draw:glue-point draw:id="75" svg:x="-4.497cm" svg:y="5cm"/>
          <draw:path draw:style-name="gr373" draw:text-style-name="P32" draw:layer="layout" svg:width="4.249cm" svg:height="0.766cm" svg:x="10cm" svg:y="8.983cm" svg:viewBox="0 0 4250 767" svg:d="M4250 383c0-209-81-383-179-383-1297 0-2594 0-3892 0-97 0-179 174-179 383 0 210 82 384 179 384 1298 0 2595 0 3892 0 98 0 179-175 179-384z">
            <text:p text:style-name="P31"><text:span text:style-name="T4">DMZ Priv3 172.31.3.0/27</text:span></text:p>
          </draw:path>
          <draw:path draw:style-name="gr374" draw:text-style-name="P33" draw:layer="layout" svg:width="4.249cm" svg:height="0.766cm" svg:x="10cm" svg:y="8.983cm" svg:viewBox="0 0 4250 767" svg:d="M4250 383c0-209-81-383-179-383-97 0-178 174-178 383 0 210 81 384 178 384 98 0 179-175 179-384zM4250 0zM0 767z">
            <text:p/>
          </draw:path>
        </draw:g>
        <draw:custom-shape draw:style-name="gr375" draw:text-style-name="P20" draw:layer="layout" svg:width="7.25cm" svg:height="5cm" svg:x="15.25cm" svg:y="14.5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19"><text:span text:style-name="T1">WAN</text:span></text:p>
          <text:p text:style-name="P19"><text:span text:style-name="T1">(SIO)</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46" draw:text-style-name="P21" draw:layer="layout" svg:x1="14.25cm" svg:y1="5.75cm" svg:x2="14cm" svg:y2="4.75cm">
          <text:p/>
        </draw:line>
        <draw:line draw:style-name="gr246" draw:text-style-name="P21" draw:layer="layout" svg:x1="17.5cm" svg:y1="5.75cm" svg:x2="18cm" svg:y2="4.75cm">
          <text:p/>
        </draw:line>
        <draw:line draw:style-name="gr246" draw:text-style-name="P21" draw:layer="layout" svg:x1="21.5cm" svg:y1="8.25cm" svg:x2="23.5cm" svg:y2="8.25cm">
          <text:p/>
        </draw:line>
        <draw:line draw:style-name="gr246" draw:text-style-name="P21" draw:layer="layout" svg:x1="21.75cm" svg:y1="11.5cm" svg:x2="25cm" svg:y2="12.25cm">
          <text:p/>
        </draw:line>
        <draw:line draw:style-name="gr246" draw:text-style-name="P21" draw:layer="layout" svg:x1="10.25cm" svg:y1="9cm" svg:x2="7.75cm" svg:y2="8.25cm">
          <text:p/>
        </draw:line>
        <draw:line draw:style-name="gr246" draw:text-style-name="P21" draw:layer="layout" svg:x1="5.75cm" svg:y1="11.25cm" svg:x2="6.75cm" svg:y2="12.75cm">
          <text:p/>
        </draw:line>
        <draw:line draw:style-name="gr246" draw:text-style-name="P21" draw:layer="layout" svg:x1="17cm" svg:y1="9.5cm" svg:x2="18cm" svg:y2="8.5cm">
          <text:p/>
        </draw:line>
        <draw:line draw:style-name="gr246" draw:text-style-name="P21" draw:layer="layout" svg:x1="16.25cm" svg:y1="9.5cm" svg:x2="16cm" svg:y2="6.5cm">
          <text:p/>
        </draw:line>
        <draw:g>
          <draw:path draw:style-name="gr376" draw:text-style-name="P1" draw:layer="layout" svg:width="0.831cm" svg:height="0.653cm" svg:x="16.73cm" svg:y="10.298cm" svg:viewBox="0 0 832 654" svg:d="M0 654c362 0 832-187 832-374s-14-280-277-280c0 200-555 387-555 654z">
            <text:p/>
          </draw:path>
          <draw:path draw:style-name="gr377" draw:text-style-name="P2" draw:layer="layout" svg:width="2.033cm" svg:height="1.121cm" svg:x="15.251cm" svg:y="9.878cm" svg:viewBox="0 0 2034 1122" svg:d="M2034 0c0 0 0 748 0 561 1 328-439 561-1016 561-576 0-1017-233-1018-561 1 0 0-234 0-561 0 327 462 561 1018 561 555 0 1016-234 1016-561z">
            <text:p/>
          </draw:path>
          <draw:path draw:style-name="gr378" draw:text-style-name="P3" draw:layer="layout" svg:width="2.033cm" svg:height="1.12cm" svg:x="15.25cm" svg:y="9.317cm" svg:viewBox="0 0 2034 1121" svg:d="M1017 0c576 0 1017 242 1017 560s-441 561-1017 561c-577 0-1017-243-1017-561s440-560 1017-560z">
            <text:p/>
          </draw:path>
          <draw:polygon draw:style-name="gr379" draw:text-style-name="P4" draw:layer="layout" svg:width="0.554cm" svg:height="0.279cm" svg:x="16.36cm" svg:y="9.925cm" svg:viewBox="0 0 555 280" draw:points="278,0 185,47 555,234 462,280 92,93 0,140 0,0">
            <text:p/>
          </draw:polygon>
          <draw:polygon draw:style-name="gr380" draw:text-style-name="P4" draw:layer="layout" svg:width="0.554cm" svg:height="0.279cm" svg:x="15.62cm" svg:y="9.551cm" svg:viewBox="0 0 555 280" draw:points="462,187 555,140 555,280 277,280 369,234 0,47 92,0">
            <text:p/>
          </draw:polygon>
          <draw:polygon draw:style-name="gr381" draw:text-style-name="P4" draw:layer="layout" svg:width="0.554cm" svg:height="0.279cm" svg:x="15.62cm" svg:y="9.925cm" svg:viewBox="0 0 555 280" draw:points="92,187 463,0 555,47 185,234 277,280 0,280 0,140">
            <text:p/>
          </draw:polygon>
          <draw:polygon draw:style-name="gr382" draw:text-style-name="P4" draw:layer="layout" svg:width="0.554cm" svg:height="0.279cm" svg:x="16.36cm" svg:y="9.551cm" svg:viewBox="0 0 555 280" draw:points="369,47 277,0 555,0 555,140 462,93 92,280 0,234">
            <text:p/>
          </draw:polygon>
          <draw:path draw:style-name="gr383" draw:text-style-name="P5" draw:layer="layout" svg:width="2.034cm" svg:height="1.681cm" svg:x="15.25cm" svg:y="9.317cm" svg:viewBox="0 0 2035 1682" svg:d="M1017 0c576 0 1018 243 1018 561l-1 561c0 327-462 560-1016 560-555 0-1018-233-1018-560 0 0 1-561 0-562 0-318 440-560 1017-560z">
            <text:p/>
          </draw:path>
        </draw:g>
        <draw:line draw:style-name="gr246" draw:text-style-name="P21" draw:layer="layout" svg:x1="17.25cm" svg:y1="10.5cm" svg:x2="18.5cm" svg:y2="11cm">
          <text:p/>
        </draw:line>
        <draw:line draw:style-name="gr246" draw:text-style-name="P21" draw:layer="layout" svg:x1="15.25cm" svg:y1="9.75cm" svg:x2="14.25cm" svg:y2="9.5cm">
          <text:p/>
        </draw:line>
        <draw:line draw:style-name="gr246" draw:text-style-name="P21" draw:layer="layout" svg:x1="9.75cm" svg:y1="12.75cm" svg:x2="15.5cm" svg:y2="10.75cm">
          <text:p/>
        </draw:line>
        <draw:g>
          <draw:glue-point draw:id="4" svg:x="-4.497cm" svg:y="-5cm"/>
          <draw:glue-point draw:id="5" svg:x="-4.247cm" svg:y="-5cm"/>
          <draw:glue-point draw:id="6" svg:x="-3.997cm" svg:y="-5cm"/>
          <draw:glue-point draw:id="7" svg:x="-3.748cm" svg:y="-5cm"/>
          <draw:glue-point draw:id="8" svg:x="-3.498cm" svg:y="-5cm"/>
          <draw:glue-point draw:id="9" svg:x="-3.248cm" svg:y="-5cm"/>
          <draw:glue-point draw:id="10" svg:x="-2.998cm" svg:y="-5cm"/>
          <draw:glue-point draw:id="11" svg:x="-2.748cm" svg:y="-5cm"/>
          <draw:glue-point draw:id="12" svg:x="-2.498cm" svg:y="-5cm"/>
          <draw:glue-point draw:id="13" svg:x="-2.248cm" svg:y="-5cm"/>
          <draw:glue-point draw:id="14" svg:x="-1.998cm" svg:y="-5cm"/>
          <draw:glue-point draw:id="15" svg:x="-1.748cm" svg:y="-5cm"/>
          <draw:glue-point draw:id="16" svg:x="-1.498cm" svg:y="-5cm"/>
          <draw:glue-point draw:id="17" svg:x="-1.248cm" svg:y="-5cm"/>
          <draw:glue-point draw:id="18" svg:x="-0.998cm" svg:y="-5cm"/>
          <draw:glue-point draw:id="19" svg:x="-0.748cm" svg:y="-5cm"/>
          <draw:glue-point draw:id="20" svg:x="-0.498cm" svg:y="-5cm"/>
          <draw:glue-point draw:id="21" svg:x="-0.248cm" svg:y="-5cm"/>
          <draw:glue-point draw:id="22" svg:x="0.251cm" svg:y="-5cm"/>
          <draw:glue-point draw:id="23" svg:x="0.501cm" svg:y="-5cm"/>
          <draw:glue-point draw:id="24" svg:x="0.751cm" svg:y="-5cm"/>
          <draw:glue-point draw:id="25" svg:x="1.001cm" svg:y="-5cm"/>
          <draw:glue-point draw:id="26" svg:x="1.251cm" svg:y="-5cm"/>
          <draw:glue-point draw:id="27" svg:x="1.501cm" svg:y="-5cm"/>
          <draw:glue-point draw:id="28" svg:x="1.751cm" svg:y="-5cm"/>
          <draw:glue-point draw:id="29" svg:x="2.001cm" svg:y="-5cm"/>
          <draw:glue-point draw:id="30" svg:x="2.251cm" svg:y="-5cm"/>
          <draw:glue-point draw:id="31" svg:x="2.501cm" svg:y="-5cm"/>
          <draw:glue-point draw:id="32" svg:x="2.751cm" svg:y="-5cm"/>
          <draw:glue-point draw:id="33" svg:x="3.001cm" svg:y="-5cm"/>
          <draw:glue-point draw:id="34" svg:x="3.25cm" svg:y="-5cm"/>
          <draw:glue-point draw:id="35" svg:x="3.5cm" svg:y="-5cm"/>
          <draw:glue-point draw:id="36" svg:x="3.75cm" svg:y="-5cm"/>
          <draw:glue-point draw:id="37" svg:x="4cm" svg:y="-5cm"/>
          <draw:glue-point draw:id="38" svg:x="4.25cm" svg:y="-5cm"/>
          <draw:glue-point draw:id="39" svg:x="4.5cm" svg:y="-5cm"/>
          <draw:glue-point draw:id="40" svg:x="4.5cm" svg:y="5cm"/>
          <draw:glue-point draw:id="41" svg:x="4.25cm" svg:y="5cm"/>
          <draw:glue-point draw:id="42" svg:x="4cm" svg:y="5cm"/>
          <draw:glue-point draw:id="43" svg:x="3.75cm" svg:y="5cm"/>
          <draw:glue-point draw:id="44" svg:x="3.5cm" svg:y="5cm"/>
          <draw:glue-point draw:id="45" svg:x="3.25cm" svg:y="5cm"/>
          <draw:glue-point draw:id="46" svg:x="3.001cm" svg:y="5cm"/>
          <draw:glue-point draw:id="47" svg:x="2.751cm" svg:y="5cm"/>
          <draw:glue-point draw:id="48" svg:x="2.501cm" svg:y="5cm"/>
          <draw:glue-point draw:id="49" svg:x="2.251cm" svg:y="5cm"/>
          <draw:glue-point draw:id="50" svg:x="2.001cm" svg:y="5cm"/>
          <draw:glue-point draw:id="51" svg:x="1.751cm" svg:y="5cm"/>
          <draw:glue-point draw:id="52" svg:x="1.501cm" svg:y="5cm"/>
          <draw:glue-point draw:id="53" svg:x="1.251cm" svg:y="5cm"/>
          <draw:glue-point draw:id="54" svg:x="1.001cm" svg:y="5cm"/>
          <draw:glue-point draw:id="55" svg:x="0.751cm" svg:y="5cm"/>
          <draw:glue-point draw:id="56" svg:x="0.501cm" svg:y="5cm"/>
          <draw:glue-point draw:id="57" svg:x="0.251cm" svg:y="5cm"/>
          <draw:glue-point draw:id="58" svg:x="-0.248cm" svg:y="5cm"/>
          <draw:glue-point draw:id="59" svg:x="-0.498cm" svg:y="5cm"/>
          <draw:glue-point draw:id="60" svg:x="-0.748cm" svg:y="5cm"/>
          <draw:glue-point draw:id="61" svg:x="-0.998cm" svg:y="5cm"/>
          <draw:glue-point draw:id="62" svg:x="-1.248cm" svg:y="5cm"/>
          <draw:glue-point draw:id="63" svg:x="-1.498cm" svg:y="5cm"/>
          <draw:glue-point draw:id="64" svg:x="-1.748cm" svg:y="5cm"/>
          <draw:glue-point draw:id="65" svg:x="-1.998cm" svg:y="5cm"/>
          <draw:glue-point draw:id="66" svg:x="-2.248cm" svg:y="5cm"/>
          <draw:glue-point draw:id="67" svg:x="-2.498cm" svg:y="5cm"/>
          <draw:glue-point draw:id="68" svg:x="-2.748cm" svg:y="5cm"/>
          <draw:glue-point draw:id="69" svg:x="-2.998cm" svg:y="5cm"/>
          <draw:glue-point draw:id="70" svg:x="-3.248cm" svg:y="5cm"/>
          <draw:glue-point draw:id="71" svg:x="-3.498cm" svg:y="5cm"/>
          <draw:glue-point draw:id="72" svg:x="-3.748cm" svg:y="5cm"/>
          <draw:glue-point draw:id="73" svg:x="-3.997cm" svg:y="5cm"/>
          <draw:glue-point draw:id="74" svg:x="-4.247cm" svg:y="5cm"/>
          <draw:glue-point draw:id="75" svg:x="-4.497cm" svg:y="5cm"/>
          <draw:path draw:style-name="gr384" draw:text-style-name="P32" draw:layer="layout" svg:width="4.249cm" svg:height="0.766cm" svg:x="5.75cm" svg:y="12.733cm" svg:viewBox="0 0 4250 767" svg:d="M4250 383c0-209-81-383-179-383-1297 0-2594 0-3892 0-97 0-179 174-179 383 0 210 82 384 179 384 1298 0 2595 0 3892 0 98 0 179-175 179-384z">
            <text:p text:style-name="P31"><text:span text:style-name="T4">DMZ Pub3 10.54.3.0/24</text:span></text:p>
          </draw:path>
          <draw:path draw:style-name="gr385" draw:text-style-name="P33" draw:layer="layout" svg:width="4.249cm" svg:height="0.766cm" svg:x="5.75cm" svg:y="12.733cm" svg:viewBox="0 0 4250 767" svg:d="M4250 383c0-209-81-383-179-383-97 0-178 174-178 383 0 210 81 384 178 384 98 0 179-175 179-384zM4250 0zM0 767z">
            <text:p/>
          </draw:path>
        </draw:g>
        <draw:line draw:style-name="gr246" draw:text-style-name="P21" draw:layer="layout" svg:x1="12cm" svg:y1="15.5cm" svg:x2="15.75cm" svg:y2="16.25cm">
          <text:p/>
        </draw:line>
        <draw:line draw:style-name="gr246" draw:text-style-name="P21" draw:layer="layout" svg:x1="10.25cm" svg:y1="15cm" svg:x2="8.75cm" svg:y2="13.5cm">
          <text:p/>
        </draw:line>
        <draw:g xml:id="id2" draw:id="id2">
          <draw:path draw:style-name="gr386" draw:text-style-name="P1" draw:layer="layout" svg:width="0.831cm" svg:height="0.653cm" svg:x="11.48cm" svg:y="15.548cm" svg:viewBox="0 0 832 654" svg:d="M0 654c362 0 832-187 832-374s-14-280-277-280c0 200-555 387-555 654z">
            <text:p/>
          </draw:path>
          <draw:path draw:style-name="gr387" draw:text-style-name="P2" draw:layer="layout" svg:width="2.033cm" svg:height="1.121cm" svg:x="10.001cm" svg:y="15.128cm" svg:viewBox="0 0 2034 1122" svg:d="M2034 0c0 0 0 748 0 561 1 328-439 561-1016 561-576 0-1017-233-1018-561 1 0 0-234 0-561 0 327 462 561 1018 561 555 0 1016-234 1016-561z">
            <text:p/>
          </draw:path>
          <draw:path draw:style-name="gr388" draw:text-style-name="P3" draw:layer="layout" svg:width="2.033cm" svg:height="1.12cm" svg:x="10cm" svg:y="14.567cm" svg:viewBox="0 0 2034 1121" svg:d="M1017 0c576 0 1017 242 1017 560s-441 561-1017 561c-577 0-1017-243-1017-561s440-560 1017-560z">
            <text:p/>
          </draw:path>
          <draw:polygon draw:style-name="gr389" draw:text-style-name="P4" draw:layer="layout" svg:width="0.554cm" svg:height="0.279cm" svg:x="11.11cm" svg:y="15.175cm" svg:viewBox="0 0 555 280" draw:points="278,0 185,47 555,234 462,280 92,93 0,140 0,0">
            <text:p/>
          </draw:polygon>
          <draw:polygon draw:style-name="gr390" draw:text-style-name="P4" draw:layer="layout" svg:width="0.554cm" svg:height="0.279cm" svg:x="10.37cm" svg:y="14.801cm" svg:viewBox="0 0 555 280" draw:points="462,187 555,140 555,280 277,280 369,234 0,47 92,0">
            <text:p/>
          </draw:polygon>
          <draw:polygon draw:style-name="gr391" draw:text-style-name="P4" draw:layer="layout" svg:width="0.554cm" svg:height="0.279cm" svg:x="10.37cm" svg:y="15.175cm" svg:viewBox="0 0 555 280" draw:points="92,187 463,0 555,47 185,234 277,280 0,280 0,140">
            <text:p/>
          </draw:polygon>
          <draw:polygon draw:style-name="gr392" draw:text-style-name="P4" draw:layer="layout" svg:width="0.554cm" svg:height="0.279cm" svg:x="11.11cm" svg:y="14.801cm" svg:viewBox="0 0 555 280" draw:points="369,47 277,0 555,0 555,140 462,93 92,280 0,234">
            <text:p/>
          </draw:polygon>
          <draw:path draw:style-name="gr393" draw:text-style-name="P5" draw:layer="layout" svg:width="2.034cm" svg:height="1.681cm" svg:x="10cm" svg:y="14.567cm" svg:viewBox="0 0 2035 1682" svg:d="M1017 0c576 0 1018 243 1018 561l-1 561c0 327-462 560-1016 560-555 0-1018-233-1018-560 0 0 1-561 0-562 0-318 440-560 1017-560z">
            <text:p/>
          </draw:path>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394" draw:text-style-name="P1" draw:layer="layout" svg:width="1.212cm" svg:height="0.811cm" svg:x="13.953cm" svg:y="4.105cm" svg:viewBox="0 0 1213 812" svg:d="M0 812c343 0 882-257 1114-426 232-168 0-386-117-386z">
            <text:p/>
          </draw:path>
          <draw:g>
            <draw:polygon draw:style-name="gr395" draw:text-style-name="P10" draw:layer="layout" svg:width="0.703cm" svg:height="2.009cm" svg:x="13.25cm" svg:y="2.907cm" svg:viewBox="0 0 704 2010" draw:points="0,1546 0,0 704,464 704,2010">
              <text:p/>
            </draw:polygon>
            <draw:polygon draw:style-name="gr396" draw:text-style-name="P11" draw:layer="layout" svg:width="0.996cm" svg:height="2.202cm" svg:x="13.953cm" svg:y="2.714cm" svg:viewBox="0 0 997 2203" draw:points="0,2203 0,657 997,0 997,1546">
              <text:p/>
            </draw:polygon>
            <draw:polygon draw:style-name="gr397" draw:text-style-name="P12" draw:layer="layout" svg:width="1.699cm" svg:height="1.12cm" svg:x="13.25cm" svg:y="2.25cm" svg:viewBox="0 0 1700 1121" draw:points="704,1121 0,657 997,0 1700,464">
              <text:p/>
            </draw:polygon>
            <draw:polygon draw:style-name="gr398" draw:text-style-name="P9" draw:layer="layout" svg:width="1.699cm" svg:height="2.666cm" svg:x="13.25cm" svg:y="2.25cm" svg:viewBox="0 0 1700 2667" draw:points="0,2203 0,657 997,0 1700,464 1700,2010 704,2667">
              <text:p/>
            </draw:polygon>
            <draw:line draw:style-name="gr399" draw:text-style-name="P13" draw:layer="layout" svg:x1="13.836cm" svg:y1="4.53cm" svg:x2="13.367cm" svg:y2="4.221cm">
              <text:p/>
            </draw:line>
            <draw:line draw:style-name="gr400" draw:text-style-name="P13" draw:layer="layout" svg:x1="13.836cm" svg:y1="4.685cm" svg:x2="13.367cm" svg:y2="4.376cm">
              <text:p/>
            </draw:line>
            <draw:line draw:style-name="gr401" draw:text-style-name="P13" draw:layer="layout" svg:x1="13.836cm" svg:y1="4.607cm" svg:x2="13.367cm" svg:y2="4.298cm">
              <text:p/>
            </draw:line>
            <draw:polyline draw:style-name="gr402" draw:text-style-name="P13" draw:layer="layout" svg:width="0.585cm" svg:height="0.463cm" svg:x="13.308cm" svg:y="3.139cm" svg:viewBox="0 0 586 464" draw:points="586,464 0,77 0,0">
              <text:p/>
            </draw:polyline>
            <draw:polyline draw:style-name="gr403" draw:text-style-name="P13" draw:layer="layout" svg:width="0.575cm" svg:height="0.464cm" svg:x="13.318cm" svg:y="3.137cm" svg:viewBox="0 0 576 465" draw:points="576,465 576,388 0,0">
              <text:p/>
            </draw:polyline>
            <draw:polygon draw:style-name="gr404" draw:text-style-name="P14" draw:layer="layout" svg:width="0.068cm" svg:height="0.135cm" svg:x="13.525cm" svg:y="3.91cm" svg:viewBox="0 0 69 136" draw:points="0,91 0,0 69,45 69,136">
              <text:p/>
            </draw:polygon>
            <draw:line draw:style-name="gr405" draw:text-style-name="P13" draw:layer="layout" svg:x1="13.836cm" svg:y1="4.453cm" svg:x2="13.367cm" svg:y2="4.144cm">
              <text:p/>
            </draw:line>
          </draw:g>
        </draw:g>
        <draw:g>
          <draw:glue-point draw:id="4" svg:x="3.888cm" svg:y="0.154cm"/>
          <draw:glue-point draw:id="5" svg:x="1.148cm" svg:y="-3.571cm"/>
          <draw:glue-point draw:id="6" svg:x="-5cm" svg:y="2.113cm"/>
          <draw:glue-point draw:id="7" svg:x="0.185cm" svg:y="5cm"/>
          <draw:glue-point draw:id="8" svg:x="3.703cm" svg:y="3.041cm"/>
          <draw:path draw:style-name="gr406" draw:text-style-name="P1" draw:layer="layout" svg:width="1.241cm" svg:height="0.773cm" svg:x="18.336cm" svg:y="4.226cm" svg:viewBox="0 0 1242 774" svg:d="M2 774c131 0 1240-277 1240-525 0-249-299-249-430-249 0 83-858 166-810 774z">
            <text:p/>
          </draw:path>
          <draw:g>
            <draw:polygon draw:style-name="gr407" draw:text-style-name="P12" draw:layer="layout" svg:width="2.243cm" svg:height="1.298cm" svg:x="17cm" svg:y="3.563cm" svg:viewBox="0 0 2244 1299" draw:points="1337,1299 0,525 907,0 2244,774">
              <text:p/>
            </draw:polygon>
            <draw:polygon draw:style-name="gr408" draw:text-style-name="P15" draw:layer="layout" svg:width="1.479cm" svg:height="0.856cm" svg:x="17.525cm" svg:y="3.701cm" svg:viewBox="0 0 1480 857" draw:points="0,221 382,0 1480,636 1098,857">
              <text:p/>
            </draw:polygon>
            <draw:polygon draw:style-name="gr409" draw:text-style-name="P10" draw:layer="layout" svg:width="1.336cm" svg:height="1.989cm" svg:x="17.907cm" svg:y="2.347cm" svg:viewBox="0 0 1337 1990" draw:points="0,1216 0,0 1337,774 1337,1990">
              <text:p/>
            </draw:polygon>
            <draw:polygon draw:style-name="gr410" draw:text-style-name="P16" draw:layer="layout" svg:width="1.24cm" svg:height="1.74cm" svg:x="17.955cm" svg:y="2.43cm" svg:viewBox="0 0 1241 1741" draw:points="0,1023 0,0 1241,718 1241,1741">
              <text:p/>
            </draw:polygon>
            <draw:polygon draw:style-name="gr411" draw:text-style-name="P12" draw:layer="layout" svg:width="1.384cm" svg:height="0.801cm" svg:x="17.907cm" svg:y="2.319cm" svg:viewBox="0 0 1385 802" draw:points="1337,802 0,28 48,0 1385,774">
              <text:p/>
            </draw:polygon>
            <draw:polygon draw:style-name="gr412" draw:text-style-name="P17" draw:layer="layout" svg:width="0.047cm" svg:height="1.243cm" svg:x="19.244cm" svg:y="3.093cm" svg:viewBox="0 0 48 1244" draw:points="0,1244 0,28 48,0 48,1216">
              <text:p/>
            </draw:polygon>
            <draw:polygon draw:style-name="gr413" draw:text-style-name="P17" draw:layer="layout" svg:width="0.906cm" svg:height="0.662cm" svg:x="18.337cm" svg:y="4.336cm" svg:viewBox="0 0 907 663" draw:points="0,663 0,525 907,0 907,138">
              <text:p/>
            </draw:polygon>
            <draw:line draw:style-name="gr414" draw:text-style-name="P13" draw:layer="layout" svg:x1="17.621cm" svg:y1="3.867cm" svg:x2="18.719cm" svg:y2="4.503cm">
              <text:p/>
            </draw:line>
            <draw:line draw:style-name="gr415" draw:text-style-name="P13" draw:layer="layout" svg:x1="17.716cm" svg:y1="3.812cm" svg:x2="18.814cm" svg:y2="4.448cm">
              <text:p/>
            </draw:line>
            <draw:line draw:style-name="gr416" draw:text-style-name="P13" draw:layer="layout" svg:x1="17.812cm" svg:y1="3.756cm" svg:x2="18.91cm" svg:y2="4.392cm">
              <text:p/>
            </draw:line>
            <draw:line draw:style-name="gr417" draw:text-style-name="P13" draw:layer="layout" svg:x1="18.766cm" svg:y1="4.309cm" svg:x2="18.862cm" svg:y2="4.254cm">
              <text:p/>
            </draw:line>
            <draw:line draw:style-name="gr418" draw:text-style-name="P13" draw:layer="layout" svg:x1="18.671cm" svg:y1="4.253cm" svg:x2="18.767cm" svg:y2="4.198cm">
              <text:p/>
            </draw:line>
            <draw:line draw:style-name="gr419" draw:text-style-name="P13" draw:layer="layout" svg:x1="18.576cm" svg:y1="4.198cm" svg:x2="18.672cm" svg:y2="4.143cm">
              <text:p/>
            </draw:line>
            <draw:line draw:style-name="gr420" draw:text-style-name="P13" draw:layer="layout" svg:x1="18.623cm" svg:y1="4.336cm" svg:x2="18.719cm" svg:y2="4.281cm">
              <text:p/>
            </draw:line>
            <draw:line draw:style-name="gr421" draw:text-style-name="P13" draw:layer="layout" svg:x1="18.528cm" svg:y1="4.281cm" svg:x2="18.624cm" svg:y2="4.226cm">
              <text:p/>
            </draw:line>
            <draw:line draw:style-name="gr422" draw:text-style-name="P13" draw:layer="layout" svg:x1="18.433cm" svg:y1="4.225cm" svg:x2="18.529cm" svg:y2="4.17cm">
              <text:p/>
            </draw:line>
            <draw:line draw:style-name="gr423" draw:text-style-name="P13" draw:layer="layout" svg:x1="18.48cm" svg:y1="4.143cm" svg:x2="18.576cm" svg:y2="4.088cm">
              <text:p/>
            </draw:line>
            <draw:line draw:style-name="gr424" draw:text-style-name="P13" draw:layer="layout" svg:x1="18.337cm" svg:y1="4.17cm" svg:x2="18.433cm" svg:y2="4.115cm">
              <text:p/>
            </draw:line>
            <draw:line draw:style-name="gr425" draw:text-style-name="P13" draw:layer="layout" svg:x1="18.385cm" svg:y1="4.088cm" svg:x2="18.481cm" svg:y2="4.033cm">
              <text:p/>
            </draw:line>
            <draw:line draw:style-name="gr426" draw:text-style-name="P13" draw:layer="layout" svg:x1="18.289cm" svg:y1="4.032cm" svg:x2="18.385cm" svg:y2="3.977cm">
              <text:p/>
            </draw:line>
            <draw:line draw:style-name="gr427" draw:text-style-name="P13" draw:layer="layout" svg:x1="18.194cm" svg:y1="3.977cm" svg:x2="18.29cm" svg:y2="3.922cm">
              <text:p/>
            </draw:line>
            <draw:line draw:style-name="gr428" draw:text-style-name="P13" draw:layer="layout" svg:x1="18.241cm" svg:y1="4.115cm" svg:x2="18.337cm" svg:y2="4.06cm">
              <text:p/>
            </draw:line>
            <draw:line draw:style-name="gr429" draw:text-style-name="P13" draw:layer="layout" svg:x1="18.146cm" svg:y1="4.06cm" svg:x2="18.242cm" svg:y2="4.005cm">
              <text:p/>
            </draw:line>
            <draw:line draw:style-name="gr430" draw:text-style-name="P13" draw:layer="layout" svg:x1="18.051cm" svg:y1="4.004cm" svg:x2="18.147cm" svg:y2="3.949cm">
              <text:p/>
            </draw:line>
            <draw:line draw:style-name="gr431" draw:text-style-name="P13" draw:layer="layout" svg:x1="18.098cm" svg:y1="3.922cm" svg:x2="18.194cm" svg:y2="3.867cm">
              <text:p/>
            </draw:line>
            <draw:line draw:style-name="gr432" draw:text-style-name="P13" draw:layer="layout" svg:x1="17.955cm" svg:y1="3.949cm" svg:x2="18.051cm" svg:y2="3.894cm">
              <text:p/>
            </draw:line>
            <draw:line draw:style-name="gr433" draw:text-style-name="P13" draw:layer="layout" svg:x1="18.003cm" svg:y1="3.867cm" svg:x2="18.099cm" svg:y2="3.812cm">
              <text:p/>
            </draw:line>
            <draw:line draw:style-name="gr434" draw:text-style-name="P13" draw:layer="layout" svg:x1="17.907cm" svg:y1="3.811cm" svg:x2="18.003cm" svg:y2="3.756cm">
              <text:p/>
            </draw:line>
            <draw:line draw:style-name="gr435" draw:text-style-name="P13" draw:layer="layout" svg:x1="17.859cm" svg:y1="3.894cm" svg:x2="17.955cm" svg:y2="3.839cm">
              <text:p/>
            </draw:line>
            <draw:line draw:style-name="gr436" draw:text-style-name="P13" draw:layer="layout" svg:x1="18.48cm" svg:y1="4.364cm" svg:x2="18.576cm" svg:y2="4.309cm">
              <text:p/>
            </draw:line>
            <draw:line draw:style-name="gr437" draw:text-style-name="P13" draw:layer="layout" svg:x1="18.385cm" svg:y1="4.309cm" svg:x2="18.481cm" svg:y2="4.254cm">
              <text:p/>
            </draw:line>
            <draw:line draw:style-name="gr438" draw:text-style-name="P13" draw:layer="layout" svg:x1="18.289cm" svg:y1="4.253cm" svg:x2="18.385cm" svg:y2="4.198cm">
              <text:p/>
            </draw:line>
            <draw:line draw:style-name="gr439" draw:text-style-name="P13" draw:layer="layout" svg:x1="18.241cm" svg:y1="4.336cm" svg:x2="18.337cm" svg:y2="4.281cm">
              <text:p/>
            </draw:line>
            <draw:line draw:style-name="gr440" draw:text-style-name="P13" draw:layer="layout" svg:x1="18.146cm" svg:y1="4.281cm" svg:x2="18.242cm" svg:y2="4.226cm">
              <text:p/>
            </draw:line>
            <draw:line draw:style-name="gr441" draw:text-style-name="P13" draw:layer="layout" svg:x1="18.194cm" svg:y1="4.198cm" svg:x2="18.29cm" svg:y2="4.143cm">
              <text:p/>
            </draw:line>
            <draw:line draw:style-name="gr442" draw:text-style-name="P13" draw:layer="layout" svg:x1="18.098cm" svg:y1="4.143cm" svg:x2="18.194cm" svg:y2="4.088cm">
              <text:p/>
            </draw:line>
            <draw:line draw:style-name="gr443" draw:text-style-name="P13" draw:layer="layout" svg:x1="18.003cm" svg:y1="4.088cm" svg:x2="18.099cm" svg:y2="4.033cm">
              <text:p/>
            </draw:line>
            <draw:line draw:style-name="gr444" draw:text-style-name="P13" draw:layer="layout" svg:x1="17.907cm" svg:y1="4.032cm" svg:x2="18.003cm" svg:y2="3.977cm">
              <text:p/>
            </draw:line>
            <draw:line draw:style-name="gr445" draw:text-style-name="P13" draw:layer="layout" svg:x1="17.764cm" svg:y1="4.06cm" svg:x2="17.86cm" svg:y2="4.005cm">
              <text:p/>
            </draw:line>
            <draw:line draw:style-name="gr446" draw:text-style-name="P13" draw:layer="layout" svg:x1="17.812cm" svg:y1="3.977cm" svg:x2="17.908cm" svg:y2="3.922cm">
              <text:p/>
            </draw:line>
            <draw:line draw:style-name="gr447" draw:text-style-name="P13" draw:layer="layout" svg:x1="17.668cm" svg:y1="4.004cm" svg:x2="17.764cm" svg:y2="3.949cm">
              <text:p/>
            </draw:line>
            <draw:line draw:style-name="gr448" draw:text-style-name="P13" draw:layer="layout" svg:x1="18.433cm" svg:y1="4.447cm" svg:x2="18.529cm" svg:y2="4.392cm">
              <text:p/>
            </draw:line>
            <draw:line draw:style-name="gr449" draw:text-style-name="P13" draw:layer="layout" svg:x1="18.337cm" svg:y1="4.391cm" svg:x2="18.433cm" svg:y2="4.336cm">
              <text:p/>
            </draw:line>
            <draw:polygon draw:style-name="gr450" draw:text-style-name="P10" draw:layer="layout" svg:width="1.336cm" svg:height="0.911cm" svg:x="17cm" svg:y="4.088cm" svg:viewBox="0 0 1337 912" draw:points="0,138 0,0 1337,774 1337,912">
              <text:p/>
            </draw:polygon>
            <draw:polygon draw:style-name="gr451" draw:text-style-name="P9" draw:layer="layout" svg:width="2.291cm" svg:height="2.68cm" svg:x="17cm" svg:y="2.319cm" svg:viewBox="0 0 2292 2681" draw:points="955,0 2292,774 2292,1990 2244,2017 2244,2156 1337,2681 0,1907 0,1769 907,1244 907,28">
              <text:p/>
            </draw:polygon>
            <draw:polygon draw:style-name="gr452" draw:text-style-name="P18" draw:layer="layout" svg:width="0.572cm" svg:height="0.331cm" svg:x="17.573cm" svg:y="4.17cm" svg:viewBox="0 0 573 332" draw:points="0,138 239,0 573,194 334,332">
              <text:p/>
            </draw:polygon>
            <draw:line draw:style-name="gr453" draw:text-style-name="P13" draw:layer="layout" svg:x1="18.719cm" svg:y1="4.391cm" svg:x2="18.815cm" svg:y2="4.336cm">
              <text:p/>
            </draw:line>
            <draw:line draw:style-name="gr454" draw:text-style-name="P13" draw:layer="layout" svg:x1="18.576cm" svg:y1="4.419cm" svg:x2="18.672cm" svg:y2="4.364cm">
              <text:p/>
            </draw:line>
          </draw:g>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455" draw:text-style-name="P1" draw:layer="layout" svg:width="1.212cm" svg:height="0.811cm" svg:x="7.803cm" svg:y="7.438cm" svg:viewBox="0 0 1213 812" svg:d="M0 812c343 0 882-257 1114-426 232-168 0-386-117-386z">
            <text:p/>
          </draw:path>
          <draw:g>
            <draw:polygon draw:style-name="gr456" draw:text-style-name="P10" draw:layer="layout" svg:width="0.703cm" svg:height="2.009cm" svg:x="7.099cm" svg:y="6.24cm" svg:viewBox="0 0 704 2010" draw:points="0,1546 0,0 704,464 704,2010">
              <text:p/>
            </draw:polygon>
            <draw:polygon draw:style-name="gr457" draw:text-style-name="P11" draw:layer="layout" svg:width="0.996cm" svg:height="2.202cm" svg:x="7.803cm" svg:y="6.047cm" svg:viewBox="0 0 997 2203" draw:points="0,2203 0,657 997,0 997,1546">
              <text:p/>
            </draw:polygon>
            <draw:polygon draw:style-name="gr458" draw:text-style-name="P12" draw:layer="layout" svg:width="1.699cm" svg:height="1.12cm" svg:x="7.099cm" svg:y="5.583cm" svg:viewBox="0 0 1700 1121" draw:points="704,1121 0,657 997,0 1700,464">
              <text:p/>
            </draw:polygon>
            <draw:polygon draw:style-name="gr459" draw:text-style-name="P9" draw:layer="layout" svg:width="1.699cm" svg:height="2.666cm" svg:x="7.099cm" svg:y="5.583cm" svg:viewBox="0 0 1700 2667" draw:points="0,2203 0,657 997,0 1700,464 1700,2010 704,2667">
              <text:p/>
            </draw:polygon>
            <draw:line draw:style-name="gr460" draw:text-style-name="P13" draw:layer="layout" svg:x1="7.685cm" svg:y1="7.863cm" svg:x2="7.216cm" svg:y2="7.554cm">
              <text:p/>
            </draw:line>
            <draw:line draw:style-name="gr461" draw:text-style-name="P13" draw:layer="layout" svg:x1="7.685cm" svg:y1="8.018cm" svg:x2="7.216cm" svg:y2="7.709cm">
              <text:p/>
            </draw:line>
            <draw:line draw:style-name="gr462" draw:text-style-name="P13" draw:layer="layout" svg:x1="7.685cm" svg:y1="7.941cm" svg:x2="7.216cm" svg:y2="7.632cm">
              <text:p/>
            </draw:line>
            <draw:polyline draw:style-name="gr463" draw:text-style-name="P13" draw:layer="layout" svg:width="0.585cm" svg:height="0.463cm" svg:x="7.158cm" svg:y="6.472cm" svg:viewBox="0 0 586 464" draw:points="586,464 0,77 0,0">
              <text:p/>
            </draw:polyline>
            <draw:polyline draw:style-name="gr464" draw:text-style-name="P13" draw:layer="layout" svg:width="0.575cm" svg:height="0.464cm" svg:x="7.168cm" svg:y="6.471cm" svg:viewBox="0 0 576 465" draw:points="576,465 576,388 0,0">
              <text:p/>
            </draw:polyline>
            <draw:polygon draw:style-name="gr465" draw:text-style-name="P14" draw:layer="layout" svg:width="0.068cm" svg:height="0.135cm" svg:x="7.375cm" svg:y="7.244cm" svg:viewBox="0 0 69 136" draw:points="0,91 0,0 69,45 69,136">
              <text:p/>
            </draw:polygon>
            <draw:line draw:style-name="gr466" draw:text-style-name="P13" draw:layer="layout" svg:x1="7.685cm" svg:y1="7.786cm" svg:x2="7.216cm" svg:y2="7.477cm">
              <text:p/>
            </draw:line>
          </draw:g>
        </draw:g>
        <draw:frame draw:style-name="gr256" draw:text-style-name="P28" draw:layer="layout" svg:width="0.808cm" svg:height="0.52cm" svg:x="15cm" svg:y="11cm">
          <draw:text-box>
            <text:p text:style-name="P27"><text:span text:style-name="T3">.253</text:span></text:p>
          </draw:text-box>
        </draw:frame>
        <draw:frame draw:style-name="gr256" draw:text-style-name="P28" draw:layer="layout" svg:width="0.808cm" svg:height="0.52cm" svg:x="8.75cm" svg:y="8cm">
          <draw:text-box>
            <text:p text:style-name="P27"><text:span text:style-name="T3">.253</text:span></text:p>
          </draw:text-box>
        </draw:frame>
        <draw:frame draw:style-name="gr256" draw:text-style-name="P28" draw:layer="layout" svg:width="0.808cm" svg:height="0.52cm" svg:x="14.192cm" svg:y="4.98cm">
          <draw:text-box>
            <text:p text:style-name="P27"><text:span text:style-name="T3">.253</text:span></text:p>
          </draw:text-box>
        </draw:frame>
        <draw:frame draw:style-name="gr256" draw:text-style-name="P28" draw:layer="layout" svg:width="0.808cm" svg:height="0.52cm" svg:x="14.692cm" svg:y="9.23cm">
          <draw:text-box>
            <text:p text:style-name="P27"><text:span text:style-name="T3">.254</text:span></text:p>
          </draw:text-box>
        </draw:frame>
        <draw:frame draw:style-name="gr256" draw:text-style-name="P28" draw:layer="layout" svg:width="0.808cm" svg:height="0.52cm" svg:x="16.25cm" svg:y="8.75cm">
          <draw:text-box>
            <text:p text:style-name="P27"><text:span text:style-name="T3">.254</text:span></text:p>
          </draw:text-box>
        </draw:frame>
        <draw:frame draw:style-name="gr256" draw:text-style-name="P28" draw:layer="layout" svg:width="0.808cm" svg:height="0.52cm" svg:x="17.25cm" svg:y="9.25cm">
          <draw:text-box>
            <text:p text:style-name="P27"><text:span text:style-name="T3">.254</text:span></text:p>
          </draw:text-box>
        </draw:frame>
        <draw:frame draw:style-name="gr467" draw:text-style-name="P28" draw:layer="layout" svg:width="1.5cm" svg:height="0.781cm" svg:x="17.5cm" svg:y="10.219cm">
          <draw:text-box>
            <text:p text:style-name="P27"><text:span text:style-name="T3">.255.254</text:span></text:p>
          </draw:text-box>
        </draw:frame>
        <draw:frame draw:style-name="gr256" draw:text-style-name="P28" draw:layer="layout" svg:width="0.808cm" svg:height="0.52cm" svg:x="17.25cm" svg:y="4.75cm">
          <draw:text-box>
            <text:p text:style-name="P27"><text:span text:style-name="T3">.1</text:span></text:p>
          </draw:text-box>
        </draw:frame>
        <draw:frame draw:style-name="gr256" draw:text-style-name="P28" draw:layer="layout" svg:width="0.558cm" svg:height="0.52cm" svg:x="22.942cm" svg:y="7.73cm">
          <draw:text-box>
            <text:p text:style-name="P27"><text:span text:style-name="T3">.1</text:span></text:p>
          </draw:text-box>
        </draw:frame>
        <draw:frame draw:style-name="gr256" draw:text-style-name="P28" draw:layer="layout" svg:width="0.808cm" svg:height="0.52cm" svg:x="10.192cm" svg:y="14.23cm">
          <draw:text-box>
            <text:p text:style-name="P27"><text:span text:style-name="T3">.254</text:span></text:p>
          </draw:text-box>
        </draw:frame>
        <draw:frame draw:style-name="gr256" draw:text-style-name="P28" draw:layer="layout" svg:width="0.808cm" svg:height="0.52cm" svg:x="24.6cm" svg:y="11.45cm">
          <draw:text-box>
            <text:p text:style-name="P27"><text:span text:style-name="T3">.0.1</text:span></text:p>
          </draw:text-box>
        </draw:frame>
        <draw:frame draw:style-name="gr256" draw:text-style-name="P28" draw:layer="layout" svg:width="0.808cm" svg:height="0.52cm" svg:x="6cm" svg:y="11cm">
          <draw:text-box>
            <text:p text:style-name="P27"><text:span text:style-name="T3">.252</text:span></text:p>
          </draw:text-box>
        </draw:frame>
        <draw:connector draw:style-name="gr468" draw:text-style-name="P21" draw:layer="layout" draw:type="curve" svg:x1="14cm" svg:y1="6.133cm" svg:x2="11.156cm" svg:y2="14.567cm" draw:start-shape="id1" draw:start-glue-point="3" draw:end-shape="id2" draw:end-glue-point="0" svg:d="M14000 6133c-1896 0-2844 2811-2844 8434" svg:viewBox="0 0 2845 8435">
          <text:p/>
        </draw:connector>
        <draw:connector draw:style-name="gr468" draw:text-style-name="P21" draw:layer="layout" draw:type="curve" svg:x1="19.63cm" svg:y1="8.749cm" svg:x2="11.156cm" svg:y2="14.567cm" draw:start-shape="id3" draw:start-glue-point="58" draw:end-shape="id2" svg:d="M19630 8749c0 4365-8474 1456-8474 5818" svg:viewBox="0 0 8475 5819">
          <text:p/>
        </draw:connector>
        <draw:line draw:style-name="gr468" draw:text-style-name="P21" draw:layer="layout" svg:x1="2.5cm" svg:y1="16cm" svg:x2="5.75cm" svg:y2="16cm">
          <text:p/>
        </draw:line>
        <draw:frame draw:style-name="gr256" draw:text-style-name="P28" draw:layer="layout" svg:width="0.808cm" svg:height="0.52cm" svg:x="3.692cm" svg:y="16.25cm">
          <draw:text-box>
            <text:p text:style-name="P27"><text:span text:style-name="T3">VPN</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Light_20_Blue_20_Linear_20_L" draw:display-name="Light Blue Linear L" draw:style="linear" draw:start-color="#93d4f0" draw:end-color="#e9f6fc" draw:start-intensity="100%" draw:end-intensity="100%" draw:angle="180deg" draw:border="10%"/>
    <draw:gradient draw:name="Light_20_Grey_20_Linear_20_L" draw:display-name="Light Grey Linear L" draw:style="linear" draw:start-color="#b3b3b3" draw:end-color="#e5e5e5" draw:start-intensity="100%" draw:end-intensity="100%" draw:angle="180deg" draw:border="10%"/>
    <draw:gradient draw:name="Light_20_Grey_20_Linear_20_T" draw:display-name="Light Grey Linear T" draw:style="linear" draw:start-color="#b3b3b3" draw:end-color="#e5e5e5" draw:start-intensity="100%" draw:end-intensity="100%" draw:angle="0deg" draw:border="10%"/>
    <draw:gradient draw:name="Light_20_Grey_20_Square_20_BR" draw:display-name="Light Grey Square BR" draw:style="square" draw:cx="30%" draw:cy="30%" draw:start-color="#b3b3b3" draw:end-color="#e5e5e5"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gradient draw:name="VRT_20_Light_20_Axial_20_H" draw:display-name="VRT Light Axial H" draw:style="axial" draw:start-color="#7fb9dd" draw:end-color="#0073bc" draw:start-intensity="100%" draw:end-intensity="100%" draw:angle="180deg" draw:border="0%"/>
    <draw:gradient draw:name="VRT_20_Light_20_Axial_20_V" draw:display-name="VRT Light Axial V" draw:style="axial" draw:start-color="#7fb9dd" draw:end-color="#0073bc" draw:start-intensity="100%" draw:end-intensity="100%" draw:angle="0deg" draw:border="0%"/>
    <draw:gradient draw:name="VRT_20_Light_20_Linear_20_L" draw:display-name="VRT Light Linear L" draw:style="linear" draw:start-color="#0073bc" draw:end-color="#7fb9dd" draw:start-intensity="100%" draw:end-intensity="100%" draw:angle="180deg" draw:border="10%"/>
    <draw:gradient draw:name="VRT_20_Light_20_Linear_20_T" draw:display-name="VRT Light Linear T" draw:style="linear" draw:start-color="#0073bc" draw:end-color="#7fb9dd" draw:start-intensity="100%" draw:end-intensity="100%" draw:angle="0deg" draw:border="10%"/>
    <draw:gradient draw:name="VRT_20_Light_20_Radial" draw:display-name="VRT Light Radial" draw:style="radial" draw:cx="50%" draw:cy="50%" draw:start-color="#0073bc" draw:end-color="#7fb9dd" draw:start-intensity="100%" draw:end-intensity="100%" draw:border="0%"/>
    <draw:gradient draw:name="VRT_20_Light_20_Square_20_BR" draw:display-name="VRT Light Square BR" draw:style="square" draw:cx="30%" draw:cy="30%" draw:start-color="#0073bc" draw:end-color="#7fb9dd"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12-12T15:57:31.264000000</meta:creation-date>
    <dc:date>2026-01-21T15:57:03.673000000</dc:date>
    <meta:editing-duration>PT1H29M47S</meta:editing-duration>
    <meta:editing-cycles>6</meta:editing-cycles>
    <meta:generator>LibreOffice/7.4.0.3$Windows_X86_64 LibreOffice_project/f85e47c08ddd19c015c0114a68350214f7066f5a</meta:generator>
    <meta:print-date>2025-12-12T16:50:45.231000000</meta:print-date>
    <meta:document-statistic meta:object-count="570"/>
  </office:meta>
</office:document-meta>
</file>